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59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2.84cm"/>
    </style:style>
    <style:style style:name="co6" style:family="table-column">
      <style:table-column-properties fo:break-before="auto" style:column-width="2.97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lae-w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6" table:default-cell-style-name="Default"/>
        <table:table-column table:style-name="co7" table:number-columns-repeated="12" table:default-cell-style-name="Default"/>
        <table:table-row table:style-name="ro1">
          <table:table-cell office:value-type="string" calcext:value-type="string">
            <text:p>terminal=1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time(sec)</text:p>
          </table:table-cell>
          <table:table-cell office:value-type="string" calcext:value-type="string">
            <text:p><text:s/>throughput(req/sec)</text:p>
          </table:table-cell>
          <table:table-cell office:value-type="string" calcext:value-type="string">
            <text:p><text:s/>avg_lat(ms)</text:p>
          </table:table-cell>
          <table:table-cell office:value-type="string" calcext:value-type="string">
            <text:p><text:s/>min_lat(ms)</text:p>
          </table:table-cell>
          <table:table-cell office:value-type="string" calcext:value-type="string">
            <text:p><text:s/>25th_lat(ms)</text:p>
          </table:table-cell>
          <table:table-cell office:value-type="string" calcext:value-type="string">
            <text:p><text:s/>median_lat(ms)</text:p>
          </table:table-cell>
          <table:table-cell office:value-type="string" calcext:value-type="string">
            <text:p><text:s/>75th_lat(ms)</text:p>
          </table:table-cell>
          <table:table-cell office:value-type="string" calcext:value-type="string">
            <text:p><text:s/>90th_lat(ms)</text:p>
          </table:table-cell>
          <table:table-cell office:value-type="string" calcext:value-type="string">
            <text:p><text:s/>95th_lat(ms)</text:p>
          </table:table-cell>
          <table:table-cell office:value-type="string" calcext:value-type="string">
            <text:p><text:s/>99th_lat(ms)</text:p>
          </table:table-cell>
          <table:table-cell office:value-type="string" calcext:value-type="string">
            <text:p><text:s/>max_lat(ms)</text:p>
          </table:table-cell>
          <table:table-cell office:value-type="string" calcext:value-type="string">
            <text:p> tp (req/s) scaled</text:p>
            <text:p/>
          </table:table-cell>
          <table:table-cell/>
          <table:table-cell office:value-type="string" calcext:value-type="string">
            <text:p>terminal</text:p>
          </table:table-cell>
          <table:table-cell table:formula="of:=[.B2]" office:value-type="string" office:string-value=" throughput(req/sec)" calcext:value-type="string">
            <text:p><text:s/>throughput(req/sec)</text:p>
          </table:table-cell>
          <table:table-cell table:formula="of:=[.C2]" office:value-type="string" office:string-value=" avg_lat(ms)" calcext:value-type="string">
            <text:p><text:s/>avg_lat(ms)</text:p>
          </table:table-cell>
          <table:table-cell table:formula="of:=[.D2]" office:value-type="string" office:string-value=" min_lat(ms)" calcext:value-type="string">
            <text:p><text:s/>min_lat(ms)</text:p>
          </table:table-cell>
          <table:table-cell table:formula="of:=[.E2]" office:value-type="string" office:string-value=" 25th_lat(ms)" calcext:value-type="string">
            <text:p><text:s/>25th_lat(ms)</text:p>
          </table:table-cell>
          <table:table-cell table:formula="of:=[.F2]" office:value-type="string" office:string-value=" median_lat(ms)" calcext:value-type="string">
            <text:p><text:s/>median_lat(ms)</text:p>
          </table:table-cell>
          <table:table-cell table:formula="of:=[.G2]" office:value-type="string" office:string-value=" 75th_lat(ms)" calcext:value-type="string">
            <text:p><text:s/>75th_lat(ms)</text:p>
          </table:table-cell>
          <table:table-cell table:formula="of:=[.H2]" office:value-type="string" office:string-value=" 90th_lat(ms)" calcext:value-type="string">
            <text:p><text:s/>90th_lat(ms)</text:p>
          </table:table-cell>
          <table:table-cell table:formula="of:=[.I2]" office:value-type="string" office:string-value=" 95th_lat(ms)" calcext:value-type="string">
            <text:p><text:s/>95th_lat(ms)</text:p>
          </table:table-cell>
          <table:table-cell table:formula="of:=[.J2]" office:value-type="string" office:string-value=" 99th_lat(ms)" calcext:value-type="string">
            <text:p><text:s/>99th_lat(ms)</text:p>
          </table:table-cell>
          <table:table-cell table:formula="of:=[.K2]" office:value-type="string" office:string-value=" max_lat(ms)" calcext:value-type="string">
            <text:p><text:s/>max_lat(ms)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.3" calcext:value-type="float">
            <text:p>12.3</text:p>
          </table:table-cell>
          <table:table-cell office:value-type="float" office:value="91.239" calcext:value-type="float">
            <text:p>91.239</text:p>
          </table:table-cell>
          <table:table-cell office:value-type="float" office:value="11.398" calcext:value-type="float">
            <text:p>11.398</text:p>
          </table:table-cell>
          <table:table-cell office:value-type="float" office:value="27.172" calcext:value-type="float">
            <text:p>27.172</text:p>
          </table:table-cell>
          <table:table-cell office:value-type="float" office:value="29.339" calcext:value-type="float">
            <text:p>29.339</text:p>
          </table:table-cell>
          <table:table-cell office:value-type="float" office:value="93.848" calcext:value-type="float">
            <text:p>93.848</text:p>
          </table:table-cell>
          <table:table-cell office:value-type="float" office:value="157.06" calcext:value-type="float">
            <text:p>157.06</text:p>
          </table:table-cell>
          <table:table-cell office:value-type="float" office:value="184.273" calcext:value-type="float">
            <text:p>184.273</text:p>
          </table:table-cell>
          <table:table-cell office:value-type="float" office:value="1867.011" calcext:value-type="float">
            <text:p>1867.011</text:p>
          </table:table-cell>
          <table:table-cell office:value-type="float" office:value="1984.185" calcext:value-type="float">
            <text:p>1984.185</text:p>
          </table:table-cell>
          <table:table-cell office:value-type="string" calcext:value-type="string">
            <text:p>0.011</text:p>
            <text:p/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AVERAGE(OFFSET([.C$3]; ROW([.C1])*8 - 8; 0):OFFSET([.C$3]; ROW([.C1])*8 - 3; 0))" office:value-type="float" office:value="171.7766" calcext:value-type="float">
            <text:p>171.7766</text:p>
          </table:table-cell>
          <table:table-cell table:formula="of:=AVERAGE(OFFSET([.D$3]; ROW([.D1])*8 - 8; 0):OFFSET([.D$3]; ROW([.D1])*8 - 3; 0))" office:value-type="float" office:value="13.6078" calcext:value-type="float">
            <text:p>13.6078</text:p>
          </table:table-cell>
          <table:table-cell table:formula="of:=AVERAGE(OFFSET([.E$3]; ROW([.E1])*8 - 8; 0):OFFSET([.E$3]; ROW([.E1])*8 - 3; 0))" office:value-type="float" office:value="27.9298" calcext:value-type="float">
            <text:p>27.9298</text:p>
          </table:table-cell>
          <table:table-cell table:formula="of:=AVERAGE(OFFSET([.F$3]; ROW([.F1])*8 - 8; 0):OFFSET([.F$3]; ROW([.F1])*8 - 3; 0))" office:value-type="float" office:value="42.1272" calcext:value-type="float">
            <text:p>42.1272</text:p>
          </table:table-cell>
          <table:table-cell table:formula="of:=AVERAGE(OFFSET([.G$3]; ROW([.G1])*8 - 8; 0):OFFSET([.G$3]; ROW([.G1])*8 - 3; 0))" office:value-type="float" office:value="132.497" calcext:value-type="float">
            <text:p>132.497</text:p>
          </table:table-cell>
          <table:table-cell table:formula="of:=AVERAGE(OFFSET([.H$3]; ROW([.H1])*8 - 8; 0):OFFSET([.H$3]; ROW([.H1])*8 - 3; 0))" office:value-type="float" office:value="180.3938" calcext:value-type="float">
            <text:p>180.3938</text:p>
          </table:table-cell>
          <table:table-cell table:formula="of:=AVERAGE(OFFSET([.I$3]; ROW([.I1])*8 - 8; 0):OFFSET([.I$3]; ROW([.I1])*8 - 3; 0))" office:value-type="float" office:value="1293.7748" calcext:value-type="float">
            <text:p>1293.7748</text:p>
          </table:table-cell>
          <table:table-cell table:formula="of:=AVERAGE(OFFSET([.J$3]; ROW([.J1])*8 - 8; 0):OFFSET([.J$3]; ROW([.J1])*8 - 3; 0))" office:value-type="float" office:value="2413.4534" calcext:value-type="float">
            <text:p>2413.4534</text:p>
          </table:table-cell>
          <table:table-cell table:formula="of:=AVERAGE(OFFSET([.K$3]; ROW([.K1])*8 - 8; 0):OFFSET([.K$3]; ROW([.K1])*8 - 3; 0))" office:value-type="float" office:value="2436.8882" calcext:value-type="float">
            <text:p>2436.888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200.463" calcext:value-type="float">
            <text:p>200.463</text:p>
          </table:table-cell>
          <table:table-cell office:value-type="float" office:value="11.788" calcext:value-type="float">
            <text:p>11.788</text:p>
          </table:table-cell>
          <table:table-cell office:value-type="float" office:value="27.87" calcext:value-type="float">
            <text:p>27.87</text:p>
          </table:table-cell>
          <table:table-cell office:value-type="float" office:value="32.404" calcext:value-type="float">
            <text:p>32.404</text:p>
          </table:table-cell>
          <table:table-cell office:value-type="float" office:value="145.577" calcext:value-type="float">
            <text:p>145.577</text:p>
          </table:table-cell>
          <table:table-cell office:value-type="float" office:value="186.033" calcext:value-type="float">
            <text:p>186.033</text:p>
          </table:table-cell>
          <table:table-cell office:value-type="float" office:value="2110.709" calcext:value-type="float">
            <text:p>2110.709</text:p>
          </table:table-cell>
          <table:table-cell table:number-columns-repeated="2" office:value-type="float" office:value="2426.804" calcext:value-type="float">
            <text:p>2426.804</text:p>
          </table:table-cell>
          <table:table-cell office:value-type="string" calcext:value-type="string">
            <text:p>0.005</text:p>
            <text:p/>
          </table:table-cell>
          <table:table-cell/>
          <table:table-cell office:value-type="float" office:value="2" calcext:value-type="float">
            <text:p>2</text:p>
          </table:table-cell>
          <table:table-cell table:formula="of:=AVERAGE(OFFSET([.B$3]; ROW([.B2])*8 - 8; 0):OFFSET([.B$3]; ROW([.B2])*8 - 3; 0))" office:value-type="float" office:value="15.76" calcext:value-type="float">
            <text:p>15.76</text:p>
          </table:table-cell>
          <table:table-cell table:formula="of:=AVERAGE(OFFSET([.C$3]; ROW([.C2])*8 - 8; 0):OFFSET([.C$3]; ROW([.C2])*8 - 3; 0))" office:value-type="float" office:value="145.0828" calcext:value-type="float">
            <text:p>145.0828</text:p>
          </table:table-cell>
          <table:table-cell table:formula="of:=AVERAGE(OFFSET([.D$3]; ROW([.D2])*8 - 8; 0):OFFSET([.D$3]; ROW([.D2])*8 - 3; 0))" office:value-type="float" office:value="10.5524" calcext:value-type="float">
            <text:p>10.5524</text:p>
          </table:table-cell>
          <table:table-cell table:formula="of:=AVERAGE(OFFSET([.E$3]; ROW([.E2])*8 - 8; 0):OFFSET([.E$3]; ROW([.E2])*8 - 3; 0))" office:value-type="float" office:value="27.658" calcext:value-type="float">
            <text:p>27.658</text:p>
          </table:table-cell>
          <table:table-cell table:formula="of:=AVERAGE(OFFSET([.F$3]; ROW([.F2])*8 - 8; 0):OFFSET([.F$3]; ROW([.F2])*8 - 3; 0))" office:value-type="float" office:value="54.9946" calcext:value-type="float">
            <text:p>54.9946</text:p>
          </table:table-cell>
          <table:table-cell table:formula="of:=AVERAGE(OFFSET([.G$3]; ROW([.G2])*8 - 8; 0):OFFSET([.G$3]; ROW([.G2])*8 - 3; 0))" office:value-type="float" office:value="147.4172" calcext:value-type="float">
            <text:p>147.4172</text:p>
          </table:table-cell>
          <table:table-cell table:formula="of:=AVERAGE(OFFSET([.H$3]; ROW([.H2])*8 - 8; 0):OFFSET([.H$3]; ROW([.H2])*8 - 3; 0))" office:value-type="float" office:value="223.6872" calcext:value-type="float">
            <text:p>223.6872</text:p>
          </table:table-cell>
          <table:table-cell table:formula="of:=AVERAGE(OFFSET([.I$3]; ROW([.I2])*8 - 8; 0):OFFSET([.I$3]; ROW([.I2])*8 - 3; 0))" office:value-type="float" office:value="401.2946" calcext:value-type="float">
            <text:p>401.2946</text:p>
          </table:table-cell>
          <table:table-cell table:formula="of:=AVERAGE(OFFSET([.J$3]; ROW([.J2])*8 - 8; 0):OFFSET([.J$3]; ROW([.J2])*8 - 3; 0))" office:value-type="float" office:value="1810.3026" calcext:value-type="float">
            <text:p>1810.3026</text:p>
          </table:table-cell>
          <table:table-cell table:formula="of:=AVERAGE(OFFSET([.K$3]; ROW([.K2])*8 - 8; 0):OFFSET([.K$3]; ROW([.K2])*8 - 3; 0))" office:value-type="float" office:value="2418.0688" calcext:value-type="float">
            <text:p>2418.068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float" office:value="194.495" calcext:value-type="float">
            <text:p>194.495</text:p>
          </table:table-cell>
          <table:table-cell office:value-type="float" office:value="15.046" calcext:value-type="float">
            <text:p>15.046</text:p>
          </table:table-cell>
          <table:table-cell office:value-type="float" office:value="27.532" calcext:value-type="float">
            <text:p>27.532</text:p>
          </table:table-cell>
          <table:table-cell office:value-type="float" office:value="29.55" calcext:value-type="float">
            <text:p>29.55</text:p>
          </table:table-cell>
          <table:table-cell office:value-type="float" office:value="132.472" calcext:value-type="float">
            <text:p>132.472</text:p>
          </table:table-cell>
          <table:table-cell office:value-type="float" office:value="176.464" calcext:value-type="float">
            <text:p>176.464</text:p>
          </table:table-cell>
          <table:table-cell office:value-type="float" office:value="2265.79" calcext:value-type="float">
            <text:p>2265.79</text:p>
          </table:table-cell>
          <table:table-cell table:number-columns-repeated="2" office:value-type="float" office:value="2932.168" calcext:value-type="float">
            <text:p>2932.168</text:p>
          </table:table-cell>
          <table:table-cell office:value-type="string" calcext:value-type="string">
            <text:p>0.005</text:p>
            <text:p/>
          </table:table-cell>
          <table:table-cell/>
          <table:table-cell office:value-type="float" office:value="3" calcext:value-type="float">
            <text:p>3</text:p>
          </table:table-cell>
          <table:table-cell table:formula="of:=AVERAGE(OFFSET([.B$3]; ROW([.B3])*8 - 8; 0):OFFSET([.B$3]; ROW([.B3])*8 - 3; 0))" office:value-type="float" office:value="23.92" calcext:value-type="float">
            <text:p>23.92</text:p>
          </table:table-cell>
          <table:table-cell table:formula="of:=AVERAGE(OFFSET([.C$3]; ROW([.C3])*8 - 8; 0):OFFSET([.C$3]; ROW([.C3])*8 - 3; 0))" office:value-type="float" office:value="141.2436" calcext:value-type="float">
            <text:p>141.2436</text:p>
          </table:table-cell>
          <table:table-cell table:formula="of:=AVERAGE(OFFSET([.D$3]; ROW([.D3])*8 - 8; 0):OFFSET([.D$3]; ROW([.D3])*8 - 3; 0))" office:value-type="float" office:value="10.9754" calcext:value-type="float">
            <text:p>10.9754</text:p>
          </table:table-cell>
          <table:table-cell table:formula="of:=AVERAGE(OFFSET([.E$3]; ROW([.E3])*8 - 8; 0):OFFSET([.E$3]; ROW([.E3])*8 - 3; 0))" office:value-type="float" office:value="27.793" calcext:value-type="float">
            <text:p>27.793</text:p>
          </table:table-cell>
          <table:table-cell table:formula="of:=AVERAGE(OFFSET([.F$3]; ROW([.F3])*8 - 8; 0):OFFSET([.F$3]; ROW([.F3])*8 - 3; 0))" office:value-type="float" office:value="52.6282" calcext:value-type="float">
            <text:p>52.6282</text:p>
          </table:table-cell>
          <table:table-cell table:formula="of:=AVERAGE(OFFSET([.G$3]; ROW([.G3])*8 - 8; 0):OFFSET([.G$3]; ROW([.G3])*8 - 3; 0))" office:value-type="float" office:value="171.6332" calcext:value-type="float">
            <text:p>171.6332</text:p>
          </table:table-cell>
          <table:table-cell table:formula="of:=AVERAGE(OFFSET([.H$3]; ROW([.H3])*8 - 8; 0):OFFSET([.H$3]; ROW([.H3])*8 - 3; 0))" office:value-type="float" office:value="251.6462" calcext:value-type="float">
            <text:p>251.6462</text:p>
          </table:table-cell>
          <table:table-cell table:formula="of:=AVERAGE(OFFSET([.I$3]; ROW([.I3])*8 - 8; 0):OFFSET([.I$3]; ROW([.I3])*8 - 3; 0))" office:value-type="float" office:value="363.6082" calcext:value-type="float">
            <text:p>363.6082</text:p>
          </table:table-cell>
          <table:table-cell table:formula="of:=AVERAGE(OFFSET([.J$3]; ROW([.J3])*8 - 8; 0):OFFSET([.J$3]; ROW([.J3])*8 - 3; 0))" office:value-type="float" office:value="1745.349" calcext:value-type="float">
            <text:p>1745.349</text:p>
          </table:table-cell>
          <table:table-cell table:formula="of:=AVERAGE(OFFSET([.K$3]; ROW([.K3])*8 - 8; 0):OFFSET([.K$3]; ROW([.K3])*8 - 3; 0))" office:value-type="float" office:value="2612.5642" calcext:value-type="float">
            <text:p>2612.564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office:value-type="float" office:value="169.206" calcext:value-type="float">
            <text:p>169.206</text:p>
          </table:table-cell>
          <table:table-cell office:value-type="float" office:value="18.557" calcext:value-type="float">
            <text:p>18.557</text:p>
          </table:table-cell>
          <table:table-cell office:value-type="float" office:value="28.021" calcext:value-type="float">
            <text:p>28.021</text:p>
          </table:table-cell>
          <table:table-cell office:value-type="float" office:value="30.208" calcext:value-type="float">
            <text:p>30.208</text:p>
          </table:table-cell>
          <table:table-cell office:value-type="float" office:value="126.564" calcext:value-type="float">
            <text:p>126.564</text:p>
          </table:table-cell>
          <table:table-cell office:value-type="float" office:value="172.105" calcext:value-type="float">
            <text:p>172.105</text:p>
          </table:table-cell>
          <table:table-cell office:value-type="float" office:value="191.812" calcext:value-type="float">
            <text:p>191.812</text:p>
          </table:table-cell>
          <table:table-cell table:number-columns-repeated="2" office:value-type="float" office:value="2298.181" calcext:value-type="float">
            <text:p>2298.181</text:p>
          </table:table-cell>
          <table:table-cell office:value-type="string" calcext:value-type="string">
            <text:p>0.006</text:p>
            <text:p/>
          </table:table-cell>
          <table:table-cell/>
          <table:table-cell office:value-type="float" office:value="4" calcext:value-type="float">
            <text:p>4</text:p>
          </table:table-cell>
          <table:table-cell table:formula="of:=AVERAGE(OFFSET([.B$3]; ROW([.B4])*8 - 8; 0):OFFSET([.B$3]; ROW([.B4])*8 - 3; 0))" office:value-type="float" office:value="28.8" calcext:value-type="float">
            <text:p>28.8</text:p>
          </table:table-cell>
          <table:table-cell table:formula="of:=AVERAGE(OFFSET([.C$3]; ROW([.C4])*8 - 8; 0):OFFSET([.C$3]; ROW([.C4])*8 - 3; 0))" office:value-type="float" office:value="158.168" calcext:value-type="float">
            <text:p>158.168</text:p>
          </table:table-cell>
          <table:table-cell table:formula="of:=AVERAGE(OFFSET([.D$3]; ROW([.D4])*8 - 8; 0):OFFSET([.D$3]; ROW([.D4])*8 - 3; 0))" office:value-type="float" office:value="10.7498" calcext:value-type="float">
            <text:p>10.7498</text:p>
          </table:table-cell>
          <table:table-cell table:formula="of:=AVERAGE(OFFSET([.E$3]; ROW([.E4])*8 - 8; 0):OFFSET([.E$3]; ROW([.E4])*8 - 3; 0))" office:value-type="float" office:value="28.127" calcext:value-type="float">
            <text:p>28.127</text:p>
          </table:table-cell>
          <table:table-cell table:formula="of:=AVERAGE(OFFSET([.F$3]; ROW([.F4])*8 - 8; 0):OFFSET([.F$3]; ROW([.F4])*8 - 3; 0))" office:value-type="float" office:value="48.4896" calcext:value-type="float">
            <text:p>48.4896</text:p>
          </table:table-cell>
          <table:table-cell table:formula="of:=AVERAGE(OFFSET([.G$3]; ROW([.G4])*8 - 8; 0):OFFSET([.G$3]; ROW([.G4])*8 - 3; 0))" office:value-type="float" office:value="180.3646" calcext:value-type="float">
            <text:p>180.3646</text:p>
          </table:table-cell>
          <table:table-cell table:formula="of:=AVERAGE(OFFSET([.H$3]; ROW([.H4])*8 - 8; 0):OFFSET([.H$3]; ROW([.H4])*8 - 3; 0))" office:value-type="float" office:value="278.2732" calcext:value-type="float">
            <text:p>278.2732</text:p>
          </table:table-cell>
          <table:table-cell table:formula="of:=AVERAGE(OFFSET([.I$3]; ROW([.I4])*8 - 8; 0):OFFSET([.I$3]; ROW([.I4])*8 - 3; 0))" office:value-type="float" office:value="382.8054" calcext:value-type="float">
            <text:p>382.8054</text:p>
          </table:table-cell>
          <table:table-cell table:formula="of:=AVERAGE(OFFSET([.J$3]; ROW([.J4])*8 - 8; 0):OFFSET([.J$3]; ROW([.J4])*8 - 3; 0))" office:value-type="float" office:value="1962.9228" calcext:value-type="float">
            <text:p>1962.9228</text:p>
          </table:table-cell>
          <table:table-cell table:formula="of:=AVERAGE(OFFSET([.K$3]; ROW([.K4])*8 - 8; 0):OFFSET([.K$3]; ROW([.K4])*8 - 3; 0))" office:value-type="float" office:value="2741.9982" calcext:value-type="float">
            <text:p>2741.998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float" office:value="203.48" calcext:value-type="float">
            <text:p>203.48</text:p>
          </table:table-cell>
          <table:table-cell office:value-type="float" office:value="11.25" calcext:value-type="float">
            <text:p>11.25</text:p>
          </table:table-cell>
          <table:table-cell office:value-type="float" office:value="29.054" calcext:value-type="float">
            <text:p>29.054</text:p>
          </table:table-cell>
          <table:table-cell office:value-type="float" office:value="89.135" calcext:value-type="float">
            <text:p>89.135</text:p>
          </table:table-cell>
          <table:table-cell office:value-type="float" office:value="164.024" calcext:value-type="float">
            <text:p>164.024</text:p>
          </table:table-cell>
          <table:table-cell office:value-type="float" office:value="210.307" calcext:value-type="float">
            <text:p>210.307</text:p>
          </table:table-cell>
          <table:table-cell office:value-type="float" office:value="1716.29" calcext:value-type="float">
            <text:p>1716.29</text:p>
          </table:table-cell>
          <table:table-cell table:number-columns-repeated="2" office:value-type="float" office:value="2543.103" calcext:value-type="float">
            <text:p>2543.103</text:p>
          </table:table-cell>
          <table:table-cell office:value-type="string" calcext:value-type="string">
            <text:p>0.005</text:p>
            <text:p/>
          </table:table-cell>
          <table:table-cell/>
          <table:table-cell office:value-type="float" office:value="5" calcext:value-type="float">
            <text:p>5</text:p>
          </table:table-cell>
          <table:table-cell table:formula="of:=AVERAGE(OFFSET([.B$3]; ROW([.B5])*8 - 8; 0):OFFSET([.B$3]; ROW([.B5])*8 - 3; 0))" office:value-type="float" office:value="32.02" calcext:value-type="float">
            <text:p>32.02</text:p>
          </table:table-cell>
          <table:table-cell table:formula="of:=AVERAGE(OFFSET([.C$3]; ROW([.C5])*8 - 8; 0):OFFSET([.C$3]; ROW([.C5])*8 - 3; 0))" office:value-type="float" office:value="176.9814" calcext:value-type="float">
            <text:p>176.9814</text:p>
          </table:table-cell>
          <table:table-cell table:formula="of:=AVERAGE(OFFSET([.D$3]; ROW([.D5])*8 - 8; 0):OFFSET([.D$3]; ROW([.D5])*8 - 3; 0))" office:value-type="float" office:value="11.1612" calcext:value-type="float">
            <text:p>11.1612</text:p>
          </table:table-cell>
          <table:table-cell table:formula="of:=AVERAGE(OFFSET([.E$3]; ROW([.E5])*8 - 8; 0):OFFSET([.E$3]; ROW([.E5])*8 - 3; 0))" office:value-type="float" office:value="28.3516" calcext:value-type="float">
            <text:p>28.3516</text:p>
          </table:table-cell>
          <table:table-cell table:formula="of:=AVERAGE(OFFSET([.F$3]; ROW([.F5])*8 - 8; 0):OFFSET([.F$3]; ROW([.F5])*8 - 3; 0))" office:value-type="float" office:value="63.4942" calcext:value-type="float">
            <text:p>63.4942</text:p>
          </table:table-cell>
          <table:table-cell table:formula="of:=AVERAGE(OFFSET([.G$3]; ROW([.G5])*8 - 8; 0):OFFSET([.G$3]; ROW([.G5])*8 - 3; 0))" office:value-type="float" office:value="221.6562" calcext:value-type="float">
            <text:p>221.6562</text:p>
          </table:table-cell>
          <table:table-cell table:formula="of:=AVERAGE(OFFSET([.H$3]; ROW([.H5])*8 - 8; 0):OFFSET([.H$3]; ROW([.H5])*8 - 3; 0))" office:value-type="float" office:value="325.9378" calcext:value-type="float">
            <text:p>325.9378</text:p>
          </table:table-cell>
          <table:table-cell table:formula="of:=AVERAGE(OFFSET([.I$3]; ROW([.I5])*8 - 8; 0):OFFSET([.I$3]; ROW([.I5])*8 - 3; 0))" office:value-type="float" office:value="413.5004" calcext:value-type="float">
            <text:p>413.5004</text:p>
          </table:table-cell>
          <table:table-cell table:formula="of:=AVERAGE(OFFSET([.J$3]; ROW([.J5])*8 - 8; 0):OFFSET([.J$3]; ROW([.J5])*8 - 3; 0))" office:value-type="float" office:value="2029.9852" calcext:value-type="float">
            <text:p>2029.9852</text:p>
          </table:table-cell>
          <table:table-cell table:formula="of:=AVERAGE(OFFSET([.K$3]; ROW([.K5])*8 - 8; 0):OFFSET([.K$3]; ROW([.K5])*8 - 3; 0))" office:value-type="float" office:value="3202.8248" calcext:value-type="float">
            <text:p>3202.8248</text:p>
          </table:table-cell>
        </table:table-row>
        <table:table-row table:style-name="ro1">
          <table:table-cell/>
          <table:table-cell table:formula="of:=AVERAGE([.B3:.B7])" office:value-type="float" office:value="7.02" calcext:value-type="float">
            <text:p>7.02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formula="of:=AVERAGE(OFFSET([.B$3]; ROW([.B6])*8 - 8; 0):OFFSET([.B$3]; ROW([.B6])*8 - 3; 0))" office:value-type="float" office:value="36.84" calcext:value-type="float">
            <text:p>36.84</text:p>
          </table:table-cell>
          <table:table-cell table:formula="of:=AVERAGE(OFFSET([.C$3]; ROW([.C6])*8 - 8; 0):OFFSET([.C$3]; ROW([.C6])*8 - 3; 0))" office:value-type="float" office:value="177.7546" calcext:value-type="float">
            <text:p>177.7546</text:p>
          </table:table-cell>
          <table:table-cell table:formula="of:=AVERAGE(OFFSET([.D$3]; ROW([.D6])*8 - 8; 0):OFFSET([.D$3]; ROW([.D6])*8 - 3; 0))" office:value-type="float" office:value="9.361" calcext:value-type="float">
            <text:p>9.361</text:p>
          </table:table-cell>
          <table:table-cell table:formula="of:=AVERAGE(OFFSET([.E$3]; ROW([.E6])*8 - 8; 0):OFFSET([.E$3]; ROW([.E6])*8 - 3; 0))" office:value-type="float" office:value="29.2338" calcext:value-type="float">
            <text:p>29.2338</text:p>
          </table:table-cell>
          <table:table-cell table:formula="of:=AVERAGE(OFFSET([.F$3]; ROW([.F6])*8 - 8; 0):OFFSET([.F$3]; ROW([.F6])*8 - 3; 0))" office:value-type="float" office:value="59.0626" calcext:value-type="float">
            <text:p>59.0626</text:p>
          </table:table-cell>
          <table:table-cell table:formula="of:=AVERAGE(OFFSET([.G$3]; ROW([.G6])*8 - 8; 0):OFFSET([.G$3]; ROW([.G6])*8 - 3; 0))" office:value-type="float" office:value="234.1826" calcext:value-type="float">
            <text:p>234.1826</text:p>
          </table:table-cell>
          <table:table-cell table:formula="of:=AVERAGE(OFFSET([.H$3]; ROW([.H6])*8 - 8; 0):OFFSET([.H$3]; ROW([.H6])*8 - 3; 0))" office:value-type="float" office:value="364.0354" calcext:value-type="float">
            <text:p>364.0354</text:p>
          </table:table-cell>
          <table:table-cell table:formula="of:=AVERAGE(OFFSET([.I$3]; ROW([.I6])*8 - 8; 0):OFFSET([.I$3]; ROW([.I6])*8 - 3; 0))" office:value-type="float" office:value="452.7508" calcext:value-type="float">
            <text:p>452.7508</text:p>
          </table:table-cell>
          <table:table-cell table:formula="of:=AVERAGE(OFFSET([.J$3]; ROW([.J6])*8 - 8; 0):OFFSET([.J$3]; ROW([.J6])*8 - 3; 0))" office:value-type="float" office:value="1835.9052" calcext:value-type="float">
            <text:p>1835.9052</text:p>
          </table:table-cell>
          <table:table-cell table:formula="of:=AVERAGE(OFFSET([.K$3]; ROW([.K6])*8 - 8; 0):OFFSET([.K$3]; ROW([.K6])*8 - 3; 0))" office:value-type="float" office:value="3567.1786" calcext:value-type="float">
            <text:p>3567.1786</text:p>
          </table:table-cell>
        </table:table-row>
        <table:table-row table:style-name="ro1">
          <table:table-cell office:value-type="string" calcext:value-type="string">
            <text:p>terminal=2</text:p>
          </table:table-cell>
          <table:table-cell table:number-columns-repeated="12"/>
          <table:table-cell office:value-type="float" office:value="7" calcext:value-type="float">
            <text:p>7</text:p>
          </table:table-cell>
          <table:table-cell table:formula="of:=AVERAGE(OFFSET([.B$3]; ROW([.B7])*8 - 8; 0):OFFSET([.B$3]; ROW([.B7])*8 - 3; 0))" office:value-type="float" office:value="36.14" calcext:value-type="float">
            <text:p>36.14</text:p>
          </table:table-cell>
          <table:table-cell table:formula="of:=AVERAGE(OFFSET([.C$3]; ROW([.C7])*8 - 8; 0):OFFSET([.C$3]; ROW([.C7])*8 - 3; 0))" office:value-type="float" office:value="217.1598" calcext:value-type="float">
            <text:p>217.1598</text:p>
          </table:table-cell>
          <table:table-cell table:formula="of:=AVERAGE(OFFSET([.D$3]; ROW([.D7])*8 - 8; 0):OFFSET([.D$3]; ROW([.D7])*8 - 3; 0))" office:value-type="float" office:value="11.223" calcext:value-type="float">
            <text:p>11.223</text:p>
          </table:table-cell>
          <table:table-cell table:formula="of:=AVERAGE(OFFSET([.E$3]; ROW([.E7])*8 - 8; 0):OFFSET([.E$3]; ROW([.E7])*8 - 3; 0))" office:value-type="float" office:value="30.1638" calcext:value-type="float">
            <text:p>30.1638</text:p>
          </table:table-cell>
          <table:table-cell table:formula="of:=AVERAGE(OFFSET([.F$3]; ROW([.F7])*8 - 8; 0):OFFSET([.F$3]; ROW([.F7])*8 - 3; 0))" office:value-type="float" office:value="84.6214" calcext:value-type="float">
            <text:p>84.6214</text:p>
          </table:table-cell>
          <table:table-cell table:formula="of:=AVERAGE(OFFSET([.G$3]; ROW([.G7])*8 - 8; 0):OFFSET([.G$3]; ROW([.G7])*8 - 3; 0))" office:value-type="float" office:value="257.449" calcext:value-type="float">
            <text:p>257.449</text:p>
          </table:table-cell>
          <table:table-cell table:formula="of:=AVERAGE(OFFSET([.H$3]; ROW([.H7])*8 - 8; 0):OFFSET([.H$3]; ROW([.H7])*8 - 3; 0))" office:value-type="float" office:value="410.343" calcext:value-type="float">
            <text:p>410.343</text:p>
          </table:table-cell>
          <table:table-cell table:formula="of:=AVERAGE(OFFSET([.I$3]; ROW([.I7])*8 - 8; 0):OFFSET([.I$3]; ROW([.I7])*8 - 3; 0))" office:value-type="float" office:value="507.1702" calcext:value-type="float">
            <text:p>507.1702</text:p>
          </table:table-cell>
          <table:table-cell table:formula="of:=AVERAGE(OFFSET([.J$3]; ROW([.J7])*8 - 8; 0):OFFSET([.J$3]; ROW([.J7])*8 - 3; 0))" office:value-type="float" office:value="2610.1484" calcext:value-type="float">
            <text:p>2610.1484</text:p>
          </table:table-cell>
          <table:table-cell table:formula="of:=AVERAGE(OFFSET([.K$3]; ROW([.K7])*8 - 8; 0):OFFSET([.K$3]; ROW([.K7])*8 - 3; 0))" office:value-type="float" office:value="4534.2474" calcext:value-type="float">
            <text:p>4534.2474</text:p>
          </table:table-cell>
        </table:table-row>
        <table:table-row table:style-name="ro2">
          <table:table-cell office:value-type="string" calcext:value-type="string">
            <text:p>time(sec)</text:p>
          </table:table-cell>
          <table:table-cell office:value-type="string" calcext:value-type="string">
            <text:p><text:s/>throughput(req/sec)</text:p>
          </table:table-cell>
          <table:table-cell office:value-type="string" calcext:value-type="string">
            <text:p><text:s/>avg_lat(ms)</text:p>
          </table:table-cell>
          <table:table-cell office:value-type="string" calcext:value-type="string">
            <text:p><text:s/>min_lat(ms)</text:p>
          </table:table-cell>
          <table:table-cell office:value-type="string" calcext:value-type="string">
            <text:p><text:s/>25th_lat(ms)</text:p>
          </table:table-cell>
          <table:table-cell office:value-type="string" calcext:value-type="string">
            <text:p><text:s/>median_lat(ms)</text:p>
          </table:table-cell>
          <table:table-cell office:value-type="string" calcext:value-type="string">
            <text:p><text:s/>75th_lat(ms)</text:p>
          </table:table-cell>
          <table:table-cell office:value-type="string" calcext:value-type="string">
            <text:p><text:s/>90th_lat(ms)</text:p>
          </table:table-cell>
          <table:table-cell office:value-type="string" calcext:value-type="string">
            <text:p><text:s/>95th_lat(ms)</text:p>
          </table:table-cell>
          <table:table-cell office:value-type="string" calcext:value-type="string">
            <text:p><text:s/>99th_lat(ms)</text:p>
          </table:table-cell>
          <table:table-cell office:value-type="string" calcext:value-type="string">
            <text:p><text:s/>max_lat(ms)</text:p>
          </table:table-cell>
          <table:table-cell office:value-type="string" calcext:value-type="string">
            <text:p> tp (req/s) scaled</text:p>
            <text:p/>
          </table:table-cell>
          <table:table-cell/>
          <table:table-cell office:value-type="float" office:value="8" calcext:value-type="float">
            <text:p>8</text:p>
          </table:table-cell>
          <table:table-cell table:formula="of:=AVERAGE(OFFSET([.B$3]; ROW([.B8])*8 - 8; 0):OFFSET([.B$3]; ROW([.B8])*8 - 3; 0))" office:value-type="float" office:value="38.6" calcext:value-type="float">
            <text:p>38.6</text:p>
          </table:table-cell>
          <table:table-cell table:formula="of:=AVERAGE(OFFSET([.C$3]; ROW([.C8])*8 - 8; 0):OFFSET([.C$3]; ROW([.C8])*8 - 3; 0))" office:value-type="float" office:value="232.9542" calcext:value-type="float">
            <text:p>232.9542</text:p>
          </table:table-cell>
          <table:table-cell table:formula="of:=AVERAGE(OFFSET([.D$3]; ROW([.D8])*8 - 8; 0):OFFSET([.D$3]; ROW([.D8])*8 - 3; 0))" office:value-type="float" office:value="9.8694" calcext:value-type="float">
            <text:p>9.8694</text:p>
          </table:table-cell>
          <table:table-cell table:formula="of:=AVERAGE(OFFSET([.E$3]; ROW([.E8])*8 - 8; 0):OFFSET([.E$3]; ROW([.E8])*8 - 3; 0))" office:value-type="float" office:value="31.0458" calcext:value-type="float">
            <text:p>31.0458</text:p>
          </table:table-cell>
          <table:table-cell table:formula="of:=AVERAGE(OFFSET([.F$3]; ROW([.F8])*8 - 8; 0):OFFSET([.F$3]; ROW([.F8])*8 - 3; 0))" office:value-type="float" office:value="87.867" calcext:value-type="float">
            <text:p>87.867</text:p>
          </table:table-cell>
          <table:table-cell table:formula="of:=AVERAGE(OFFSET([.G$3]; ROW([.G8])*8 - 8; 0):OFFSET([.G$3]; ROW([.G8])*8 - 3; 0))" office:value-type="float" office:value="289.9436" calcext:value-type="float">
            <text:p>289.9436</text:p>
          </table:table-cell>
          <table:table-cell table:formula="of:=AVERAGE(OFFSET([.H$3]; ROW([.H8])*8 - 8; 0):OFFSET([.H$3]; ROW([.H8])*8 - 3; 0))" office:value-type="float" office:value="467.4786" calcext:value-type="float">
            <text:p>467.4786</text:p>
          </table:table-cell>
          <table:table-cell table:formula="of:=AVERAGE(OFFSET([.I$3]; ROW([.I8])*8 - 8; 0):OFFSET([.I$3]; ROW([.I8])*8 - 3; 0))" office:value-type="float" office:value="640.6512" calcext:value-type="float">
            <text:p>640.6512</text:p>
          </table:table-cell>
          <table:table-cell table:formula="of:=AVERAGE(OFFSET([.J$3]; ROW([.J8])*8 - 8; 0):OFFSET([.J$3]; ROW([.J8])*8 - 3; 0))" office:value-type="float" office:value="2614.941" calcext:value-type="float">
            <text:p>2614.941</text:p>
          </table:table-cell>
          <table:table-cell table:formula="of:=AVERAGE(OFFSET([.K$3]; ROW([.K8])*8 - 8; 0):OFFSET([.K$3]; ROW([.K8])*8 - 3; 0))" office:value-type="float" office:value="4115.3622" calcext:value-type="float">
            <text:p>4115.362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72.22" calcext:value-type="float">
            <text:p>172.22</text:p>
          </table:table-cell>
          <table:table-cell office:value-type="float" office:value="10.991" calcext:value-type="float">
            <text:p>10.991</text:p>
          </table:table-cell>
          <table:table-cell office:value-type="float" office:value="27.615" calcext:value-type="float">
            <text:p>27.615</text:p>
          </table:table-cell>
          <table:table-cell office:value-type="float" office:value="43.521" calcext:value-type="float">
            <text:p>43.521</text:p>
          </table:table-cell>
          <table:table-cell office:value-type="float" office:value="158.976" calcext:value-type="float">
            <text:p>158.976</text:p>
          </table:table-cell>
          <table:table-cell office:value-type="float" office:value="263.54" calcext:value-type="float">
            <text:p>263.54</text:p>
          </table:table-cell>
          <table:table-cell office:value-type="float" office:value="937.841" calcext:value-type="float">
            <text:p>937.841</text:p>
          </table:table-cell>
          <table:table-cell office:value-type="float" office:value="1638.529" calcext:value-type="float">
            <text:p>1638.529</text:p>
          </table:table-cell>
          <table:table-cell office:value-type="float" office:value="2285.191" calcext:value-type="float">
            <text:p>2285.191</text:p>
          </table:table-cell>
          <table:table-cell office:value-type="string" calcext:value-type="string">
            <text:p>0.006</text:p>
            <text:p/>
          </table:table-cell>
          <table:table-cell/>
          <table:table-cell office:value-type="float" office:value="9" calcext:value-type="float">
            <text:p>9</text:p>
          </table:table-cell>
          <table:table-cell table:formula="of:=AVERAGE(OFFSET([.B$3]; ROW([.B9])*8 - 8; 0):OFFSET([.B$3]; ROW([.B9])*8 - 3; 0))" office:value-type="float" office:value="39.42" calcext:value-type="float">
            <text:p>39.42</text:p>
          </table:table-cell>
          <table:table-cell table:formula="of:=AVERAGE(OFFSET([.C$3]; ROW([.C9])*8 - 8; 0):OFFSET([.C$3]; ROW([.C9])*8 - 3; 0))" office:value-type="float" office:value="252.0836" calcext:value-type="float">
            <text:p>252.0836</text:p>
          </table:table-cell>
          <table:table-cell table:formula="of:=AVERAGE(OFFSET([.D$3]; ROW([.D9])*8 - 8; 0):OFFSET([.D$3]; ROW([.D9])*8 - 3; 0))" office:value-type="float" office:value="10.8852" calcext:value-type="float">
            <text:p>10.8852</text:p>
          </table:table-cell>
          <table:table-cell table:formula="of:=AVERAGE(OFFSET([.E$3]; ROW([.E9])*8 - 8; 0):OFFSET([.E$3]; ROW([.E9])*8 - 3; 0))" office:value-type="float" office:value="32.3612" calcext:value-type="float">
            <text:p>32.3612</text:p>
          </table:table-cell>
          <table:table-cell table:formula="of:=AVERAGE(OFFSET([.F$3]; ROW([.F9])*8 - 8; 0):OFFSET([.F$3]; ROW([.F9])*8 - 3; 0))" office:value-type="float" office:value="76.3628" calcext:value-type="float">
            <text:p>76.3628</text:p>
          </table:table-cell>
          <table:table-cell table:formula="of:=AVERAGE(OFFSET([.G$3]; ROW([.G9])*8 - 8; 0):OFFSET([.G$3]; ROW([.G9])*8 - 3; 0))" office:value-type="float" office:value="301.7038" calcext:value-type="float">
            <text:p>301.7038</text:p>
          </table:table-cell>
          <table:table-cell table:formula="of:=AVERAGE(OFFSET([.H$3]; ROW([.H9])*8 - 8; 0):OFFSET([.H$3]; ROW([.H9])*8 - 3; 0))" office:value-type="float" office:value="495.8932" calcext:value-type="float">
            <text:p>495.8932</text:p>
          </table:table-cell>
          <table:table-cell table:formula="of:=AVERAGE(OFFSET([.I$3]; ROW([.I9])*8 - 8; 0):OFFSET([.I$3]; ROW([.I9])*8 - 3; 0))" office:value-type="float" office:value="651.2418" calcext:value-type="float">
            <text:p>651.2418</text:p>
          </table:table-cell>
          <table:table-cell table:formula="of:=AVERAGE(OFFSET([.J$3]; ROW([.J9])*8 - 8; 0):OFFSET([.J$3]; ROW([.J9])*8 - 3; 0))" office:value-type="float" office:value="3406.171" calcext:value-type="float">
            <text:p>3406.171</text:p>
          </table:table-cell>
          <table:table-cell table:formula="of:=AVERAGE(OFFSET([.K$3]; ROW([.K9])*8 - 8; 0):OFFSET([.K$3]; ROW([.K9])*8 - 3; 0))" office:value-type="float" office:value="4759.356" calcext:value-type="float">
            <text:p>4759.35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.9" calcext:value-type="float">
            <text:p>17.9</text:p>
          </table:table-cell>
          <table:table-cell office:value-type="float" office:value="129.121" calcext:value-type="float">
            <text:p>129.121</text:p>
          </table:table-cell>
          <table:table-cell office:value-type="float" office:value="10.913" calcext:value-type="float">
            <text:p>10.913</text:p>
          </table:table-cell>
          <table:table-cell office:value-type="float" office:value="27.623" calcext:value-type="float">
            <text:p>27.623</text:p>
          </table:table-cell>
          <table:table-cell office:value-type="float" office:value="78.815" calcext:value-type="float">
            <text:p>78.815</text:p>
          </table:table-cell>
          <table:table-cell office:value-type="float" office:value="153.133" calcext:value-type="float">
            <text:p>153.133</text:p>
          </table:table-cell>
          <table:table-cell office:value-type="float" office:value="212.625" calcext:value-type="float">
            <text:p>212.625</text:p>
          </table:table-cell>
          <table:table-cell office:value-type="float" office:value="260.115" calcext:value-type="float">
            <text:p>260.115</text:p>
          </table:table-cell>
          <table:table-cell office:value-type="float" office:value="1366.793" calcext:value-type="float">
            <text:p>1366.793</text:p>
          </table:table-cell>
          <table:table-cell office:value-type="float" office:value="2324.524" calcext:value-type="float">
            <text:p>2324.524</text:p>
          </table:table-cell>
          <table:table-cell office:value-type="string" calcext:value-type="string">
            <text:p>0.008</text:p>
            <text:p/>
          </table:table-cell>
          <table:table-cell/>
          <table:table-cell office:value-type="float" office:value="10" calcext:value-type="float">
            <text:p>10</text:p>
          </table:table-cell>
          <table:table-cell table:formula="of:=AVERAGE(OFFSET([.B$3]; ROW([.B10])*8 - 8; 0):OFFSET([.B$3]; ROW([.B10])*8 - 3; 0))" office:value-type="float" office:value="47.7" calcext:value-type="float">
            <text:p>47.7</text:p>
          </table:table-cell>
          <table:table-cell table:formula="of:=AVERAGE(OFFSET([.C$3]; ROW([.C10])*8 - 8; 0):OFFSET([.C$3]; ROW([.C10])*8 - 3; 0))" office:value-type="float" office:value="231.17" calcext:value-type="float">
            <text:p>231.17</text:p>
          </table:table-cell>
          <table:table-cell table:formula="of:=AVERAGE(OFFSET([.D$3]; ROW([.D10])*8 - 8; 0):OFFSET([.D$3]; ROW([.D10])*8 - 3; 0))" office:value-type="float" office:value="9.9754" calcext:value-type="float">
            <text:p>9.9754</text:p>
          </table:table-cell>
          <table:table-cell table:formula="of:=AVERAGE(OFFSET([.E$3]; ROW([.E10])*8 - 8; 0):OFFSET([.E$3]; ROW([.E10])*8 - 3; 0))" office:value-type="float" office:value="30.7766" calcext:value-type="float">
            <text:p>30.7766</text:p>
          </table:table-cell>
          <table:table-cell table:formula="of:=AVERAGE(OFFSET([.F$3]; ROW([.F10])*8 - 8; 0):OFFSET([.F$3]; ROW([.F10])*8 - 3; 0))" office:value-type="float" office:value="76.3538" calcext:value-type="float">
            <text:p>76.3538</text:p>
          </table:table-cell>
          <table:table-cell table:formula="of:=AVERAGE(OFFSET([.G$3]; ROW([.G10])*8 - 8; 0):OFFSET([.G$3]; ROW([.G10])*8 - 3; 0))" office:value-type="float" office:value="340.8166" calcext:value-type="float">
            <text:p>340.8166</text:p>
          </table:table-cell>
          <table:table-cell table:formula="of:=AVERAGE(OFFSET([.H$3]; ROW([.H10])*8 - 8; 0):OFFSET([.H$3]; ROW([.H10])*8 - 3; 0))" office:value-type="float" office:value="520.5694" calcext:value-type="float">
            <text:p>520.5694</text:p>
          </table:table-cell>
          <table:table-cell table:formula="of:=AVERAGE(OFFSET([.I$3]; ROW([.I10])*8 - 8; 0):OFFSET([.I$3]; ROW([.I10])*8 - 3; 0))" office:value-type="float" office:value="639.9982" calcext:value-type="float">
            <text:p>639.9982</text:p>
          </table:table-cell>
          <table:table-cell table:formula="of:=AVERAGE(OFFSET([.J$3]; ROW([.J10])*8 - 8; 0):OFFSET([.J$3]; ROW([.J10])*8 - 3; 0))" office:value-type="float" office:value="2085.7516" calcext:value-type="float">
            <text:p>2085.7516</text:p>
          </table:table-cell>
          <table:table-cell table:formula="of:=AVERAGE(OFFSET([.K$3]; ROW([.K10])*8 - 8; 0):OFFSET([.K$3]; ROW([.K10])*8 - 3; 0))" office:value-type="float" office:value="3068.1578" calcext:value-type="float">
            <text:p>3068.157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.7" calcext:value-type="float">
            <text:p>15.7</text:p>
          </table:table-cell>
          <table:table-cell office:value-type="float" office:value="137.825" calcext:value-type="float">
            <text:p>137.825</text:p>
          </table:table-cell>
          <table:table-cell office:value-type="float" office:value="6.893" calcext:value-type="float">
            <text:p>6.893</text:p>
          </table:table-cell>
          <table:table-cell office:value-type="float" office:value="27.604" calcext:value-type="float">
            <text:p>27.604</text:p>
          </table:table-cell>
          <table:table-cell office:value-type="float" office:value="50.462" calcext:value-type="float">
            <text:p>50.462</text:p>
          </table:table-cell>
          <table:table-cell office:value-type="float" office:value="135.207" calcext:value-type="float">
            <text:p>135.207</text:p>
          </table:table-cell>
          <table:table-cell office:value-type="float" office:value="216.729" calcext:value-type="float">
            <text:p>216.729</text:p>
          </table:table-cell>
          <table:table-cell office:value-type="float" office:value="254.75" calcext:value-type="float">
            <text:p>254.75</text:p>
          </table:table-cell>
          <table:table-cell office:value-type="float" office:value="2332.991" calcext:value-type="float">
            <text:p>2332.991</text:p>
          </table:table-cell>
          <table:table-cell office:value-type="float" office:value="2344.233" calcext:value-type="float">
            <text:p>2344.233</text:p>
          </table:table-cell>
          <table:table-cell office:value-type="string" calcext:value-type="string">
            <text:p>0.007</text:p>
            <text:p/>
          </table:table-cell>
          <table:table-cell/>
          <table:table-cell office:value-type="float" office:value="11" calcext:value-type="float">
            <text:p>11</text:p>
          </table:table-cell>
          <table:table-cell table:formula="of:=AVERAGE(OFFSET([.B$3]; ROW([.B11])*8 - 8; 0):OFFSET([.B$3]; ROW([.B11])*8 - 3; 0))" office:value-type="float" office:value="53.8" calcext:value-type="float">
            <text:p>53.8</text:p>
          </table:table-cell>
          <table:table-cell table:formula="of:=AVERAGE(OFFSET([.C$3]; ROW([.C11])*8 - 8; 0):OFFSET([.C$3]; ROW([.C11])*8 - 3; 0))" office:value-type="float" office:value="221.0934" calcext:value-type="float">
            <text:p>221.0934</text:p>
          </table:table-cell>
          <table:table-cell table:formula="of:=AVERAGE(OFFSET([.D$3]; ROW([.D11])*8 - 8; 0):OFFSET([.D$3]; ROW([.D11])*8 - 3; 0))" office:value-type="float" office:value="7.9302" calcext:value-type="float">
            <text:p>7.9302</text:p>
          </table:table-cell>
          <table:table-cell table:formula="of:=AVERAGE(OFFSET([.E$3]; ROW([.E11])*8 - 8; 0):OFFSET([.E$3]; ROW([.E11])*8 - 3; 0))" office:value-type="float" office:value="55.3558" calcext:value-type="float">
            <text:p>55.3558</text:p>
          </table:table-cell>
          <table:table-cell table:formula="of:=AVERAGE(OFFSET([.F$3]; ROW([.F11])*8 - 8; 0):OFFSET([.F$3]; ROW([.F11])*8 - 3; 0))" office:value-type="float" office:value="165.9606" calcext:value-type="float">
            <text:p>165.9606</text:p>
          </table:table-cell>
          <table:table-cell table:formula="of:=AVERAGE(OFFSET([.G$3]; ROW([.G11])*8 - 8; 0):OFFSET([.G$3]; ROW([.G11])*8 - 3; 0))" office:value-type="float" office:value="319.6788" calcext:value-type="float">
            <text:p>319.6788</text:p>
          </table:table-cell>
          <table:table-cell table:formula="of:=AVERAGE(OFFSET([.H$3]; ROW([.H11])*8 - 8; 0):OFFSET([.H$3]; ROW([.H11])*8 - 3; 0))" office:value-type="float" office:value="473.7956" calcext:value-type="float">
            <text:p>473.7956</text:p>
          </table:table-cell>
          <table:table-cell table:formula="of:=AVERAGE(OFFSET([.I$3]; ROW([.I11])*8 - 8; 0):OFFSET([.I$3]; ROW([.I11])*8 - 3; 0))" office:value-type="float" office:value="599.6626" calcext:value-type="float">
            <text:p>599.6626</text:p>
          </table:table-cell>
          <table:table-cell table:formula="of:=AVERAGE(OFFSET([.J$3]; ROW([.J11])*8 - 8; 0):OFFSET([.J$3]; ROW([.J11])*8 - 3; 0))" office:value-type="float" office:value="1011.8024" calcext:value-type="float">
            <text:p>1011.8024</text:p>
          </table:table-cell>
          <table:table-cell table:formula="of:=AVERAGE(OFFSET([.K$3]; ROW([.K11])*8 - 8; 0):OFFSET([.K$3]; ROW([.K11])*8 - 3; 0))" office:value-type="float" office:value="2032.0768" calcext:value-type="float">
            <text:p>2032.076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 office:value-type="float" office:value="166.094" calcext:value-type="float">
            <text:p>166.094</text:p>
          </table:table-cell>
          <table:table-cell office:value-type="float" office:value="12.826" calcext:value-type="float">
            <text:p>12.826</text:p>
          </table:table-cell>
          <table:table-cell office:value-type="float" office:value="28.077" calcext:value-type="float">
            <text:p>28.077</text:p>
          </table:table-cell>
          <table:table-cell office:value-type="float" office:value="72.641" calcext:value-type="float">
            <text:p>72.641</text:p>
          </table:table-cell>
          <table:table-cell office:value-type="float" office:value="155.197" calcext:value-type="float">
            <text:p>155.197</text:p>
          </table:table-cell>
          <table:table-cell office:value-type="float" office:value="215.632" calcext:value-type="float">
            <text:p>215.632</text:p>
          </table:table-cell>
          <table:table-cell office:value-type="float" office:value="281.991" calcext:value-type="float">
            <text:p>281.991</text:p>
          </table:table-cell>
          <table:table-cell office:value-type="float" office:value="2374.868" calcext:value-type="float">
            <text:p>2374.868</text:p>
          </table:table-cell>
          <table:table-cell office:value-type="float" office:value="2565.049" calcext:value-type="float">
            <text:p>2565.049</text:p>
          </table:table-cell>
          <table:table-cell office:value-type="string" calcext:value-type="string">
            <text:p>0.006</text:p>
            <text:p/>
          </table:table-cell>
          <table:table-cell/>
          <table:table-cell office:value-type="float" office:value="12" calcext:value-type="float">
            <text:p>12</text:p>
          </table:table-cell>
          <table:table-cell table:formula="of:=AVERAGE(OFFSET([.B$3]; ROW([.B12])*8 - 8; 0):OFFSET([.B$3]; ROW([.B12])*8 - 3; 0))" office:value-type="float" office:value="44.34" calcext:value-type="float">
            <text:p>44.34</text:p>
          </table:table-cell>
          <table:table-cell table:formula="of:=AVERAGE(OFFSET([.C$3]; ROW([.C12])*8 - 8; 0):OFFSET([.C$3]; ROW([.C12])*8 - 3; 0))" office:value-type="float" office:value="302.6236" calcext:value-type="float">
            <text:p>302.6236</text:p>
          </table:table-cell>
          <table:table-cell table:formula="of:=AVERAGE(OFFSET([.D$3]; ROW([.D12])*8 - 8; 0):OFFSET([.D$3]; ROW([.D12])*8 - 3; 0))" office:value-type="float" office:value="8.2468" calcext:value-type="float">
            <text:p>8.2468</text:p>
          </table:table-cell>
          <table:table-cell table:formula="of:=AVERAGE(OFFSET([.E$3]; ROW([.E12])*8 - 8; 0):OFFSET([.E$3]; ROW([.E12])*8 - 3; 0))" office:value-type="float" office:value="81.987" calcext:value-type="float">
            <text:p>81.987</text:p>
          </table:table-cell>
          <table:table-cell table:formula="of:=AVERAGE(OFFSET([.F$3]; ROW([.F12])*8 - 8; 0):OFFSET([.F$3]; ROW([.F12])*8 - 3; 0))" office:value-type="float" office:value="215.2844" calcext:value-type="float">
            <text:p>215.2844</text:p>
          </table:table-cell>
          <table:table-cell table:formula="of:=AVERAGE(OFFSET([.G$3]; ROW([.G12])*8 - 8; 0):OFFSET([.G$3]; ROW([.G12])*8 - 3; 0))" office:value-type="float" office:value="355.0516" calcext:value-type="float">
            <text:p>355.0516</text:p>
          </table:table-cell>
          <table:table-cell table:formula="of:=AVERAGE(OFFSET([.H$3]; ROW([.H12])*8 - 8; 0):OFFSET([.H$3]; ROW([.H12])*8 - 3; 0))" office:value-type="float" office:value="529.3316" calcext:value-type="float">
            <text:p>529.3316</text:p>
          </table:table-cell>
          <table:table-cell table:formula="of:=AVERAGE(OFFSET([.I$3]; ROW([.I12])*8 - 8; 0):OFFSET([.I$3]; ROW([.I12])*8 - 3; 0))" office:value-type="float" office:value="710.428" calcext:value-type="float">
            <text:p>710.428</text:p>
          </table:table-cell>
          <table:table-cell table:formula="of:=AVERAGE(OFFSET([.J$3]; ROW([.J12])*8 - 8; 0):OFFSET([.J$3]; ROW([.J12])*8 - 3; 0))" office:value-type="float" office:value="2419.5426" calcext:value-type="float">
            <text:p>2419.5426</text:p>
          </table:table-cell>
          <table:table-cell table:formula="of:=AVERAGE(OFFSET([.K$3]; ROW([.K12])*8 - 8; 0):OFFSET([.K$3]; ROW([.K12])*8 - 3; 0))" office:value-type="float" office:value="4223.6072" calcext:value-type="float">
            <text:p>4223.607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.4" calcext:value-type="float">
            <text:p>19.4</text:p>
          </table:table-cell>
          <table:table-cell office:value-type="float" office:value="120.154" calcext:value-type="float">
            <text:p>120.154</text:p>
          </table:table-cell>
          <table:table-cell office:value-type="float" office:value="11.139" calcext:value-type="float">
            <text:p>11.139</text:p>
          </table:table-cell>
          <table:table-cell office:value-type="float" office:value="27.371" calcext:value-type="float">
            <text:p>27.371</text:p>
          </table:table-cell>
          <table:table-cell office:value-type="float" office:value="29.534" calcext:value-type="float">
            <text:p>29.534</text:p>
          </table:table-cell>
          <table:table-cell office:value-type="float" office:value="134.573" calcext:value-type="float">
            <text:p>134.573</text:p>
          </table:table-cell>
          <table:table-cell office:value-type="float" office:value="209.91" calcext:value-type="float">
            <text:p>209.91</text:p>
          </table:table-cell>
          <table:table-cell office:value-type="float" office:value="271.776" calcext:value-type="float">
            <text:p>271.776</text:p>
          </table:table-cell>
          <table:table-cell office:value-type="float" office:value="1338.332" calcext:value-type="float">
            <text:p>1338.332</text:p>
          </table:table-cell>
          <table:table-cell office:value-type="float" office:value="2571.347" calcext:value-type="float">
            <text:p>2571.347</text:p>
          </table:table-cell>
          <table:table-cell office:value-type="string" calcext:value-type="string">
            <text:p>0.008</text:p>
            <text:p/>
          </table:table-cell>
          <table:table-cell/>
          <table:table-cell office:value-type="float" office:value="13" calcext:value-type="float">
            <text:p>13</text:p>
          </table:table-cell>
          <table:table-cell table:formula="of:=AVERAGE(OFFSET([.B$3]; ROW([.B13])*8 - 8; 0):OFFSET([.B$3]; ROW([.B13])*8 - 3; 0))" office:value-type="float" office:value="41.04" calcext:value-type="float">
            <text:p>41.04</text:p>
          </table:table-cell>
          <table:table-cell table:formula="of:=AVERAGE(OFFSET([.C$3]; ROW([.C13])*8 - 8; 0):OFFSET([.C$3]; ROW([.C13])*8 - 3; 0))" office:value-type="float" office:value="338.814" calcext:value-type="float">
            <text:p>338.814</text:p>
          </table:table-cell>
          <table:table-cell table:formula="of:=AVERAGE(OFFSET([.D$3]; ROW([.D13])*8 - 8; 0):OFFSET([.D$3]; ROW([.D13])*8 - 3; 0))" office:value-type="float" office:value="8.6346" calcext:value-type="float">
            <text:p>8.6346</text:p>
          </table:table-cell>
          <table:table-cell table:formula="of:=AVERAGE(OFFSET([.E$3]; ROW([.E13])*8 - 8; 0):OFFSET([.E$3]; ROW([.E13])*8 - 3; 0))" office:value-type="float" office:value="103.9698" calcext:value-type="float">
            <text:p>103.9698</text:p>
          </table:table-cell>
          <table:table-cell table:formula="of:=AVERAGE(OFFSET([.F$3]; ROW([.F13])*8 - 8; 0):OFFSET([.F$3]; ROW([.F13])*8 - 3; 0))" office:value-type="float" office:value="256.2946" calcext:value-type="float">
            <text:p>256.2946</text:p>
          </table:table-cell>
          <table:table-cell table:formula="of:=AVERAGE(OFFSET([.G$3]; ROW([.G13])*8 - 8; 0):OFFSET([.G$3]; ROW([.G13])*8 - 3; 0))" office:value-type="float" office:value="417.7296" calcext:value-type="float">
            <text:p>417.7296</text:p>
          </table:table-cell>
          <table:table-cell table:formula="of:=AVERAGE(OFFSET([.H$3]; ROW([.H13])*8 - 8; 0):OFFSET([.H$3]; ROW([.H13])*8 - 3; 0))" office:value-type="float" office:value="607.0528" calcext:value-type="float">
            <text:p>607.0528</text:p>
          </table:table-cell>
          <table:table-cell table:formula="of:=AVERAGE(OFFSET([.I$3]; ROW([.I13])*8 - 8; 0):OFFSET([.I$3]; ROW([.I13])*8 - 3; 0))" office:value-type="float" office:value="797.624" calcext:value-type="float">
            <text:p>797.624</text:p>
          </table:table-cell>
          <table:table-cell table:formula="of:=AVERAGE(OFFSET([.J$3]; ROW([.J13])*8 - 8; 0):OFFSET([.J$3]; ROW([.J13])*8 - 3; 0))" office:value-type="float" office:value="2826.0672" calcext:value-type="float">
            <text:p>2826.0672</text:p>
          </table:table-cell>
          <table:table-cell table:formula="of:=AVERAGE(OFFSET([.K$3]; ROW([.K13])*8 - 8; 0):OFFSET([.K$3]; ROW([.K13])*8 - 3; 0))" office:value-type="float" office:value="4831.5912" calcext:value-type="float">
            <text:p>4831.5912</text:p>
          </table:table-cell>
        </table:table-row>
        <table:table-row table:style-name="ro1">
          <table:table-cell table:number-columns-repeated="13"/>
          <table:table-cell office:value-type="float" office:value="14" calcext:value-type="float">
            <text:p>14</text:p>
          </table:table-cell>
          <table:table-cell table:formula="of:=AVERAGE(OFFSET([.B$3]; ROW([.B14])*8 - 8; 0):OFFSET([.B$3]; ROW([.B14])*8 - 3; 0))" office:value-type="float" office:value="40.28" calcext:value-type="float">
            <text:p>40.28</text:p>
          </table:table-cell>
          <table:table-cell table:formula="of:=AVERAGE(OFFSET([.C$3]; ROW([.C14])*8 - 8; 0):OFFSET([.C$3]; ROW([.C14])*8 - 3; 0))" office:value-type="float" office:value="375.8876" calcext:value-type="float">
            <text:p>375.8876</text:p>
          </table:table-cell>
          <table:table-cell table:formula="of:=AVERAGE(OFFSET([.D$3]; ROW([.D14])*8 - 8; 0):OFFSET([.D$3]; ROW([.D14])*8 - 3; 0))" office:value-type="float" office:value="9.9732" calcext:value-type="float">
            <text:p>9.9732</text:p>
          </table:table-cell>
          <table:table-cell table:formula="of:=AVERAGE(OFFSET([.E$3]; ROW([.E14])*8 - 8; 0):OFFSET([.E$3]; ROW([.E14])*8 - 3; 0))" office:value-type="float" office:value="137.1386" calcext:value-type="float">
            <text:p>137.1386</text:p>
          </table:table-cell>
          <table:table-cell table:formula="of:=AVERAGE(OFFSET([.F$3]; ROW([.F14])*8 - 8; 0):OFFSET([.F$3]; ROW([.F14])*8 - 3; 0))" office:value-type="float" office:value="294.9658" calcext:value-type="float">
            <text:p>294.9658</text:p>
          </table:table-cell>
          <table:table-cell table:formula="of:=AVERAGE(OFFSET([.G$3]; ROW([.G14])*8 - 8; 0):OFFSET([.G$3]; ROW([.G14])*8 - 3; 0))" office:value-type="float" office:value="473.8764" calcext:value-type="float">
            <text:p>473.8764</text:p>
          </table:table-cell>
          <table:table-cell table:formula="of:=AVERAGE(OFFSET([.H$3]; ROW([.H14])*8 - 8; 0):OFFSET([.H$3]; ROW([.H14])*8 - 3; 0))" office:value-type="float" office:value="713.486" calcext:value-type="float">
            <text:p>713.486</text:p>
          </table:table-cell>
          <table:table-cell table:formula="of:=AVERAGE(OFFSET([.I$3]; ROW([.I14])*8 - 8; 0):OFFSET([.I$3]; ROW([.I14])*8 - 3; 0))" office:value-type="float" office:value="935.1214" calcext:value-type="float">
            <text:p>935.1214</text:p>
          </table:table-cell>
          <table:table-cell table:formula="of:=AVERAGE(OFFSET([.J$3]; ROW([.J14])*8 - 8; 0):OFFSET([.J$3]; ROW([.J14])*8 - 3; 0))" office:value-type="float" office:value="2676.0394" calcext:value-type="float">
            <text:p>2676.0394</text:p>
          </table:table-cell>
          <table:table-cell table:formula="of:=AVERAGE(OFFSET([.K$3]; ROW([.K14])*8 - 8; 0):OFFSET([.K$3]; ROW([.K14])*8 - 3; 0))" office:value-type="float" office:value="4160.496" calcext:value-type="float">
            <text:p>4160.496</text:p>
          </table:table-cell>
        </table:table-row>
        <table:table-row table:style-name="ro1">
          <table:table-cell office:value-type="string" calcext:value-type="string">
            <text:p>terminal=3</text:p>
          </table:table-cell>
          <table:table-cell table:number-columns-repeated="12"/>
          <table:table-cell office:value-type="float" office:value="15" calcext:value-type="float">
            <text:p>15</text:p>
          </table:table-cell>
          <table:table-cell table:formula="of:=AVERAGE(OFFSET([.B$3]; ROW([.B15])*8 - 8; 0):OFFSET([.B$3]; ROW([.B15])*8 - 3; 0))" office:value-type="float" office:value="39.38" calcext:value-type="float">
            <text:p>39.38</text:p>
          </table:table-cell>
          <table:table-cell table:formula="of:=AVERAGE(OFFSET([.C$3]; ROW([.C15])*8 - 8; 0):OFFSET([.C$3]; ROW([.C15])*8 - 3; 0))" office:value-type="float" office:value="411.2766" calcext:value-type="float">
            <text:p>411.2766</text:p>
          </table:table-cell>
          <table:table-cell table:formula="of:=AVERAGE(OFFSET([.D$3]; ROW([.D15])*8 - 8; 0):OFFSET([.D$3]; ROW([.D15])*8 - 3; 0))" office:value-type="float" office:value="9.4736" calcext:value-type="float">
            <text:p>9.4736</text:p>
          </table:table-cell>
          <table:table-cell table:formula="of:=AVERAGE(OFFSET([.E$3]; ROW([.E15])*8 - 8; 0):OFFSET([.E$3]; ROW([.E15])*8 - 3; 0))" office:value-type="float" office:value="158.9646" calcext:value-type="float">
            <text:p>158.9646</text:p>
          </table:table-cell>
          <table:table-cell table:formula="of:=AVERAGE(OFFSET([.F$3]; ROW([.F15])*8 - 8; 0):OFFSET([.F$3]; ROW([.F15])*8 - 3; 0))" office:value-type="float" office:value="309.8172" calcext:value-type="float">
            <text:p>309.8172</text:p>
          </table:table-cell>
          <table:table-cell table:formula="of:=AVERAGE(OFFSET([.G$3]; ROW([.G15])*8 - 8; 0):OFFSET([.G$3]; ROW([.G15])*8 - 3; 0))" office:value-type="float" office:value="489.6956" calcext:value-type="float">
            <text:p>489.6956</text:p>
          </table:table-cell>
          <table:table-cell table:formula="of:=AVERAGE(OFFSET([.H$3]; ROW([.H15])*8 - 8; 0):OFFSET([.H$3]; ROW([.H15])*8 - 3; 0))" office:value-type="float" office:value="800.9074" calcext:value-type="float">
            <text:p>800.9074</text:p>
          </table:table-cell>
          <table:table-cell table:formula="of:=AVERAGE(OFFSET([.I$3]; ROW([.I15])*8 - 8; 0):OFFSET([.I$3]; ROW([.I15])*8 - 3; 0))" office:value-type="float" office:value="1128.3518" calcext:value-type="float">
            <text:p>1128.3518</text:p>
          </table:table-cell>
          <table:table-cell table:formula="of:=AVERAGE(OFFSET([.J$3]; ROW([.J15])*8 - 8; 0):OFFSET([.J$3]; ROW([.J15])*8 - 3; 0))" office:value-type="float" office:value="2807.3348" calcext:value-type="float">
            <text:p>2807.3348</text:p>
          </table:table-cell>
          <table:table-cell table:formula="of:=AVERAGE(OFFSET([.K$3]; ROW([.K15])*8 - 8; 0):OFFSET([.K$3]; ROW([.K15])*8 - 3; 0))" office:value-type="float" office:value="4054.255" calcext:value-type="float">
            <text:p>4054.255</text:p>
          </table:table-cell>
        </table:table-row>
        <table:table-row table:style-name="ro2">
          <table:table-cell office:value-type="string" calcext:value-type="string">
            <text:p>time(sec)</text:p>
          </table:table-cell>
          <table:table-cell office:value-type="string" calcext:value-type="string">
            <text:p><text:s/>throughput(req/sec)</text:p>
          </table:table-cell>
          <table:table-cell office:value-type="string" calcext:value-type="string">
            <text:p><text:s/>avg_lat(ms)</text:p>
          </table:table-cell>
          <table:table-cell office:value-type="string" calcext:value-type="string">
            <text:p><text:s/>min_lat(ms)</text:p>
          </table:table-cell>
          <table:table-cell office:value-type="string" calcext:value-type="string">
            <text:p><text:s/>25th_lat(ms)</text:p>
          </table:table-cell>
          <table:table-cell office:value-type="string" calcext:value-type="string">
            <text:p><text:s/>median_lat(ms)</text:p>
          </table:table-cell>
          <table:table-cell office:value-type="string" calcext:value-type="string">
            <text:p><text:s/>75th_lat(ms)</text:p>
          </table:table-cell>
          <table:table-cell office:value-type="string" calcext:value-type="string">
            <text:p><text:s/>90th_lat(ms)</text:p>
          </table:table-cell>
          <table:table-cell office:value-type="string" calcext:value-type="string">
            <text:p><text:s/>95th_lat(ms)</text:p>
          </table:table-cell>
          <table:table-cell office:value-type="string" calcext:value-type="string">
            <text:p><text:s/>99th_lat(ms)</text:p>
          </table:table-cell>
          <table:table-cell office:value-type="string" calcext:value-type="string">
            <text:p><text:s/>max_lat(ms)</text:p>
          </table:table-cell>
          <table:table-cell office:value-type="string" calcext:value-type="string">
            <text:p> tp (req/s) scaled</text:p>
            <text:p/>
          </table:table-cell>
          <table:table-cell/>
          <table:table-cell office:value-type="float" office:value="16" calcext:value-type="float">
            <text:p>16</text:p>
          </table:table-cell>
          <table:table-cell table:formula="of:=AVERAGE(OFFSET([.B$3]; ROW([.B16])*8 - 8; 0):OFFSET([.B$3]; ROW([.B16])*8 - 3; 0))" office:value-type="float" office:value="39.84" calcext:value-type="float">
            <text:p>39.84</text:p>
          </table:table-cell>
          <table:table-cell table:formula="of:=AVERAGE(OFFSET([.C$3]; ROW([.C16])*8 - 8; 0):OFFSET([.C$3]; ROW([.C16])*8 - 3; 0))" office:value-type="float" office:value="429.567" calcext:value-type="float">
            <text:p>429.567</text:p>
          </table:table-cell>
          <table:table-cell table:formula="of:=AVERAGE(OFFSET([.D$3]; ROW([.D16])*8 - 8; 0):OFFSET([.D$3]; ROW([.D16])*8 - 3; 0))" office:value-type="float" office:value="10.0174" calcext:value-type="float">
            <text:p>10.0174</text:p>
          </table:table-cell>
          <table:table-cell table:formula="of:=AVERAGE(OFFSET([.E$3]; ROW([.E16])*8 - 8; 0):OFFSET([.E$3]; ROW([.E16])*8 - 3; 0))" office:value-type="float" office:value="150.178" calcext:value-type="float">
            <text:p>150.178</text:p>
          </table:table-cell>
          <table:table-cell table:formula="of:=AVERAGE(OFFSET([.F$3]; ROW([.F16])*8 - 8; 0):OFFSET([.F$3]; ROW([.F16])*8 - 3; 0))" office:value-type="float" office:value="310.1182" calcext:value-type="float">
            <text:p>310.1182</text:p>
          </table:table-cell>
          <table:table-cell table:formula="of:=AVERAGE(OFFSET([.G$3]; ROW([.G16])*8 - 8; 0):OFFSET([.G$3]; ROW([.G16])*8 - 3; 0))" office:value-type="float" office:value="514.0954" calcext:value-type="float">
            <text:p>514.0954</text:p>
          </table:table-cell>
          <table:table-cell table:formula="of:=AVERAGE(OFFSET([.H$3]; ROW([.H16])*8 - 8; 0):OFFSET([.H$3]; ROW([.H16])*8 - 3; 0))" office:value-type="float" office:value="859.5408" calcext:value-type="float">
            <text:p>859.5408</text:p>
          </table:table-cell>
          <table:table-cell table:formula="of:=AVERAGE(OFFSET([.I$3]; ROW([.I16])*8 - 8; 0):OFFSET([.I$3]; ROW([.I16])*8 - 3; 0))" office:value-type="float" office:value="1236.315" calcext:value-type="float">
            <text:p>1236.315</text:p>
          </table:table-cell>
          <table:table-cell table:formula="of:=AVERAGE(OFFSET([.J$3]; ROW([.J16])*8 - 8; 0):OFFSET([.J$3]; ROW([.J16])*8 - 3; 0))" office:value-type="float" office:value="2582.9744" calcext:value-type="float">
            <text:p>2582.9744</text:p>
          </table:table-cell>
          <table:table-cell table:formula="of:=AVERAGE(OFFSET([.K$3]; ROW([.K16])*8 - 8; 0):OFFSET([.K$3]; ROW([.K16])*8 - 3; 0))" office:value-type="float" office:value="3985.1292" calcext:value-type="float">
            <text:p>3985.129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.9" calcext:value-type="float">
            <text:p>18.9</text:p>
          </table:table-cell>
          <table:table-cell office:value-type="float" office:value="170.356" calcext:value-type="float">
            <text:p>170.356</text:p>
          </table:table-cell>
          <table:table-cell office:value-type="float" office:value="10.737" calcext:value-type="float">
            <text:p>10.737</text:p>
          </table:table-cell>
          <table:table-cell office:value-type="float" office:value="27.479" calcext:value-type="float">
            <text:p>27.479</text:p>
          </table:table-cell>
          <table:table-cell office:value-type="float" office:value="40.625" calcext:value-type="float">
            <text:p>40.625</text:p>
          </table:table-cell>
          <table:table-cell office:value-type="float" office:value="194.289" calcext:value-type="float">
            <text:p>194.289</text:p>
          </table:table-cell>
          <table:table-cell office:value-type="float" office:value="272.8" calcext:value-type="float">
            <text:p>272.8</text:p>
          </table:table-cell>
          <table:table-cell office:value-type="float" office:value="685.023" calcext:value-type="float">
            <text:p>685.023</text:p>
          </table:table-cell>
          <table:table-cell office:value-type="float" office:value="2320.848" calcext:value-type="float">
            <text:p>2320.848</text:p>
          </table:table-cell>
          <table:table-cell office:value-type="float" office:value="2483.692" calcext:value-type="float">
            <text:p>2483.692</text:p>
          </table:table-cell>
          <table:table-cell office:value-type="string" calcext:value-type="string">
            <text:p>0.006</text:p>
            <text:p/>
          </table:table-cell>
          <table:table-cell/>
          <table:table-cell office:value-type="float" office:value="18" calcext:value-type="float">
            <text:p>18</text:p>
          </table:table-cell>
          <table:table-cell table:formula="of:=AVERAGE(OFFSET([.B$3]; ROW([.B17])*8 - 8; 0):OFFSET([.B$3]; ROW([.B17])*8 - 3; 0))" office:value-type="float" office:value="37.88" calcext:value-type="float">
            <text:p>37.88</text:p>
          </table:table-cell>
          <table:table-cell table:formula="of:=AVERAGE(OFFSET([.C$3]; ROW([.C17])*8 - 8; 0):OFFSET([.C$3]; ROW([.C17])*8 - 3; 0))" office:value-type="float" office:value="512.5314" calcext:value-type="float">
            <text:p>512.5314</text:p>
          </table:table-cell>
          <table:table-cell table:formula="of:=AVERAGE(OFFSET([.D$3]; ROW([.D17])*8 - 8; 0):OFFSET([.D$3]; ROW([.D17])*8 - 3; 0))" office:value-type="float" office:value="9.7598" calcext:value-type="float">
            <text:p>9.7598</text:p>
          </table:table-cell>
          <table:table-cell table:formula="of:=AVERAGE(OFFSET([.E$3]; ROW([.E17])*8 - 8; 0):OFFSET([.E$3]; ROW([.E17])*8 - 3; 0))" office:value-type="float" office:value="201.9818" calcext:value-type="float">
            <text:p>201.9818</text:p>
          </table:table-cell>
          <table:table-cell table:formula="of:=AVERAGE(OFFSET([.F$3]; ROW([.F17])*8 - 8; 0):OFFSET([.F$3]; ROW([.F17])*8 - 3; 0))" office:value-type="float" office:value="349.0014" calcext:value-type="float">
            <text:p>349.0014</text:p>
          </table:table-cell>
          <table:table-cell table:formula="of:=AVERAGE(OFFSET([.G$3]; ROW([.G17])*8 - 8; 0):OFFSET([.G$3]; ROW([.G17])*8 - 3; 0))" office:value-type="float" office:value="618.048" calcext:value-type="float">
            <text:p>618.048</text:p>
          </table:table-cell>
          <table:table-cell table:formula="of:=AVERAGE(OFFSET([.H$3]; ROW([.H17])*8 - 8; 0):OFFSET([.H$3]; ROW([.H17])*8 - 3; 0))" office:value-type="float" office:value="1066.2572" calcext:value-type="float">
            <text:p>1066.2572</text:p>
          </table:table-cell>
          <table:table-cell table:formula="of:=AVERAGE(OFFSET([.I$3]; ROW([.I17])*8 - 8; 0):OFFSET([.I$3]; ROW([.I17])*8 - 3; 0))" office:value-type="float" office:value="1525.706" calcext:value-type="float">
            <text:p>1525.706</text:p>
          </table:table-cell>
          <table:table-cell table:formula="of:=AVERAGE(OFFSET([.J$3]; ROW([.J17])*8 - 8; 0):OFFSET([.J$3]; ROW([.J17])*8 - 3; 0))" office:value-type="float" office:value="3013.4496" calcext:value-type="float">
            <text:p>3013.4496</text:p>
          </table:table-cell>
          <table:table-cell table:formula="of:=AVERAGE(OFFSET([.K$3]; ROW([.K17])*8 - 8; 0):OFFSET([.K$3]; ROW([.K17])*8 - 3; 0))" office:value-type="float" office:value="4876.1798" calcext:value-type="float">
            <text:p>4876.179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5.1" calcext:value-type="float">
            <text:p>25.1</text:p>
          </table:table-cell>
          <table:table-cell office:value-type="float" office:value="136.569" calcext:value-type="float">
            <text:p>136.569</text:p>
          </table:table-cell>
          <table:table-cell office:value-type="float" office:value="11.932" calcext:value-type="float">
            <text:p>11.932</text:p>
          </table:table-cell>
          <table:table-cell office:value-type="float" office:value="27.583" calcext:value-type="float">
            <text:p>27.583</text:p>
          </table:table-cell>
          <table:table-cell office:value-type="float" office:value="62.717" calcext:value-type="float">
            <text:p>62.717</text:p>
          </table:table-cell>
          <table:table-cell office:value-type="float" office:value="162.15" calcext:value-type="float">
            <text:p>162.15</text:p>
          </table:table-cell>
          <table:table-cell office:value-type="float" office:value="253.65" calcext:value-type="float">
            <text:p>253.65</text:p>
          </table:table-cell>
          <table:table-cell office:value-type="float" office:value="292.568" calcext:value-type="float">
            <text:p>292.568</text:p>
          </table:table-cell>
          <table:table-cell office:value-type="float" office:value="1353.884" calcext:value-type="float">
            <text:p>1353.884</text:p>
          </table:table-cell>
          <table:table-cell office:value-type="float" office:value="3021.829" calcext:value-type="float">
            <text:p>3021.829</text:p>
          </table:table-cell>
          <table:table-cell office:value-type="string" calcext:value-type="string">
            <text:p>0.007</text:p>
            <text:p/>
          </table:table-cell>
          <table:table-cell/>
          <table:table-cell office:value-type="float" office:value="20" calcext:value-type="float">
            <text:p>20</text:p>
          </table:table-cell>
          <table:table-cell table:formula="of:=AVERAGE(OFFSET([.B$3]; ROW([.B18])*8 - 8; 0):OFFSET([.B$3]; ROW([.B18])*8 - 3; 0))" office:value-type="float" office:value="40.08" calcext:value-type="float">
            <text:p>40.08</text:p>
          </table:table-cell>
          <table:table-cell table:formula="of:=AVERAGE(OFFSET([.C$3]; ROW([.C18])*8 - 8; 0):OFFSET([.C$3]; ROW([.C18])*8 - 3; 0))" office:value-type="float" office:value="542.6632" calcext:value-type="float">
            <text:p>542.6632</text:p>
          </table:table-cell>
          <table:table-cell table:formula="of:=AVERAGE(OFFSET([.D$3]; ROW([.D18])*8 - 8; 0):OFFSET([.D$3]; ROW([.D18])*8 - 3; 0))" office:value-type="float" office:value="7.3726" calcext:value-type="float">
            <text:p>7.3726</text:p>
          </table:table-cell>
          <table:table-cell table:formula="of:=AVERAGE(OFFSET([.E$3]; ROW([.E18])*8 - 8; 0):OFFSET([.E$3]; ROW([.E18])*8 - 3; 0))" office:value-type="float" office:value="194.3108" calcext:value-type="float">
            <text:p>194.3108</text:p>
          </table:table-cell>
          <table:table-cell table:formula="of:=AVERAGE(OFFSET([.F$3]; ROW([.F18])*8 - 8; 0):OFFSET([.F$3]; ROW([.F18])*8 - 3; 0))" office:value-type="float" office:value="359.761" calcext:value-type="float">
            <text:p>359.761</text:p>
          </table:table-cell>
          <table:table-cell table:formula="of:=AVERAGE(OFFSET([.G$3]; ROW([.G18])*8 - 8; 0):OFFSET([.G$3]; ROW([.G18])*8 - 3; 0))" office:value-type="float" office:value="631.0346" calcext:value-type="float">
            <text:p>631.0346</text:p>
          </table:table-cell>
          <table:table-cell table:formula="of:=AVERAGE(OFFSET([.H$3]; ROW([.H18])*8 - 8; 0):OFFSET([.H$3]; ROW([.H18])*8 - 3; 0))" office:value-type="float" office:value="1145.3402" calcext:value-type="float">
            <text:p>1145.3402</text:p>
          </table:table-cell>
          <table:table-cell table:formula="of:=AVERAGE(OFFSET([.I$3]; ROW([.I18])*8 - 8; 0):OFFSET([.I$3]; ROW([.I18])*8 - 3; 0))" office:value-type="float" office:value="1761.285" calcext:value-type="float">
            <text:p>1761.285</text:p>
          </table:table-cell>
          <table:table-cell table:formula="of:=AVERAGE(OFFSET([.J$3]; ROW([.J18])*8 - 8; 0):OFFSET([.J$3]; ROW([.J18])*8 - 3; 0))" office:value-type="float" office:value="3445.9284" calcext:value-type="float">
            <text:p>3445.9284</text:p>
          </table:table-cell>
          <table:table-cell table:formula="of:=AVERAGE(OFFSET([.K$3]; ROW([.K18])*8 - 8; 0):OFFSET([.K$3]; ROW([.K18])*8 - 3; 0))" office:value-type="float" office:value="4533.0988" calcext:value-type="float">
            <text:p>4533.098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4.4" calcext:value-type="float">
            <text:p>24.4</text:p>
          </table:table-cell>
          <table:table-cell office:value-type="float" office:value="134.316" calcext:value-type="float">
            <text:p>134.316</text:p>
          </table:table-cell>
          <table:table-cell office:value-type="float" office:value="7.319" calcext:value-type="float">
            <text:p>7.319</text:p>
          </table:table-cell>
          <table:table-cell office:value-type="float" office:value="28.078" calcext:value-type="float">
            <text:p>28.078</text:p>
          </table:table-cell>
          <table:table-cell office:value-type="float" office:value="46.391" calcext:value-type="float">
            <text:p>46.391</text:p>
          </table:table-cell>
          <table:table-cell office:value-type="float" office:value="176.458" calcext:value-type="float">
            <text:p>176.458</text:p>
          </table:table-cell>
          <table:table-cell office:value-type="float" office:value="245.027" calcext:value-type="float">
            <text:p>245.027</text:p>
          </table:table-cell>
          <table:table-cell office:value-type="float" office:value="293.856" calcext:value-type="float">
            <text:p>293.856</text:p>
          </table:table-cell>
          <table:table-cell office:value-type="float" office:value="1513.029" calcext:value-type="float">
            <text:p>1513.029</text:p>
          </table:table-cell>
          <table:table-cell office:value-type="float" office:value="2404.163" calcext:value-type="float">
            <text:p>2404.163</text:p>
          </table:table-cell>
          <table:table-cell office:value-type="string" calcext:value-type="string">
            <text:p>0.007</text:p>
            <text:p/>
          </table:table-cell>
          <table:table-cell/>
          <table:table-cell office:value-type="float" office:value="32" calcext:value-type="float">
            <text:p>32</text:p>
          </table:table-cell>
          <table:table-cell table:formula="of:=AVERAGE(OFFSET([.B$3]; ROW([.B19])*8 - 8; 0):OFFSET([.B$3]; ROW([.B19])*8 - 3; 0))" office:value-type="float" office:value="36.5" calcext:value-type="float">
            <text:p>36.5</text:p>
          </table:table-cell>
          <table:table-cell table:formula="of:=AVERAGE(OFFSET([.C$3]; ROW([.C19])*8 - 8; 0):OFFSET([.C$3]; ROW([.C19])*8 - 3; 0))" office:value-type="float" office:value="1008.6868" calcext:value-type="float">
            <text:p>1008.6868</text:p>
          </table:table-cell>
          <table:table-cell table:formula="of:=AVERAGE(OFFSET([.D$3]; ROW([.D19])*8 - 8; 0):OFFSET([.D$3]; ROW([.D19])*8 - 3; 0))" office:value-type="float" office:value="9.5642" calcext:value-type="float">
            <text:p>9.5642</text:p>
          </table:table-cell>
          <table:table-cell table:formula="of:=AVERAGE(OFFSET([.E$3]; ROW([.E19])*8 - 8; 0):OFFSET([.E$3]; ROW([.E19])*8 - 3; 0))" office:value-type="float" office:value="224.375" calcext:value-type="float">
            <text:p>224.375</text:p>
          </table:table-cell>
          <table:table-cell table:formula="of:=AVERAGE(OFFSET([.F$3]; ROW([.F19])*8 - 8; 0):OFFSET([.F$3]; ROW([.F19])*8 - 3; 0))" office:value-type="float" office:value="459.0868" calcext:value-type="float">
            <text:p>459.0868</text:p>
          </table:table-cell>
          <table:table-cell table:formula="of:=AVERAGE(OFFSET([.G$3]; ROW([.G19])*8 - 8; 0):OFFSET([.G$3]; ROW([.G19])*8 - 3; 0))" office:value-type="float" office:value="1276.784" calcext:value-type="float">
            <text:p>1276.784</text:p>
          </table:table-cell>
          <table:table-cell table:formula="of:=AVERAGE(OFFSET([.H$3]; ROW([.H19])*8 - 8; 0):OFFSET([.H$3]; ROW([.H19])*8 - 3; 0))" office:value-type="float" office:value="2757.4372" calcext:value-type="float">
            <text:p>2757.4372</text:p>
          </table:table-cell>
          <table:table-cell table:formula="of:=AVERAGE(OFFSET([.I$3]; ROW([.I19])*8 - 8; 0):OFFSET([.I$3]; ROW([.I19])*8 - 3; 0))" office:value-type="float" office:value="3658.5006" calcext:value-type="float">
            <text:p>3658.5006</text:p>
          </table:table-cell>
          <table:table-cell table:formula="of:=AVERAGE(OFFSET([.J$3]; ROW([.J19])*8 - 8; 0):OFFSET([.J$3]; ROW([.J19])*8 - 3; 0))" office:value-type="float" office:value="6296.6042" calcext:value-type="float">
            <text:p>6296.6042</text:p>
          </table:table-cell>
          <table:table-cell table:formula="of:=AVERAGE(OFFSET([.K$3]; ROW([.K19])*8 - 8; 0):OFFSET([.K$3]; ROW([.K19])*8 - 3; 0))" office:value-type="float" office:value="9306.6594" calcext:value-type="float">
            <text:p>9306.659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office:value-type="float" office:value="124.727" calcext:value-type="float">
            <text:p>124.727</text:p>
          </table:table-cell>
          <table:table-cell office:value-type="float" office:value="12.684" calcext:value-type="float">
            <text:p>12.684</text:p>
          </table:table-cell>
          <table:table-cell office:value-type="float" office:value="27.975" calcext:value-type="float">
            <text:p>27.975</text:p>
          </table:table-cell>
          <table:table-cell office:value-type="float" office:value="82.988" calcext:value-type="float">
            <text:p>82.988</text:p>
          </table:table-cell>
          <table:table-cell office:value-type="float" office:value="174.858" calcext:value-type="float">
            <text:p>174.858</text:p>
          </table:table-cell>
          <table:table-cell office:value-type="float" office:value="230.869" calcext:value-type="float">
            <text:p>230.869</text:p>
          </table:table-cell>
          <table:table-cell office:value-type="float" office:value="264.712" calcext:value-type="float">
            <text:p>264.712</text:p>
          </table:table-cell>
          <table:table-cell office:value-type="float" office:value="1674.769" calcext:value-type="float">
            <text:p>1674.769</text:p>
          </table:table-cell>
          <table:table-cell office:value-type="float" office:value="2160.148" calcext:value-type="float">
            <text:p>2160.148</text:p>
          </table:table-cell>
          <table:table-cell office:value-type="string" calcext:value-type="string">
            <text:p>0.008</text:p>
            <text:p/>
          </table:table-cell>
          <table:table-cell/>
          <table:table-cell office:value-type="float" office:value="64" calcext:value-type="float">
            <text:p>64</text:p>
          </table:table-cell>
          <table:table-cell table:formula="of:=AVERAGE(OFFSET([.B$3]; ROW([.B20])*8 - 8; 0):OFFSET([.B$3]; ROW([.B20])*8 - 3; 0))" office:value-type="float" office:value="37.52" calcext:value-type="float">
            <text:p>37.52</text:p>
          </table:table-cell>
          <table:table-cell table:formula="of:=AVERAGE(OFFSET([.C$3]; ROW([.C20])*8 - 8; 0):OFFSET([.C$3]; ROW([.C20])*8 - 3; 0))" office:value-type="float" office:value="2085.996" calcext:value-type="float">
            <text:p>2085.996</text:p>
          </table:table-cell>
          <table:table-cell table:formula="of:=AVERAGE(OFFSET([.D$3]; ROW([.D20])*8 - 8; 0):OFFSET([.D$3]; ROW([.D20])*8 - 3; 0))" office:value-type="float" office:value="8.923" calcext:value-type="float">
            <text:p>8.923</text:p>
          </table:table-cell>
          <table:table-cell table:formula="of:=AVERAGE(OFFSET([.E$3]; ROW([.E20])*8 - 8; 0):OFFSET([.E$3]; ROW([.E20])*8 - 3; 0))" office:value-type="float" office:value="253.7542" calcext:value-type="float">
            <text:p>253.7542</text:p>
          </table:table-cell>
          <table:table-cell table:formula="of:=AVERAGE(OFFSET([.F$3]; ROW([.F20])*8 - 8; 0):OFFSET([.F$3]; ROW([.F20])*8 - 3; 0))" office:value-type="float" office:value="747.1248" calcext:value-type="float">
            <text:p>747.1248</text:p>
          </table:table-cell>
          <table:table-cell table:formula="of:=AVERAGE(OFFSET([.G$3]; ROW([.G20])*8 - 8; 0):OFFSET([.G$3]; ROW([.G20])*8 - 3; 0))" office:value-type="float" office:value="2979.8368" calcext:value-type="float">
            <text:p>2979.8368</text:p>
          </table:table-cell>
          <table:table-cell table:formula="of:=AVERAGE(OFFSET([.H$3]; ROW([.H20])*8 - 8; 0):OFFSET([.H$3]; ROW([.H20])*8 - 3; 0))" office:value-type="float" office:value="6000.0442" calcext:value-type="float">
            <text:p>6000.0442</text:p>
          </table:table-cell>
          <table:table-cell table:formula="of:=AVERAGE(OFFSET([.I$3]; ROW([.I20])*8 - 8; 0):OFFSET([.I$3]; ROW([.I20])*8 - 3; 0))" office:value-type="float" office:value="8554.7202" calcext:value-type="float">
            <text:p>8554.7202</text:p>
          </table:table-cell>
          <table:table-cell table:formula="of:=AVERAGE(OFFSET([.J$3]; ROW([.J20])*8 - 8; 0):OFFSET([.J$3]; ROW([.J20])*8 - 3; 0))" office:value-type="float" office:value="13076.3312" calcext:value-type="float">
            <text:p>13076.3312</text:p>
          </table:table-cell>
          <table:table-cell table:formula="of:=AVERAGE(OFFSET([.K$3]; ROW([.K20])*8 - 8; 0):OFFSET([.K$3]; ROW([.K20])*8 - 3; 0))" office:value-type="float" office:value="16444.9696" calcext:value-type="float">
            <text:p>16444.969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4.7" calcext:value-type="float">
            <text:p>24.7</text:p>
          </table:table-cell>
          <table:table-cell office:value-type="float" office:value="140.25" calcext:value-type="float">
            <text:p>140.25</text:p>
          </table:table-cell>
          <table:table-cell office:value-type="float" office:value="12.205" calcext:value-type="float">
            <text:p>12.205</text:p>
          </table:table-cell>
          <table:table-cell office:value-type="float" office:value="27.85" calcext:value-type="float">
            <text:p>27.85</text:p>
          </table:table-cell>
          <table:table-cell office:value-type="float" office:value="30.42" calcext:value-type="float">
            <text:p>30.42</text:p>
          </table:table-cell>
          <table:table-cell office:value-type="float" office:value="150.411" calcext:value-type="float">
            <text:p>150.411</text:p>
          </table:table-cell>
          <table:table-cell office:value-type="float" office:value="255.885" calcext:value-type="float">
            <text:p>255.885</text:p>
          </table:table-cell>
          <table:table-cell office:value-type="float" office:value="281.882" calcext:value-type="float">
            <text:p>281.882</text:p>
          </table:table-cell>
          <table:table-cell office:value-type="float" office:value="1864.215" calcext:value-type="float">
            <text:p>1864.215</text:p>
          </table:table-cell>
          <table:table-cell office:value-type="float" office:value="2992.989" calcext:value-type="float">
            <text:p>2992.989</text:p>
          </table:table-cell>
          <table:table-cell office:value-type="string" calcext:value-type="string">
            <text:p>0.007</text:p>
            <text:p/>
          </table:table-cell>
          <table:table-cell/>
          <table:table-cell office:value-type="float" office:value="128" calcext:value-type="float">
            <text:p>128</text:p>
          </table:table-cell>
          <table:table-cell table:formula="of:=AVERAGE(OFFSET([.$B$3]; ROW([.B21])*8 - 8; 0):OFFSET([.$B$3]; ROW([.B21])*8 - 3; 0)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terminal=4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time(sec)</text:p>
          </table:table-cell>
          <table:table-cell office:value-type="string" calcext:value-type="string">
            <text:p><text:s/>throughput(req/sec)</text:p>
          </table:table-cell>
          <table:table-cell office:value-type="string" calcext:value-type="string">
            <text:p><text:s/>avg_lat(ms)</text:p>
          </table:table-cell>
          <table:table-cell office:value-type="string" calcext:value-type="string">
            <text:p><text:s/>min_lat(ms)</text:p>
          </table:table-cell>
          <table:table-cell office:value-type="string" calcext:value-type="string">
            <text:p><text:s/>25th_lat(ms)</text:p>
          </table:table-cell>
          <table:table-cell office:value-type="string" calcext:value-type="string">
            <text:p><text:s/>median_lat(ms)</text:p>
          </table:table-cell>
          <table:table-cell office:value-type="string" calcext:value-type="string">
            <text:p><text:s/>75th_lat(ms)</text:p>
          </table:table-cell>
          <table:table-cell office:value-type="string" calcext:value-type="string">
            <text:p><text:s/>90th_lat(ms)</text:p>
          </table:table-cell>
          <table:table-cell office:value-type="string" calcext:value-type="string">
            <text:p><text:s/>95th_lat(ms)</text:p>
          </table:table-cell>
          <table:table-cell office:value-type="string" calcext:value-type="string">
            <text:p><text:s/>99th_lat(ms)</text:p>
          </table:table-cell>
          <table:table-cell office:value-type="string" calcext:value-type="string">
            <text:p><text:s/>max_lat(ms)</text:p>
          </table:table-cell>
          <table:table-cell office:value-type="string" calcext:value-type="string">
            <text:p> tp (req/s) scaled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3.6" calcext:value-type="float">
            <text:p>33.6</text:p>
          </table:table-cell>
          <table:table-cell office:value-type="float" office:value="130.995" calcext:value-type="float">
            <text:p>130.995</text:p>
          </table:table-cell>
          <table:table-cell office:value-type="float" office:value="10.925" calcext:value-type="float">
            <text:p>10.925</text:p>
          </table:table-cell>
          <table:table-cell office:value-type="float" office:value="27.494" calcext:value-type="float">
            <text:p>27.494</text:p>
          </table:table-cell>
          <table:table-cell office:value-type="float" office:value="44.496" calcext:value-type="float">
            <text:p>44.496</text:p>
          </table:table-cell>
          <table:table-cell office:value-type="float" office:value="173.358" calcext:value-type="float">
            <text:p>173.358</text:p>
          </table:table-cell>
          <table:table-cell office:value-type="float" office:value="259.908" calcext:value-type="float">
            <text:p>259.908</text:p>
          </table:table-cell>
          <table:table-cell office:value-type="float" office:value="303.939" calcext:value-type="float">
            <text:p>303.939</text:p>
          </table:table-cell>
          <table:table-cell office:value-type="float" office:value="1387.734" calcext:value-type="float">
            <text:p>1387.734</text:p>
          </table:table-cell>
          <table:table-cell office:value-type="float" office:value="2324.281" calcext:value-type="float">
            <text:p>2324.281</text:p>
          </table:table-cell>
          <table:table-cell office:value-type="string" calcext:value-type="string">
            <text:p>0.008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5.1" calcext:value-type="float">
            <text:p>35.1</text:p>
          </table:table-cell>
          <table:table-cell office:value-type="float" office:value="134.308" calcext:value-type="float">
            <text:p>134.308</text:p>
          </table:table-cell>
          <table:table-cell office:value-type="float" office:value="7.182" calcext:value-type="float">
            <text:p>7.182</text:p>
          </table:table-cell>
          <table:table-cell office:value-type="float" office:value="27.495" calcext:value-type="float">
            <text:p>27.495</text:p>
          </table:table-cell>
          <table:table-cell office:value-type="float" office:value="43.075" calcext:value-type="float">
            <text:p>43.075</text:p>
          </table:table-cell>
          <table:table-cell office:value-type="float" office:value="155.734" calcext:value-type="float">
            <text:p>155.734</text:p>
          </table:table-cell>
          <table:table-cell office:value-type="float" office:value="262.962" calcext:value-type="float">
            <text:p>262.962</text:p>
          </table:table-cell>
          <table:table-cell office:value-type="float" office:value="328.552" calcext:value-type="float">
            <text:p>328.552</text:p>
          </table:table-cell>
          <table:table-cell office:value-type="float" office:value="1624.54" calcext:value-type="float">
            <text:p>1624.54</text:p>
          </table:table-cell>
          <table:table-cell office:value-type="float" office:value="2066.582" calcext:value-type="float">
            <text:p>2066.582</text:p>
          </table:table-cell>
          <table:table-cell office:value-type="string" calcext:value-type="string">
            <text:p>0.007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7.2" calcext:value-type="float">
            <text:p>27.2</text:p>
          </table:table-cell>
          <table:table-cell office:value-type="float" office:value="168.519" calcext:value-type="float">
            <text:p>168.519</text:p>
          </table:table-cell>
          <table:table-cell office:value-type="float" office:value="10.938" calcext:value-type="float">
            <text:p>10.938</text:p>
          </table:table-cell>
          <table:table-cell office:value-type="float" office:value="27.921" calcext:value-type="float">
            <text:p>27.921</text:p>
          </table:table-cell>
          <table:table-cell office:value-type="float" office:value="34.307" calcext:value-type="float">
            <text:p>34.307</text:p>
          </table:table-cell>
          <table:table-cell office:value-type="float" office:value="178.002" calcext:value-type="float">
            <text:p>178.002</text:p>
          </table:table-cell>
          <table:table-cell office:value-type="float" office:value="285.751" calcext:value-type="float">
            <text:p>285.751</text:p>
          </table:table-cell>
          <table:table-cell office:value-type="float" office:value="543.93" calcext:value-type="float">
            <text:p>543.93</text:p>
          </table:table-cell>
          <table:table-cell office:value-type="float" office:value="2451.672" calcext:value-type="float">
            <text:p>2451.672</text:p>
          </table:table-cell>
          <table:table-cell office:value-type="float" office:value="2462.303" calcext:value-type="float">
            <text:p>2462.303</text:p>
          </table:table-cell>
          <table:table-cell office:value-type="string" calcext:value-type="string">
            <text:p>0.006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189.241" calcext:value-type="float">
            <text:p>189.241</text:p>
          </table:table-cell>
          <table:table-cell office:value-type="float" office:value="12.118" calcext:value-type="float">
            <text:p>12.118</text:p>
          </table:table-cell>
          <table:table-cell office:value-type="float" office:value="28.78" calcext:value-type="float">
            <text:p>28.78</text:p>
          </table:table-cell>
          <table:table-cell office:value-type="float" office:value="68.103" calcext:value-type="float">
            <text:p>68.103</text:p>
          </table:table-cell>
          <table:table-cell office:value-type="float" office:value="202.526" calcext:value-type="float">
            <text:p>202.526</text:p>
          </table:table-cell>
          <table:table-cell office:value-type="float" office:value="284.894" calcext:value-type="float">
            <text:p>284.894</text:p>
          </table:table-cell>
          <table:table-cell office:value-type="float" office:value="355.889" calcext:value-type="float">
            <text:p>355.889</text:p>
          </table:table-cell>
          <table:table-cell office:value-type="float" office:value="2503.314" calcext:value-type="float">
            <text:p>2503.314</text:p>
          </table:table-cell>
          <table:table-cell office:value-type="float" office:value="3841.166" calcext:value-type="float">
            <text:p>3841.166</text:p>
          </table:table-cell>
          <table:table-cell office:value-type="string" calcext:value-type="string">
            <text:p>0.005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5.6" calcext:value-type="float">
            <text:p>25.6</text:p>
          </table:table-cell>
          <table:table-cell office:value-type="float" office:value="167.777" calcext:value-type="float">
            <text:p>167.777</text:p>
          </table:table-cell>
          <table:table-cell office:value-type="float" office:value="12.586" calcext:value-type="float">
            <text:p>12.586</text:p>
          </table:table-cell>
          <table:table-cell office:value-type="float" office:value="28.945" calcext:value-type="float">
            <text:p>28.945</text:p>
          </table:table-cell>
          <table:table-cell office:value-type="float" office:value="52.467" calcext:value-type="float">
            <text:p>52.467</text:p>
          </table:table-cell>
          <table:table-cell office:value-type="float" office:value="192.203" calcext:value-type="float">
            <text:p>192.203</text:p>
          </table:table-cell>
          <table:table-cell office:value-type="float" office:value="297.851" calcext:value-type="float">
            <text:p>297.851</text:p>
          </table:table-cell>
          <table:table-cell office:value-type="float" office:value="381.717" calcext:value-type="float">
            <text:p>381.717</text:p>
          </table:table-cell>
          <table:table-cell office:value-type="float" office:value="1847.354" calcext:value-type="float">
            <text:p>1847.354</text:p>
          </table:table-cell>
          <table:table-cell office:value-type="float" office:value="3015.659" calcext:value-type="float">
            <text:p>3015.659</text:p>
          </table:table-cell>
          <table:table-cell office:value-type="string" calcext:value-type="string">
            <text:p>0.006</text:p>
            <text:p/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terminal=5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time(sec)</text:p>
          </table:table-cell>
          <table:table-cell office:value-type="string" calcext:value-type="string">
            <text:p><text:s/>throughput(req/sec)</text:p>
          </table:table-cell>
          <table:table-cell office:value-type="string" calcext:value-type="string">
            <text:p><text:s/>avg_lat(ms)</text:p>
          </table:table-cell>
          <table:table-cell office:value-type="string" calcext:value-type="string">
            <text:p><text:s/>min_lat(ms)</text:p>
          </table:table-cell>
          <table:table-cell office:value-type="string" calcext:value-type="string">
            <text:p><text:s/>25th_lat(ms)</text:p>
          </table:table-cell>
          <table:table-cell office:value-type="string" calcext:value-type="string">
            <text:p><text:s/>median_lat(ms)</text:p>
          </table:table-cell>
          <table:table-cell office:value-type="string" calcext:value-type="string">
            <text:p><text:s/>75th_lat(ms)</text:p>
          </table:table-cell>
          <table:table-cell office:value-type="string" calcext:value-type="string">
            <text:p><text:s/>90th_lat(ms)</text:p>
          </table:table-cell>
          <table:table-cell office:value-type="string" calcext:value-type="string">
            <text:p><text:s/>95th_lat(ms)</text:p>
          </table:table-cell>
          <table:table-cell office:value-type="string" calcext:value-type="string">
            <text:p><text:s/>99th_lat(ms)</text:p>
          </table:table-cell>
          <table:table-cell office:value-type="string" calcext:value-type="string">
            <text:p><text:s/>max_lat(ms)</text:p>
          </table:table-cell>
          <table:table-cell office:value-type="string" calcext:value-type="string">
            <text:p> tp (req/s) scaled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8.9" calcext:value-type="float">
            <text:p>38.9</text:p>
          </table:table-cell>
          <table:table-cell office:value-type="float" office:value="142.011" calcext:value-type="float">
            <text:p>142.011</text:p>
          </table:table-cell>
          <table:table-cell office:value-type="float" office:value="10.605" calcext:value-type="float">
            <text:p>10.605</text:p>
          </table:table-cell>
          <table:table-cell office:value-type="float" office:value="28.057" calcext:value-type="float">
            <text:p>28.057</text:p>
          </table:table-cell>
          <table:table-cell office:value-type="float" office:value="40.092" calcext:value-type="float">
            <text:p>40.092</text:p>
          </table:table-cell>
          <table:table-cell office:value-type="float" office:value="211.287" calcext:value-type="float">
            <text:p>211.287</text:p>
          </table:table-cell>
          <table:table-cell office:value-type="float" office:value="311.739" calcext:value-type="float">
            <text:p>311.739</text:p>
          </table:table-cell>
          <table:table-cell office:value-type="float" office:value="391.025" calcext:value-type="float">
            <text:p>391.025</text:p>
          </table:table-cell>
          <table:table-cell office:value-type="float" office:value="1048.532" calcext:value-type="float">
            <text:p>1048.532</text:p>
          </table:table-cell>
          <table:table-cell office:value-type="float" office:value="2386.978" calcext:value-type="float">
            <text:p>2386.978</text:p>
          </table:table-cell>
          <table:table-cell office:value-type="string" calcext:value-type="string">
            <text:p>0.007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183.208" calcext:value-type="float">
            <text:p>183.208</text:p>
          </table:table-cell>
          <table:table-cell office:value-type="float" office:value="11.156" calcext:value-type="float">
            <text:p>11.156</text:p>
          </table:table-cell>
          <table:table-cell office:value-type="float" office:value="28.406" calcext:value-type="float">
            <text:p>28.406</text:p>
          </table:table-cell>
          <table:table-cell office:value-type="float" office:value="53.202" calcext:value-type="float">
            <text:p>53.202</text:p>
          </table:table-cell>
          <table:table-cell office:value-type="float" office:value="230.713" calcext:value-type="float">
            <text:p>230.713</text:p>
          </table:table-cell>
          <table:table-cell office:value-type="float" office:value="341.621" calcext:value-type="float">
            <text:p>341.621</text:p>
          </table:table-cell>
          <table:table-cell office:value-type="float" office:value="439.598" calcext:value-type="float">
            <text:p>439.598</text:p>
          </table:table-cell>
          <table:table-cell office:value-type="float" office:value="2072.608" calcext:value-type="float">
            <text:p>2072.608</text:p>
          </table:table-cell>
          <table:table-cell office:value-type="float" office:value="2988.458" calcext:value-type="float">
            <text:p>2988.458</text:p>
          </table:table-cell>
          <table:table-cell office:value-type="string" calcext:value-type="string">
            <text:p>0.005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3.5" calcext:value-type="float">
            <text:p>33.5</text:p>
          </table:table-cell>
          <table:table-cell office:value-type="float" office:value="169.66" calcext:value-type="float">
            <text:p>169.66</text:p>
          </table:table-cell>
          <table:table-cell office:value-type="float" office:value="12.173" calcext:value-type="float">
            <text:p>12.173</text:p>
          </table:table-cell>
          <table:table-cell office:value-type="float" office:value="27.743" calcext:value-type="float">
            <text:p>27.743</text:p>
          </table:table-cell>
          <table:table-cell office:value-type="float" office:value="60.666" calcext:value-type="float">
            <text:p>60.666</text:p>
          </table:table-cell>
          <table:table-cell office:value-type="float" office:value="237.964" calcext:value-type="float">
            <text:p>237.964</text:p>
          </table:table-cell>
          <table:table-cell office:value-type="float" office:value="334.836" calcext:value-type="float">
            <text:p>334.836</text:p>
          </table:table-cell>
          <table:table-cell office:value-type="float" office:value="385.175" calcext:value-type="float">
            <text:p>385.175</text:p>
          </table:table-cell>
          <table:table-cell office:value-type="float" office:value="2109.901" calcext:value-type="float">
            <text:p>2109.901</text:p>
          </table:table-cell>
          <table:table-cell office:value-type="float" office:value="3368.945" calcext:value-type="float">
            <text:p>3368.945</text:p>
          </table:table-cell>
          <table:table-cell office:value-type="string" calcext:value-type="string">
            <text:p>0.006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7.4" calcext:value-type="float">
            <text:p>27.4</text:p>
          </table:table-cell>
          <table:table-cell office:value-type="float" office:value="205.637" calcext:value-type="float">
            <text:p>205.637</text:p>
          </table:table-cell>
          <table:table-cell office:value-type="float" office:value="10.597" calcext:value-type="float">
            <text:p>10.597</text:p>
          </table:table-cell>
          <table:table-cell office:value-type="float" office:value="28.575" calcext:value-type="float">
            <text:p>28.575</text:p>
          </table:table-cell>
          <table:table-cell office:value-type="float" office:value="59.649" calcext:value-type="float">
            <text:p>59.649</text:p>
          </table:table-cell>
          <table:table-cell office:value-type="float" office:value="212.447" calcext:value-type="float">
            <text:p>212.447</text:p>
          </table:table-cell>
          <table:table-cell office:value-type="float" office:value="314.328" calcext:value-type="float">
            <text:p>314.328</text:p>
          </table:table-cell>
          <table:table-cell office:value-type="float" office:value="409.264" calcext:value-type="float">
            <text:p>409.264</text:p>
          </table:table-cell>
          <table:table-cell office:value-type="float" office:value="2772.568" calcext:value-type="float">
            <text:p>2772.568</text:p>
          </table:table-cell>
          <table:table-cell office:value-type="float" office:value="4127.225" calcext:value-type="float">
            <text:p>4127.225</text:p>
          </table:table-cell>
          <table:table-cell office:value-type="string" calcext:value-type="string">
            <text:p>0.005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1" calcext:value-type="float">
            <text:p>29.1</text:p>
          </table:table-cell>
          <table:table-cell office:value-type="float" office:value="184.391" calcext:value-type="float">
            <text:p>184.391</text:p>
          </table:table-cell>
          <table:table-cell office:value-type="float" office:value="11.275" calcext:value-type="float">
            <text:p>11.275</text:p>
          </table:table-cell>
          <table:table-cell office:value-type="float" office:value="28.977" calcext:value-type="float">
            <text:p>28.977</text:p>
          </table:table-cell>
          <table:table-cell office:value-type="float" office:value="103.862" calcext:value-type="float">
            <text:p>103.862</text:p>
          </table:table-cell>
          <table:table-cell office:value-type="float" office:value="215.87" calcext:value-type="float">
            <text:p>215.87</text:p>
          </table:table-cell>
          <table:table-cell office:value-type="float" office:value="327.165" calcext:value-type="float">
            <text:p>327.165</text:p>
          </table:table-cell>
          <table:table-cell office:value-type="float" office:value="442.44" calcext:value-type="float">
            <text:p>442.44</text:p>
          </table:table-cell>
          <table:table-cell office:value-type="float" office:value="2146.317" calcext:value-type="float">
            <text:p>2146.317</text:p>
          </table:table-cell>
          <table:table-cell office:value-type="float" office:value="3142.518" calcext:value-type="float">
            <text:p>3142.518</text:p>
          </table:table-cell>
          <table:table-cell office:value-type="string" calcext:value-type="string">
            <text:p>0.005</text:p>
            <text:p/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terminal=6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time(sec)</text:p>
          </table:table-cell>
          <table:table-cell office:value-type="string" calcext:value-type="string">
            <text:p><text:s/>throughput(req/sec)</text:p>
          </table:table-cell>
          <table:table-cell office:value-type="string" calcext:value-type="string">
            <text:p><text:s/>avg_lat(ms)</text:p>
          </table:table-cell>
          <table:table-cell office:value-type="string" calcext:value-type="string">
            <text:p><text:s/>min_lat(ms)</text:p>
          </table:table-cell>
          <table:table-cell office:value-type="string" calcext:value-type="string">
            <text:p><text:s/>25th_lat(ms)</text:p>
          </table:table-cell>
          <table:table-cell office:value-type="string" calcext:value-type="string">
            <text:p><text:s/>median_lat(ms)</text:p>
          </table:table-cell>
          <table:table-cell office:value-type="string" calcext:value-type="string">
            <text:p><text:s/>75th_lat(ms)</text:p>
          </table:table-cell>
          <table:table-cell office:value-type="string" calcext:value-type="string">
            <text:p><text:s/>90th_lat(ms)</text:p>
          </table:table-cell>
          <table:table-cell office:value-type="string" calcext:value-type="string">
            <text:p><text:s/>95th_lat(ms)</text:p>
          </table:table-cell>
          <table:table-cell office:value-type="string" calcext:value-type="string">
            <text:p><text:s/>99th_lat(ms)</text:p>
          </table:table-cell>
          <table:table-cell office:value-type="string" calcext:value-type="string">
            <text:p><text:s/>max_lat(ms)</text:p>
          </table:table-cell>
          <table:table-cell office:value-type="string" calcext:value-type="string">
            <text:p> tp (req/s) scaled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6.4" calcext:value-type="float">
            <text:p>36.4</text:p>
          </table:table-cell>
          <table:table-cell office:value-type="float" office:value="182.281" calcext:value-type="float">
            <text:p>182.281</text:p>
          </table:table-cell>
          <table:table-cell office:value-type="float" office:value="8.249" calcext:value-type="float">
            <text:p>8.249</text:p>
          </table:table-cell>
          <table:table-cell office:value-type="float" office:value="28.962" calcext:value-type="float">
            <text:p>28.962</text:p>
          </table:table-cell>
          <table:table-cell office:value-type="float" office:value="76.364" calcext:value-type="float">
            <text:p>76.364</text:p>
          </table:table-cell>
          <table:table-cell office:value-type="float" office:value="235.999" calcext:value-type="float">
            <text:p>235.999</text:p>
          </table:table-cell>
          <table:table-cell office:value-type="float" office:value="365.381" calcext:value-type="float">
            <text:p>365.381</text:p>
          </table:table-cell>
          <table:table-cell office:value-type="float" office:value="443.122" calcext:value-type="float">
            <text:p>443.122</text:p>
          </table:table-cell>
          <table:table-cell office:value-type="float" office:value="1960.136" calcext:value-type="float">
            <text:p>1960.136</text:p>
          </table:table-cell>
          <table:table-cell office:value-type="float" office:value="2511.82" calcext:value-type="float">
            <text:p>2511.82</text:p>
          </table:table-cell>
          <table:table-cell office:value-type="string" calcext:value-type="string">
            <text:p>0.005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9.2" calcext:value-type="float">
            <text:p>39.2</text:p>
          </table:table-cell>
          <table:table-cell office:value-type="float" office:value="166.34" calcext:value-type="float">
            <text:p>166.34</text:p>
          </table:table-cell>
          <table:table-cell office:value-type="float" office:value="6.966" calcext:value-type="float">
            <text:p>6.966</text:p>
          </table:table-cell>
          <table:table-cell office:value-type="float" office:value="29.027" calcext:value-type="float">
            <text:p>29.027</text:p>
          </table:table-cell>
          <table:table-cell office:value-type="float" office:value="52.214" calcext:value-type="float">
            <text:p>52.214</text:p>
          </table:table-cell>
          <table:table-cell office:value-type="float" office:value="220.398" calcext:value-type="float">
            <text:p>220.398</text:p>
          </table:table-cell>
          <table:table-cell office:value-type="float" office:value="328.221" calcext:value-type="float">
            <text:p>328.221</text:p>
          </table:table-cell>
          <table:table-cell office:value-type="float" office:value="410.883" calcext:value-type="float">
            <text:p>410.883</text:p>
          </table:table-cell>
          <table:table-cell office:value-type="float" office:value="1965.806" calcext:value-type="float">
            <text:p>1965.806</text:p>
          </table:table-cell>
          <table:table-cell office:value-type="float" office:value="3649.902" calcext:value-type="float">
            <text:p>3649.902</text:p>
          </table:table-cell>
          <table:table-cell office:value-type="string" calcext:value-type="string">
            <text:p>0.006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5.7" calcext:value-type="float">
            <text:p>35.7</text:p>
          </table:table-cell>
          <table:table-cell office:value-type="float" office:value="184.346" calcext:value-type="float">
            <text:p>184.346</text:p>
          </table:table-cell>
          <table:table-cell office:value-type="float" office:value="11.162" calcext:value-type="float">
            <text:p>11.162</text:p>
          </table:table-cell>
          <table:table-cell office:value-type="float" office:value="29.154" calcext:value-type="float">
            <text:p>29.154</text:p>
          </table:table-cell>
          <table:table-cell office:value-type="float" office:value="46.931" calcext:value-type="float">
            <text:p>46.931</text:p>
          </table:table-cell>
          <table:table-cell office:value-type="float" office:value="251.729" calcext:value-type="float">
            <text:p>251.729</text:p>
          </table:table-cell>
          <table:table-cell office:value-type="float" office:value="377.37" calcext:value-type="float">
            <text:p>377.37</text:p>
          </table:table-cell>
          <table:table-cell office:value-type="float" office:value="442.252" calcext:value-type="float">
            <text:p>442.252</text:p>
          </table:table-cell>
          <table:table-cell office:value-type="float" office:value="2190.686" calcext:value-type="float">
            <text:p>2190.686</text:p>
          </table:table-cell>
          <table:table-cell office:value-type="float" office:value="5001.506" calcext:value-type="float">
            <text:p>5001.506</text:p>
          </table:table-cell>
          <table:table-cell office:value-type="string" calcext:value-type="string">
            <text:p>0.005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3.6" calcext:value-type="float">
            <text:p>33.6</text:p>
          </table:table-cell>
          <table:table-cell office:value-type="float" office:value="191.303" calcext:value-type="float">
            <text:p>191.303</text:p>
          </table:table-cell>
          <table:table-cell office:value-type="float" office:value="10.144" calcext:value-type="float">
            <text:p>10.144</text:p>
          </table:table-cell>
          <table:table-cell office:value-type="float" office:value="29.384" calcext:value-type="float">
            <text:p>29.384</text:p>
          </table:table-cell>
          <table:table-cell office:value-type="float" office:value="59.926" calcext:value-type="float">
            <text:p>59.926</text:p>
          </table:table-cell>
          <table:table-cell office:value-type="float" office:value="220.814" calcext:value-type="float">
            <text:p>220.814</text:p>
          </table:table-cell>
          <table:table-cell office:value-type="float" office:value="364.598" calcext:value-type="float">
            <text:p>364.598</text:p>
          </table:table-cell>
          <table:table-cell office:value-type="float" office:value="518.465" calcext:value-type="float">
            <text:p>518.465</text:p>
          </table:table-cell>
          <table:table-cell office:value-type="float" office:value="2333.925" calcext:value-type="float">
            <text:p>2333.925</text:p>
          </table:table-cell>
          <table:table-cell office:value-type="float" office:value="3569.214" calcext:value-type="float">
            <text:p>3569.214</text:p>
          </table:table-cell>
          <table:table-cell office:value-type="string" calcext:value-type="string">
            <text:p>0.005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9.3" calcext:value-type="float">
            <text:p>39.3</text:p>
          </table:table-cell>
          <table:table-cell office:value-type="float" office:value="164.503" calcext:value-type="float">
            <text:p>164.503</text:p>
          </table:table-cell>
          <table:table-cell office:value-type="float" office:value="10.284" calcext:value-type="float">
            <text:p>10.284</text:p>
          </table:table-cell>
          <table:table-cell office:value-type="float" office:value="29.642" calcext:value-type="float">
            <text:p>29.642</text:p>
          </table:table-cell>
          <table:table-cell office:value-type="float" office:value="59.878" calcext:value-type="float">
            <text:p>59.878</text:p>
          </table:table-cell>
          <table:table-cell office:value-type="float" office:value="241.973" calcext:value-type="float">
            <text:p>241.973</text:p>
          </table:table-cell>
          <table:table-cell office:value-type="float" office:value="384.607" calcext:value-type="float">
            <text:p>384.607</text:p>
          </table:table-cell>
          <table:table-cell office:value-type="float" office:value="449.032" calcext:value-type="float">
            <text:p>449.032</text:p>
          </table:table-cell>
          <table:table-cell office:value-type="float" office:value="728.973" calcext:value-type="float">
            <text:p>728.973</text:p>
          </table:table-cell>
          <table:table-cell office:value-type="float" office:value="3103.451" calcext:value-type="float">
            <text:p>3103.451</text:p>
          </table:table-cell>
          <table:table-cell office:value-type="string" calcext:value-type="string">
            <text:p>0.006</text:p>
            <text:p/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terminal=7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time(sec)</text:p>
          </table:table-cell>
          <table:table-cell office:value-type="string" calcext:value-type="string">
            <text:p><text:s/>throughput(req/sec)</text:p>
          </table:table-cell>
          <table:table-cell office:value-type="string" calcext:value-type="string">
            <text:p><text:s/>avg_lat(ms)</text:p>
          </table:table-cell>
          <table:table-cell office:value-type="string" calcext:value-type="string">
            <text:p><text:s/>min_lat(ms)</text:p>
          </table:table-cell>
          <table:table-cell office:value-type="string" calcext:value-type="string">
            <text:p><text:s/>25th_lat(ms)</text:p>
          </table:table-cell>
          <table:table-cell office:value-type="string" calcext:value-type="string">
            <text:p><text:s/>median_lat(ms)</text:p>
          </table:table-cell>
          <table:table-cell office:value-type="string" calcext:value-type="string">
            <text:p><text:s/>75th_lat(ms)</text:p>
          </table:table-cell>
          <table:table-cell office:value-type="string" calcext:value-type="string">
            <text:p><text:s/>90th_lat(ms)</text:p>
          </table:table-cell>
          <table:table-cell office:value-type="string" calcext:value-type="string">
            <text:p><text:s/>95th_lat(ms)</text:p>
          </table:table-cell>
          <table:table-cell office:value-type="string" calcext:value-type="string">
            <text:p><text:s/>99th_lat(ms)</text:p>
          </table:table-cell>
          <table:table-cell office:value-type="string" calcext:value-type="string">
            <text:p><text:s/>max_lat(ms)</text:p>
          </table:table-cell>
          <table:table-cell office:value-type="string" calcext:value-type="string">
            <text:p> tp (req/s) scaled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7.6" calcext:value-type="float">
            <text:p>37.6</text:p>
          </table:table-cell>
          <table:table-cell office:value-type="float" office:value="210.498" calcext:value-type="float">
            <text:p>210.498</text:p>
          </table:table-cell>
          <table:table-cell office:value-type="float" office:value="11.295" calcext:value-type="float">
            <text:p>11.295</text:p>
          </table:table-cell>
          <table:table-cell office:value-type="float" office:value="29.587" calcext:value-type="float">
            <text:p>29.587</text:p>
          </table:table-cell>
          <table:table-cell office:value-type="float" office:value="60.005" calcext:value-type="float">
            <text:p>60.005</text:p>
          </table:table-cell>
          <table:table-cell office:value-type="float" office:value="257.341" calcext:value-type="float">
            <text:p>257.341</text:p>
          </table:table-cell>
          <table:table-cell office:value-type="float" office:value="404.175" calcext:value-type="float">
            <text:p>404.175</text:p>
          </table:table-cell>
          <table:table-cell office:value-type="float" office:value="486.88" calcext:value-type="float">
            <text:p>486.88</text:p>
          </table:table-cell>
          <table:table-cell office:value-type="float" office:value="2560.141" calcext:value-type="float">
            <text:p>2560.141</text:p>
          </table:table-cell>
          <table:table-cell office:value-type="float" office:value="4991.01" calcext:value-type="float">
            <text:p>4991.01</text:p>
          </table:table-cell>
          <table:table-cell office:value-type="string" calcext:value-type="string">
            <text:p>0.005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4.3" calcext:value-type="float">
            <text:p>34.3</text:p>
          </table:table-cell>
          <table:table-cell office:value-type="float" office:value="222.439" calcext:value-type="float">
            <text:p>222.439</text:p>
          </table:table-cell>
          <table:table-cell office:value-type="float" office:value="11.549" calcext:value-type="float">
            <text:p>11.549</text:p>
          </table:table-cell>
          <table:table-cell office:value-type="float" office:value="29.94" calcext:value-type="float">
            <text:p>29.94</text:p>
          </table:table-cell>
          <table:table-cell office:value-type="float" office:value="126.049" calcext:value-type="float">
            <text:p>126.049</text:p>
          </table:table-cell>
          <table:table-cell office:value-type="float" office:value="287.746" calcext:value-type="float">
            <text:p>287.746</text:p>
          </table:table-cell>
          <table:table-cell office:value-type="float" office:value="431.958" calcext:value-type="float">
            <text:p>431.958</text:p>
          </table:table-cell>
          <table:table-cell office:value-type="float" office:value="499.349" calcext:value-type="float">
            <text:p>499.349</text:p>
          </table:table-cell>
          <table:table-cell office:value-type="float" office:value="2424.531" calcext:value-type="float">
            <text:p>2424.531</text:p>
          </table:table-cell>
          <table:table-cell office:value-type="float" office:value="5151.864" calcext:value-type="float">
            <text:p>5151.864</text:p>
          </table:table-cell>
          <table:table-cell office:value-type="string" calcext:value-type="string">
            <text:p>0.004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6.5" calcext:value-type="float">
            <text:p>36.5</text:p>
          </table:table-cell>
          <table:table-cell office:value-type="float" office:value="230.234" calcext:value-type="float">
            <text:p>230.234</text:p>
          </table:table-cell>
          <table:table-cell office:value-type="float" office:value="12.857" calcext:value-type="float">
            <text:p>12.857</text:p>
          </table:table-cell>
          <table:table-cell office:value-type="float" office:value="30.325" calcext:value-type="float">
            <text:p>30.325</text:p>
          </table:table-cell>
          <table:table-cell office:value-type="float" office:value="94.247" calcext:value-type="float">
            <text:p>94.247</text:p>
          </table:table-cell>
          <table:table-cell office:value-type="float" office:value="226.998" calcext:value-type="float">
            <text:p>226.998</text:p>
          </table:table-cell>
          <table:table-cell office:value-type="float" office:value="391.136" calcext:value-type="float">
            <text:p>391.136</text:p>
          </table:table-cell>
          <table:table-cell office:value-type="float" office:value="579.547" calcext:value-type="float">
            <text:p>579.547</text:p>
          </table:table-cell>
          <table:table-cell office:value-type="float" office:value="2945.968" calcext:value-type="float">
            <text:p>2945.968</text:p>
          </table:table-cell>
          <table:table-cell office:value-type="float" office:value="4358.634" calcext:value-type="float">
            <text:p>4358.634</text:p>
          </table:table-cell>
          <table:table-cell office:value-type="string" calcext:value-type="string">
            <text:p>0.004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38.704" calcext:value-type="float">
            <text:p>238.704</text:p>
          </table:table-cell>
          <table:table-cell office:value-type="float" office:value="9.466" calcext:value-type="float">
            <text:p>9.466</text:p>
          </table:table-cell>
          <table:table-cell office:value-type="float" office:value="30.749" calcext:value-type="float">
            <text:p>30.749</text:p>
          </table:table-cell>
          <table:table-cell office:value-type="float" office:value="92.642" calcext:value-type="float">
            <text:p>92.642</text:p>
          </table:table-cell>
          <table:table-cell office:value-type="float" office:value="279.136" calcext:value-type="float">
            <text:p>279.136</text:p>
          </table:table-cell>
          <table:table-cell office:value-type="float" office:value="419.208" calcext:value-type="float">
            <text:p>419.208</text:p>
          </table:table-cell>
          <table:table-cell office:value-type="float" office:value="496.802" calcext:value-type="float">
            <text:p>496.802</text:p>
          </table:table-cell>
          <table:table-cell office:value-type="float" office:value="3361.801" calcext:value-type="float">
            <text:p>3361.801</text:p>
          </table:table-cell>
          <table:table-cell office:value-type="float" office:value="4371.447" calcext:value-type="float">
            <text:p>4371.447</text:p>
          </table:table-cell>
          <table:table-cell office:value-type="string" calcext:value-type="string">
            <text:p>0.004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1.3" calcext:value-type="float">
            <text:p>41.3</text:p>
          </table:table-cell>
          <table:table-cell office:value-type="float" office:value="183.924" calcext:value-type="float">
            <text:p>183.924</text:p>
          </table:table-cell>
          <table:table-cell office:value-type="float" office:value="10.948" calcext:value-type="float">
            <text:p>10.948</text:p>
          </table:table-cell>
          <table:table-cell office:value-type="float" office:value="30.218" calcext:value-type="float">
            <text:p>30.218</text:p>
          </table:table-cell>
          <table:table-cell office:value-type="float" office:value="50.164" calcext:value-type="float">
            <text:p>50.164</text:p>
          </table:table-cell>
          <table:table-cell office:value-type="float" office:value="236.024" calcext:value-type="float">
            <text:p>236.024</text:p>
          </table:table-cell>
          <table:table-cell office:value-type="float" office:value="405.238" calcext:value-type="float">
            <text:p>405.238</text:p>
          </table:table-cell>
          <table:table-cell office:value-type="float" office:value="473.273" calcext:value-type="float">
            <text:p>473.273</text:p>
          </table:table-cell>
          <table:table-cell office:value-type="float" office:value="1758.301" calcext:value-type="float">
            <text:p>1758.301</text:p>
          </table:table-cell>
          <table:table-cell office:value-type="float" office:value="3798.282" calcext:value-type="float">
            <text:p>3798.282</text:p>
          </table:table-cell>
          <table:table-cell office:value-type="string" calcext:value-type="string">
            <text:p>0.005</text:p>
            <text:p/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terminal=8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time(sec)</text:p>
          </table:table-cell>
          <table:table-cell office:value-type="string" calcext:value-type="string">
            <text:p><text:s/>throughput(req/sec)</text:p>
          </table:table-cell>
          <table:table-cell office:value-type="string" calcext:value-type="string">
            <text:p><text:s/>avg_lat(ms)</text:p>
          </table:table-cell>
          <table:table-cell office:value-type="string" calcext:value-type="string">
            <text:p><text:s/>min_lat(ms)</text:p>
          </table:table-cell>
          <table:table-cell office:value-type="string" calcext:value-type="string">
            <text:p><text:s/>25th_lat(ms)</text:p>
          </table:table-cell>
          <table:table-cell office:value-type="string" calcext:value-type="string">
            <text:p><text:s/>median_lat(ms)</text:p>
          </table:table-cell>
          <table:table-cell office:value-type="string" calcext:value-type="string">
            <text:p><text:s/>75th_lat(ms)</text:p>
          </table:table-cell>
          <table:table-cell office:value-type="string" calcext:value-type="string">
            <text:p><text:s/>90th_lat(ms)</text:p>
          </table:table-cell>
          <table:table-cell office:value-type="string" calcext:value-type="string">
            <text:p><text:s/>95th_lat(ms)</text:p>
          </table:table-cell>
          <table:table-cell office:value-type="string" calcext:value-type="string">
            <text:p><text:s/>99th_lat(ms)</text:p>
          </table:table-cell>
          <table:table-cell office:value-type="string" calcext:value-type="string">
            <text:p><text:s/>max_lat(ms)</text:p>
          </table:table-cell>
          <table:table-cell office:value-type="string" calcext:value-type="string">
            <text:p> tp (req/s) scaled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4.8" calcext:value-type="float">
            <text:p>34.8</text:p>
          </table:table-cell>
          <table:table-cell office:value-type="float" office:value="258.781" calcext:value-type="float">
            <text:p>258.781</text:p>
          </table:table-cell>
          <table:table-cell office:value-type="float" office:value="10.829" calcext:value-type="float">
            <text:p>10.829</text:p>
          </table:table-cell>
          <table:table-cell office:value-type="float" office:value="30.837" calcext:value-type="float">
            <text:p>30.837</text:p>
          </table:table-cell>
          <table:table-cell office:value-type="float" office:value="123.672" calcext:value-type="float">
            <text:p>123.672</text:p>
          </table:table-cell>
          <table:table-cell office:value-type="float" office:value="296.723" calcext:value-type="float">
            <text:p>296.723</text:p>
          </table:table-cell>
          <table:table-cell office:value-type="float" office:value="468.779" calcext:value-type="float">
            <text:p>468.779</text:p>
          </table:table-cell>
          <table:table-cell office:value-type="float" office:value="660.925" calcext:value-type="float">
            <text:p>660.925</text:p>
          </table:table-cell>
          <table:table-cell office:value-type="float" office:value="2989.252" calcext:value-type="float">
            <text:p>2989.252</text:p>
          </table:table-cell>
          <table:table-cell office:value-type="float" office:value="3666.033" calcext:value-type="float">
            <text:p>3666.033</text:p>
          </table:table-cell>
          <table:table-cell office:value-type="string" calcext:value-type="string">
            <text:p>0.004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1.4" calcext:value-type="float">
            <text:p>41.4</text:p>
          </table:table-cell>
          <table:table-cell office:value-type="float" office:value="207.242" calcext:value-type="float">
            <text:p>207.242</text:p>
          </table:table-cell>
          <table:table-cell office:value-type="float" office:value="10.566" calcext:value-type="float">
            <text:p>10.566</text:p>
          </table:table-cell>
          <table:table-cell office:value-type="float" office:value="30.602" calcext:value-type="float">
            <text:p>30.602</text:p>
          </table:table-cell>
          <table:table-cell office:value-type="float" office:value="67.617" calcext:value-type="float">
            <text:p>67.617</text:p>
          </table:table-cell>
          <table:table-cell office:value-type="float" office:value="283.526" calcext:value-type="float">
            <text:p>283.526</text:p>
          </table:table-cell>
          <table:table-cell office:value-type="float" office:value="448.138" calcext:value-type="float">
            <text:p>448.138</text:p>
          </table:table-cell>
          <table:table-cell office:value-type="float" office:value="631.543" calcext:value-type="float">
            <text:p>631.543</text:p>
          </table:table-cell>
          <table:table-cell office:value-type="float" office:value="1981.159" calcext:value-type="float">
            <text:p>1981.159</text:p>
          </table:table-cell>
          <table:table-cell office:value-type="float" office:value="3330.356" calcext:value-type="float">
            <text:p>3330.356</text:p>
          </table:table-cell>
          <table:table-cell office:value-type="string" calcext:value-type="string">
            <text:p>0.005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44.396" calcext:value-type="float">
            <text:p>244.396</text:p>
          </table:table-cell>
          <table:table-cell office:value-type="float" office:value="6.657" calcext:value-type="float">
            <text:p>6.657</text:p>
          </table:table-cell>
          <table:table-cell office:value-type="float" office:value="31.102" calcext:value-type="float">
            <text:p>31.102</text:p>
          </table:table-cell>
          <table:table-cell office:value-type="float" office:value="88.472" calcext:value-type="float">
            <text:p>88.472</text:p>
          </table:table-cell>
          <table:table-cell office:value-type="float" office:value="308.303" calcext:value-type="float">
            <text:p>308.303</text:p>
          </table:table-cell>
          <table:table-cell office:value-type="float" office:value="471.353" calcext:value-type="float">
            <text:p>471.353</text:p>
          </table:table-cell>
          <table:table-cell office:value-type="float" office:value="612.588" calcext:value-type="float">
            <text:p>612.588</text:p>
          </table:table-cell>
          <table:table-cell office:value-type="float" office:value="3141.818" calcext:value-type="float">
            <text:p>3141.818</text:p>
          </table:table-cell>
          <table:table-cell office:value-type="float" office:value="3828.7" calcext:value-type="float">
            <text:p>3828.7</text:p>
          </table:table-cell>
          <table:table-cell office:value-type="string" calcext:value-type="string">
            <text:p>0.004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9.5" calcext:value-type="float">
            <text:p>39.5</text:p>
          </table:table-cell>
          <table:table-cell office:value-type="float" office:value="227.331" calcext:value-type="float">
            <text:p>227.331</text:p>
          </table:table-cell>
          <table:table-cell office:value-type="float" office:value="10.497" calcext:value-type="float">
            <text:p>10.497</text:p>
          </table:table-cell>
          <table:table-cell office:value-type="float" office:value="31.186" calcext:value-type="float">
            <text:p>31.186</text:p>
          </table:table-cell>
          <table:table-cell office:value-type="float" office:value="49.997" calcext:value-type="float">
            <text:p>49.997</text:p>
          </table:table-cell>
          <table:table-cell office:value-type="float" office:value="248.861" calcext:value-type="float">
            <text:p>248.861</text:p>
          </table:table-cell>
          <table:table-cell office:value-type="float" office:value="486.463" calcext:value-type="float">
            <text:p>486.463</text:p>
          </table:table-cell>
          <table:table-cell office:value-type="float" office:value="736.333" calcext:value-type="float">
            <text:p>736.333</text:p>
          </table:table-cell>
          <table:table-cell office:value-type="float" office:value="2660.456" calcext:value-type="float">
            <text:p>2660.456</text:p>
          </table:table-cell>
          <table:table-cell office:value-type="float" office:value="4875.854" calcext:value-type="float">
            <text:p>4875.854</text:p>
          </table:table-cell>
          <table:table-cell office:value-type="string" calcext:value-type="string">
            <text:p>0.004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0.3" calcext:value-type="float">
            <text:p>40.3</text:p>
          </table:table-cell>
          <table:table-cell office:value-type="float" office:value="227.021" calcext:value-type="float">
            <text:p>227.021</text:p>
          </table:table-cell>
          <table:table-cell office:value-type="float" office:value="10.798" calcext:value-type="float">
            <text:p>10.798</text:p>
          </table:table-cell>
          <table:table-cell office:value-type="float" office:value="31.502" calcext:value-type="float">
            <text:p>31.502</text:p>
          </table:table-cell>
          <table:table-cell office:value-type="float" office:value="109.577" calcext:value-type="float">
            <text:p>109.577</text:p>
          </table:table-cell>
          <table:table-cell office:value-type="float" office:value="312.305" calcext:value-type="float">
            <text:p>312.305</text:p>
          </table:table-cell>
          <table:table-cell office:value-type="float" office:value="462.66" calcext:value-type="float">
            <text:p>462.66</text:p>
          </table:table-cell>
          <table:table-cell office:value-type="float" office:value="561.867" calcext:value-type="float">
            <text:p>561.867</text:p>
          </table:table-cell>
          <table:table-cell office:value-type="float" office:value="2302.02" calcext:value-type="float">
            <text:p>2302.02</text:p>
          </table:table-cell>
          <table:table-cell office:value-type="float" office:value="4875.868" calcext:value-type="float">
            <text:p>4875.868</text:p>
          </table:table-cell>
          <table:table-cell office:value-type="string" calcext:value-type="string">
            <text:p>0.004</text:p>
            <text:p/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terminal=9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time(sec)</text:p>
          </table:table-cell>
          <table:table-cell office:value-type="string" calcext:value-type="string">
            <text:p><text:s/>throughput(req/sec)</text:p>
          </table:table-cell>
          <table:table-cell office:value-type="string" calcext:value-type="string">
            <text:p><text:s/>avg_lat(ms)</text:p>
          </table:table-cell>
          <table:table-cell office:value-type="string" calcext:value-type="string">
            <text:p><text:s/>min_lat(ms)</text:p>
          </table:table-cell>
          <table:table-cell office:value-type="string" calcext:value-type="string">
            <text:p><text:s/>25th_lat(ms)</text:p>
          </table:table-cell>
          <table:table-cell office:value-type="string" calcext:value-type="string">
            <text:p><text:s/>median_lat(ms)</text:p>
          </table:table-cell>
          <table:table-cell office:value-type="string" calcext:value-type="string">
            <text:p><text:s/>75th_lat(ms)</text:p>
          </table:table-cell>
          <table:table-cell office:value-type="string" calcext:value-type="string">
            <text:p><text:s/>90th_lat(ms)</text:p>
          </table:table-cell>
          <table:table-cell office:value-type="string" calcext:value-type="string">
            <text:p><text:s/>95th_lat(ms)</text:p>
          </table:table-cell>
          <table:table-cell office:value-type="string" calcext:value-type="string">
            <text:p><text:s/>99th_lat(ms)</text:p>
          </table:table-cell>
          <table:table-cell office:value-type="string" calcext:value-type="string">
            <text:p><text:s/>max_lat(ms)</text:p>
          </table:table-cell>
          <table:table-cell office:value-type="string" calcext:value-type="string">
            <text:p> tp (req/s) scaled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7.2" calcext:value-type="float">
            <text:p>37.2</text:p>
          </table:table-cell>
          <table:table-cell office:value-type="float" office:value="259.504" calcext:value-type="float">
            <text:p>259.504</text:p>
          </table:table-cell>
          <table:table-cell office:value-type="float" office:value="9.931" calcext:value-type="float">
            <text:p>9.931</text:p>
          </table:table-cell>
          <table:table-cell office:value-type="float" office:value="31.888" calcext:value-type="float">
            <text:p>31.888</text:p>
          </table:table-cell>
          <table:table-cell office:value-type="float" office:value="91.323" calcext:value-type="float">
            <text:p>91.323</text:p>
          </table:table-cell>
          <table:table-cell office:value-type="float" office:value="336.24" calcext:value-type="float">
            <text:p>336.24</text:p>
          </table:table-cell>
          <table:table-cell office:value-type="float" office:value="507.24" calcext:value-type="float">
            <text:p>507.24</text:p>
          </table:table-cell>
          <table:table-cell office:value-type="float" office:value="679.15" calcext:value-type="float">
            <text:p>679.15</text:p>
          </table:table-cell>
          <table:table-cell office:value-type="float" office:value="3727.113" calcext:value-type="float">
            <text:p>3727.113</text:p>
          </table:table-cell>
          <table:table-cell office:value-type="float" office:value="5436.326" calcext:value-type="float">
            <text:p>5436.326</text:p>
          </table:table-cell>
          <table:table-cell office:value-type="string" calcext:value-type="string">
            <text:p>0.004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8.6" calcext:value-type="float">
            <text:p>38.6</text:p>
          </table:table-cell>
          <table:table-cell office:value-type="float" office:value="258.594" calcext:value-type="float">
            <text:p>258.594</text:p>
          </table:table-cell>
          <table:table-cell office:value-type="float" office:value="10.812" calcext:value-type="float">
            <text:p>10.812</text:p>
          </table:table-cell>
          <table:table-cell office:value-type="float" office:value="32.024" calcext:value-type="float">
            <text:p>32.024</text:p>
          </table:table-cell>
          <table:table-cell office:value-type="float" office:value="64.45" calcext:value-type="float">
            <text:p>64.45</text:p>
          </table:table-cell>
          <table:table-cell office:value-type="float" office:value="297.291" calcext:value-type="float">
            <text:p>297.291</text:p>
          </table:table-cell>
          <table:table-cell office:value-type="float" office:value="480.905" calcext:value-type="float">
            <text:p>480.905</text:p>
          </table:table-cell>
          <table:table-cell office:value-type="float" office:value="634.133" calcext:value-type="float">
            <text:p>634.133</text:p>
          </table:table-cell>
          <table:table-cell office:value-type="float" office:value="3723.948" calcext:value-type="float">
            <text:p>3723.948</text:p>
          </table:table-cell>
          <table:table-cell office:value-type="float" office:value="4686.287" calcext:value-type="float">
            <text:p>4686.287</text:p>
          </table:table-cell>
          <table:table-cell office:value-type="string" calcext:value-type="string">
            <text:p>0.004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.7</text:p>
          </table:table-cell>
          <table:table-cell office:value-type="float" office:value="244.957" calcext:value-type="float">
            <text:p>244.957</text:p>
          </table:table-cell>
          <table:table-cell office:value-type="float" office:value="11.371" calcext:value-type="float">
            <text:p>11.371</text:p>
          </table:table-cell>
          <table:table-cell office:value-type="float" office:value="32.683" calcext:value-type="float">
            <text:p>32.683</text:p>
          </table:table-cell>
          <table:table-cell office:value-type="float" office:value="70.429" calcext:value-type="float">
            <text:p>70.429</text:p>
          </table:table-cell>
          <table:table-cell office:value-type="float" office:value="298.548" calcext:value-type="float">
            <text:p>298.548</text:p>
          </table:table-cell>
          <table:table-cell office:value-type="float" office:value="521.727" calcext:value-type="float">
            <text:p>521.727</text:p>
          </table:table-cell>
          <table:table-cell office:value-type="float" office:value="698.651" calcext:value-type="float">
            <text:p>698.651</text:p>
          </table:table-cell>
          <table:table-cell office:value-type="float" office:value="3102.989" calcext:value-type="float">
            <text:p>3102.989</text:p>
          </table:table-cell>
          <table:table-cell office:value-type="float" office:value="3769.906" calcext:value-type="float">
            <text:p>3769.906</text:p>
          </table:table-cell>
          <table:table-cell office:value-type="string" calcext:value-type="string">
            <text:p>0.004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0.1" calcext:value-type="float">
            <text:p>40.1</text:p>
          </table:table-cell>
          <table:table-cell office:value-type="float" office:value="266.523" calcext:value-type="float">
            <text:p>266.523</text:p>
          </table:table-cell>
          <table:table-cell office:value-type="float" office:value="11.17" calcext:value-type="float">
            <text:p>11.17</text:p>
          </table:table-cell>
          <table:table-cell office:value-type="float" office:value="32.178" calcext:value-type="float">
            <text:p>32.178</text:p>
          </table:table-cell>
          <table:table-cell office:value-type="float" office:value="54.784" calcext:value-type="float">
            <text:p>54.784</text:p>
          </table:table-cell>
          <table:table-cell office:value-type="float" office:value="281.947" calcext:value-type="float">
            <text:p>281.947</text:p>
          </table:table-cell>
          <table:table-cell office:value-type="float" office:value="488.865" calcext:value-type="float">
            <text:p>488.865</text:p>
          </table:table-cell>
          <table:table-cell office:value-type="float" office:value="629.326" calcext:value-type="float">
            <text:p>629.326</text:p>
          </table:table-cell>
          <table:table-cell office:value-type="float" office:value="3389.739" calcext:value-type="float">
            <text:p>3389.739</text:p>
          </table:table-cell>
          <table:table-cell office:value-type="float" office:value="5481.879" calcext:value-type="float">
            <text:p>5481.879</text:p>
          </table:table-cell>
          <table:table-cell office:value-type="string" calcext:value-type="string">
            <text:p>0.004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1.5" calcext:value-type="float">
            <text:p>41.5</text:p>
          </table:table-cell>
          <table:table-cell office:value-type="float" office:value="230.84" calcext:value-type="float">
            <text:p>230.84</text:p>
          </table:table-cell>
          <table:table-cell office:value-type="float" office:value="11.142" calcext:value-type="float">
            <text:p>11.142</text:p>
          </table:table-cell>
          <table:table-cell office:value-type="float" office:value="33.033" calcext:value-type="float">
            <text:p>33.033</text:p>
          </table:table-cell>
          <table:table-cell office:value-type="float" office:value="100.828" calcext:value-type="float">
            <text:p>100.828</text:p>
          </table:table-cell>
          <table:table-cell office:value-type="float" office:value="294.493" calcext:value-type="float">
            <text:p>294.493</text:p>
          </table:table-cell>
          <table:table-cell office:value-type="float" office:value="480.729" calcext:value-type="float">
            <text:p>480.729</text:p>
          </table:table-cell>
          <table:table-cell office:value-type="float" office:value="614.949" calcext:value-type="float">
            <text:p>614.949</text:p>
          </table:table-cell>
          <table:table-cell office:value-type="float" office:value="3087.066" calcext:value-type="float">
            <text:p>3087.066</text:p>
          </table:table-cell>
          <table:table-cell office:value-type="float" office:value="4422.382" calcext:value-type="float">
            <text:p>4422.382</text:p>
          </table:table-cell>
          <table:table-cell office:value-type="string" calcext:value-type="string">
            <text:p>0.004</text:p>
            <text:p/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terminal=10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time(sec)</text:p>
          </table:table-cell>
          <table:table-cell office:value-type="string" calcext:value-type="string">
            <text:p><text:s/>throughput(req/sec)</text:p>
          </table:table-cell>
          <table:table-cell office:value-type="string" calcext:value-type="string">
            <text:p><text:s/>avg_lat(ms)</text:p>
          </table:table-cell>
          <table:table-cell office:value-type="string" calcext:value-type="string">
            <text:p><text:s/>min_lat(ms)</text:p>
          </table:table-cell>
          <table:table-cell office:value-type="string" calcext:value-type="string">
            <text:p><text:s/>25th_lat(ms)</text:p>
          </table:table-cell>
          <table:table-cell office:value-type="string" calcext:value-type="string">
            <text:p><text:s/>median_lat(ms)</text:p>
          </table:table-cell>
          <table:table-cell office:value-type="string" calcext:value-type="string">
            <text:p><text:s/>75th_lat(ms)</text:p>
          </table:table-cell>
          <table:table-cell office:value-type="string" calcext:value-type="string">
            <text:p><text:s/>90th_lat(ms)</text:p>
          </table:table-cell>
          <table:table-cell office:value-type="string" calcext:value-type="string">
            <text:p><text:s/>95th_lat(ms)</text:p>
          </table:table-cell>
          <table:table-cell office:value-type="string" calcext:value-type="string">
            <text:p><text:s/>99th_lat(ms)</text:p>
          </table:table-cell>
          <table:table-cell office:value-type="string" calcext:value-type="string">
            <text:p><text:s/>max_lat(ms)</text:p>
          </table:table-cell>
          <table:table-cell office:value-type="string" calcext:value-type="string">
            <text:p> tp (req/s) scaled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3.4" calcext:value-type="float">
            <text:p>43.4</text:p>
          </table:table-cell>
          <table:table-cell office:value-type="float" office:value="264.535" calcext:value-type="float">
            <text:p>264.535</text:p>
          </table:table-cell>
          <table:table-cell office:value-type="float" office:value="10.593" calcext:value-type="float">
            <text:p>10.593</text:p>
          </table:table-cell>
          <table:table-cell office:value-type="float" office:value="33.079" calcext:value-type="float">
            <text:p>33.079</text:p>
          </table:table-cell>
          <table:table-cell office:value-type="float" office:value="104.495" calcext:value-type="float">
            <text:p>104.495</text:p>
          </table:table-cell>
          <table:table-cell office:value-type="float" office:value="376.178" calcext:value-type="float">
            <text:p>376.178</text:p>
          </table:table-cell>
          <table:table-cell office:value-type="float" office:value="564.774" calcext:value-type="float">
            <text:p>564.774</text:p>
          </table:table-cell>
          <table:table-cell office:value-type="float" office:value="736.401" calcext:value-type="float">
            <text:p>736.401</text:p>
          </table:table-cell>
          <table:table-cell office:value-type="float" office:value="3033.633" calcext:value-type="float">
            <text:p>3033.633</text:p>
          </table:table-cell>
          <table:table-cell office:value-type="float" office:value="3361.382" calcext:value-type="float">
            <text:p>3361.382</text:p>
          </table:table-cell>
          <table:table-cell office:value-type="string" calcext:value-type="string">
            <text:p>0.004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4.7" calcext:value-type="float">
            <text:p>44.7</text:p>
          </table:table-cell>
          <table:table-cell office:value-type="float" office:value="240.596" calcext:value-type="float">
            <text:p>240.596</text:p>
          </table:table-cell>
          <table:table-cell office:value-type="float" office:value="11.049" calcext:value-type="float">
            <text:p>11.049</text:p>
          </table:table-cell>
          <table:table-cell office:value-type="float" office:value="33.657" calcext:value-type="float">
            <text:p>33.657</text:p>
          </table:table-cell>
          <table:table-cell office:value-type="float" office:value="61.918" calcext:value-type="float">
            <text:p>61.918</text:p>
          </table:table-cell>
          <table:table-cell office:value-type="float" office:value="340.584" calcext:value-type="float">
            <text:p>340.584</text:p>
          </table:table-cell>
          <table:table-cell office:value-type="float" office:value="496.091" calcext:value-type="float">
            <text:p>496.091</text:p>
          </table:table-cell>
          <table:table-cell office:value-type="float" office:value="611.088" calcext:value-type="float">
            <text:p>611.088</text:p>
          </table:table-cell>
          <table:table-cell office:value-type="float" office:value="2577.461" calcext:value-type="float">
            <text:p>2577.461</text:p>
          </table:table-cell>
          <table:table-cell office:value-type="float" office:value="4051.785" calcext:value-type="float">
            <text:p>4051.785</text:p>
          </table:table-cell>
          <table:table-cell office:value-type="string" calcext:value-type="string">
            <text:p>0.004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1.4" calcext:value-type="float">
            <text:p>41.4</text:p>
          </table:table-cell>
          <table:table-cell office:value-type="float" office:value="256.989" calcext:value-type="float">
            <text:p>256.989</text:p>
          </table:table-cell>
          <table:table-cell office:value-type="float" office:value="10.808" calcext:value-type="float">
            <text:p>10.808</text:p>
          </table:table-cell>
          <table:table-cell office:value-type="float" office:value="33.261" calcext:value-type="float">
            <text:p>33.261</text:p>
          </table:table-cell>
          <table:table-cell office:value-type="float" office:value="87.082" calcext:value-type="float">
            <text:p>87.082</text:p>
          </table:table-cell>
          <table:table-cell office:value-type="float" office:value="322.083" calcext:value-type="float">
            <text:p>322.083</text:p>
          </table:table-cell>
          <table:table-cell office:value-type="float" office:value="541.414" calcext:value-type="float">
            <text:p>541.414</text:p>
          </table:table-cell>
          <table:table-cell office:value-type="float" office:value="671.34" calcext:value-type="float">
            <text:p>671.34</text:p>
          </table:table-cell>
          <table:table-cell office:value-type="float" office:value="2740.845" calcext:value-type="float">
            <text:p>2740.845</text:p>
          </table:table-cell>
          <table:table-cell office:value-type="float" office:value="3977.944" calcext:value-type="float">
            <text:p>3977.944</text:p>
          </table:table-cell>
          <table:table-cell office:value-type="string" calcext:value-type="string">
            <text:p>0.004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4.7" calcext:value-type="float">
            <text:p>54.7</text:p>
          </table:table-cell>
          <table:table-cell office:value-type="float" office:value="197.985" calcext:value-type="float">
            <text:p>197.985</text:p>
          </table:table-cell>
          <table:table-cell office:value-type="float" office:value="7.12" calcext:value-type="float">
            <text:p>7.12</text:p>
          </table:table-cell>
          <table:table-cell office:value-type="float" office:value="27.124" calcext:value-type="float">
            <text:p>27.124</text:p>
          </table:table-cell>
          <table:table-cell office:value-type="float" office:value="71.351" calcext:value-type="float">
            <text:p>71.351</text:p>
          </table:table-cell>
          <table:table-cell office:value-type="float" office:value="307.142" calcext:value-type="float">
            <text:p>307.142</text:p>
          </table:table-cell>
          <table:table-cell office:value-type="float" office:value="497.326" calcext:value-type="float">
            <text:p>497.326</text:p>
          </table:table-cell>
          <table:table-cell office:value-type="float" office:value="600.46" calcext:value-type="float">
            <text:p>600.46</text:p>
          </table:table-cell>
          <table:table-cell office:value-type="float" office:value="1156.34" calcext:value-type="float">
            <text:p>1156.34</text:p>
          </table:table-cell>
          <table:table-cell office:value-type="float" office:value="2081.304" calcext:value-type="float">
            <text:p>2081.304</text:p>
          </table:table-cell>
          <table:table-cell office:value-type="string" calcext:value-type="string">
            <text:p>0.005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4.3" calcext:value-type="float">
            <text:p>54.3</text:p>
          </table:table-cell>
          <table:table-cell office:value-type="float" office:value="195.745" calcext:value-type="float">
            <text:p>195.745</text:p>
          </table:table-cell>
          <table:table-cell office:value-type="float" office:value="10.307" calcext:value-type="float">
            <text:p>10.307</text:p>
          </table:table-cell>
          <table:table-cell office:value-type="float" office:value="26.762" calcext:value-type="float">
            <text:p>26.762</text:p>
          </table:table-cell>
          <table:table-cell office:value-type="float" office:value="56.923" calcext:value-type="float">
            <text:p>56.923</text:p>
          </table:table-cell>
          <table:table-cell office:value-type="float" office:value="358.096" calcext:value-type="float">
            <text:p>358.096</text:p>
          </table:table-cell>
          <table:table-cell office:value-type="float" office:value="503.242" calcext:value-type="float">
            <text:p>503.242</text:p>
          </table:table-cell>
          <table:table-cell office:value-type="float" office:value="580.702" calcext:value-type="float">
            <text:p>580.702</text:p>
          </table:table-cell>
          <table:table-cell office:value-type="float" office:value="920.479" calcext:value-type="float">
            <text:p>920.479</text:p>
          </table:table-cell>
          <table:table-cell office:value-type="float" office:value="1868.374" calcext:value-type="float">
            <text:p>1868.374</text:p>
          </table:table-cell>
          <table:table-cell office:value-type="string" calcext:value-type="string">
            <text:p>0.005</text:p>
            <text:p/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terminal=11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time(sec)</text:p>
          </table:table-cell>
          <table:table-cell office:value-type="string" calcext:value-type="string">
            <text:p><text:s/>throughput(req/sec)</text:p>
          </table:table-cell>
          <table:table-cell office:value-type="string" calcext:value-type="string">
            <text:p><text:s/>avg_lat(ms)</text:p>
          </table:table-cell>
          <table:table-cell office:value-type="string" calcext:value-type="string">
            <text:p><text:s/>min_lat(ms)</text:p>
          </table:table-cell>
          <table:table-cell office:value-type="string" calcext:value-type="string">
            <text:p><text:s/>25th_lat(ms)</text:p>
          </table:table-cell>
          <table:table-cell office:value-type="string" calcext:value-type="string">
            <text:p><text:s/>median_lat(ms)</text:p>
          </table:table-cell>
          <table:table-cell office:value-type="string" calcext:value-type="string">
            <text:p><text:s/>75th_lat(ms)</text:p>
          </table:table-cell>
          <table:table-cell office:value-type="string" calcext:value-type="string">
            <text:p><text:s/>90th_lat(ms)</text:p>
          </table:table-cell>
          <table:table-cell office:value-type="string" calcext:value-type="string">
            <text:p><text:s/>95th_lat(ms)</text:p>
          </table:table-cell>
          <table:table-cell office:value-type="string" calcext:value-type="string">
            <text:p><text:s/>99th_lat(ms)</text:p>
          </table:table-cell>
          <table:table-cell office:value-type="string" calcext:value-type="string">
            <text:p><text:s/>max_lat(ms)</text:p>
          </table:table-cell>
          <table:table-cell office:value-type="string" calcext:value-type="string">
            <text:p> tp (req/s) scaled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4.7" calcext:value-type="float">
            <text:p>54.7</text:p>
          </table:table-cell>
          <table:table-cell office:value-type="float" office:value="220.324" calcext:value-type="float">
            <text:p>220.324</text:p>
          </table:table-cell>
          <table:table-cell office:value-type="float" office:value="6.909" calcext:value-type="float">
            <text:p>6.909</text:p>
          </table:table-cell>
          <table:table-cell office:value-type="float" office:value="52.621" calcext:value-type="float">
            <text:p>52.621</text:p>
          </table:table-cell>
          <table:table-cell office:value-type="float" office:value="163.298" calcext:value-type="float">
            <text:p>163.298</text:p>
          </table:table-cell>
          <table:table-cell office:value-type="float" office:value="333.179" calcext:value-type="float">
            <text:p>333.179</text:p>
          </table:table-cell>
          <table:table-cell office:value-type="float" office:value="484.95" calcext:value-type="float">
            <text:p>484.95</text:p>
          </table:table-cell>
          <table:table-cell office:value-type="float" office:value="645.611" calcext:value-type="float">
            <text:p>645.611</text:p>
          </table:table-cell>
          <table:table-cell office:value-type="float" office:value="887.137" calcext:value-type="float">
            <text:p>887.137</text:p>
          </table:table-cell>
          <table:table-cell office:value-type="float" office:value="1701.183" calcext:value-type="float">
            <text:p>1701.183</text:p>
          </table:table-cell>
          <table:table-cell office:value-type="string" calcext:value-type="string">
            <text:p>0.005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5.4" calcext:value-type="float">
            <text:p>55.4</text:p>
          </table:table-cell>
          <table:table-cell office:value-type="float" office:value="213.618" calcext:value-type="float">
            <text:p>213.618</text:p>
          </table:table-cell>
          <table:table-cell office:value-type="float" office:value="6.151" calcext:value-type="float">
            <text:p>6.151</text:p>
          </table:table-cell>
          <table:table-cell office:value-type="float" office:value="58.385" calcext:value-type="float">
            <text:p>58.385</text:p>
          </table:table-cell>
          <table:table-cell office:value-type="float" office:value="169.146" calcext:value-type="float">
            <text:p>169.146</text:p>
          </table:table-cell>
          <table:table-cell office:value-type="float" office:value="308.502" calcext:value-type="float">
            <text:p>308.502</text:p>
          </table:table-cell>
          <table:table-cell office:value-type="float" office:value="448.773" calcext:value-type="float">
            <text:p>448.773</text:p>
          </table:table-cell>
          <table:table-cell office:value-type="float" office:value="524.716" calcext:value-type="float">
            <text:p>524.716</text:p>
          </table:table-cell>
          <table:table-cell office:value-type="float" office:value="991.294" calcext:value-type="float">
            <text:p>991.294</text:p>
          </table:table-cell>
          <table:table-cell office:value-type="float" office:value="2612.325" calcext:value-type="float">
            <text:p>2612.325</text:p>
          </table:table-cell>
          <table:table-cell office:value-type="string" calcext:value-type="string">
            <text:p>0.005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1.6" calcext:value-type="float">
            <text:p>51.6</text:p>
          </table:table-cell>
          <table:table-cell office:value-type="float" office:value="227.839" calcext:value-type="float">
            <text:p>227.839</text:p>
          </table:table-cell>
          <table:table-cell office:value-type="float" office:value="7.005" calcext:value-type="float">
            <text:p>7.005</text:p>
          </table:table-cell>
          <table:table-cell office:value-type="float" office:value="62.874" calcext:value-type="float">
            <text:p>62.874</text:p>
          </table:table-cell>
          <table:table-cell office:value-type="float" office:value="180.888" calcext:value-type="float">
            <text:p>180.888</text:p>
          </table:table-cell>
          <table:table-cell office:value-type="float" office:value="330.489" calcext:value-type="float">
            <text:p>330.489</text:p>
          </table:table-cell>
          <table:table-cell office:value-type="float" office:value="490.049" calcext:value-type="float">
            <text:p>490.049</text:p>
          </table:table-cell>
          <table:table-cell office:value-type="float" office:value="584.454" calcext:value-type="float">
            <text:p>584.454</text:p>
          </table:table-cell>
          <table:table-cell office:value-type="float" office:value="991.073" calcext:value-type="float">
            <text:p>991.073</text:p>
          </table:table-cell>
          <table:table-cell office:value-type="float" office:value="1270.049" calcext:value-type="float">
            <text:p>1270.049</text:p>
          </table:table-cell>
          <table:table-cell office:value-type="string" calcext:value-type="string">
            <text:p>0.004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4.4" calcext:value-type="float">
            <text:p>54.4</text:p>
          </table:table-cell>
          <table:table-cell office:value-type="float" office:value="215.554" calcext:value-type="float">
            <text:p>215.554</text:p>
          </table:table-cell>
          <table:table-cell office:value-type="float" office:value="9.765" calcext:value-type="float">
            <text:p>9.765</text:p>
          </table:table-cell>
          <table:table-cell office:value-type="float" office:value="28.026" calcext:value-type="float">
            <text:p>28.026</text:p>
          </table:table-cell>
          <table:table-cell office:value-type="float" office:value="145.412" calcext:value-type="float">
            <text:p>145.412</text:p>
          </table:table-cell>
          <table:table-cell office:value-type="float" office:value="307.848" calcext:value-type="float">
            <text:p>307.848</text:p>
          </table:table-cell>
          <table:table-cell office:value-type="float" office:value="481.603" calcext:value-type="float">
            <text:p>481.603</text:p>
          </table:table-cell>
          <table:table-cell office:value-type="float" office:value="641.966" calcext:value-type="float">
            <text:p>641.966</text:p>
          </table:table-cell>
          <table:table-cell office:value-type="float" office:value="1299.322" calcext:value-type="float">
            <text:p>1299.322</text:p>
          </table:table-cell>
          <table:table-cell office:value-type="float" office:value="2343.237" calcext:value-type="float">
            <text:p>2343.237</text:p>
          </table:table-cell>
          <table:table-cell office:value-type="string" calcext:value-type="string">
            <text:p>0.005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2.9" calcext:value-type="float">
            <text:p>52.9</text:p>
          </table:table-cell>
          <table:table-cell office:value-type="float" office:value="228.132" calcext:value-type="float">
            <text:p>228.132</text:p>
          </table:table-cell>
          <table:table-cell office:value-type="float" office:value="9.821" calcext:value-type="float">
            <text:p>9.821</text:p>
          </table:table-cell>
          <table:table-cell office:value-type="float" office:value="74.873" calcext:value-type="float">
            <text:p>74.873</text:p>
          </table:table-cell>
          <table:table-cell office:value-type="float" office:value="171.059" calcext:value-type="float">
            <text:p>171.059</text:p>
          </table:table-cell>
          <table:table-cell office:value-type="float" office:value="318.376" calcext:value-type="float">
            <text:p>318.376</text:p>
          </table:table-cell>
          <table:table-cell office:value-type="float" office:value="463.603" calcext:value-type="float">
            <text:p>463.603</text:p>
          </table:table-cell>
          <table:table-cell office:value-type="float" office:value="601.566" calcext:value-type="float">
            <text:p>601.566</text:p>
          </table:table-cell>
          <table:table-cell office:value-type="float" office:value="890.186" calcext:value-type="float">
            <text:p>890.186</text:p>
          </table:table-cell>
          <table:table-cell office:value-type="float" office:value="2233.59" calcext:value-type="float">
            <text:p>2233.59</text:p>
          </table:table-cell>
          <table:table-cell office:value-type="string" calcext:value-type="string">
            <text:p>0.004</text:p>
            <text:p/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terminal=12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time(sec)</text:p>
          </table:table-cell>
          <table:table-cell office:value-type="string" calcext:value-type="string">
            <text:p><text:s/>throughput(req/sec)</text:p>
          </table:table-cell>
          <table:table-cell office:value-type="string" calcext:value-type="string">
            <text:p><text:s/>avg_lat(ms)</text:p>
          </table:table-cell>
          <table:table-cell office:value-type="string" calcext:value-type="string">
            <text:p><text:s/>min_lat(ms)</text:p>
          </table:table-cell>
          <table:table-cell office:value-type="string" calcext:value-type="string">
            <text:p><text:s/>25th_lat(ms)</text:p>
          </table:table-cell>
          <table:table-cell office:value-type="string" calcext:value-type="string">
            <text:p><text:s/>median_lat(ms)</text:p>
          </table:table-cell>
          <table:table-cell office:value-type="string" calcext:value-type="string">
            <text:p><text:s/>75th_lat(ms)</text:p>
          </table:table-cell>
          <table:table-cell office:value-type="string" calcext:value-type="string">
            <text:p><text:s/>90th_lat(ms)</text:p>
          </table:table-cell>
          <table:table-cell office:value-type="string" calcext:value-type="string">
            <text:p><text:s/>95th_lat(ms)</text:p>
          </table:table-cell>
          <table:table-cell office:value-type="string" calcext:value-type="string">
            <text:p><text:s/>99th_lat(ms)</text:p>
          </table:table-cell>
          <table:table-cell office:value-type="string" calcext:value-type="string">
            <text:p><text:s/>max_lat(ms)</text:p>
          </table:table-cell>
          <table:table-cell office:value-type="string" calcext:value-type="string">
            <text:p> tp (req/s) scaled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4.2" calcext:value-type="float">
            <text:p>54.2</text:p>
          </table:table-cell>
          <table:table-cell office:value-type="float" office:value="234.689" calcext:value-type="float">
            <text:p>234.689</text:p>
          </table:table-cell>
          <table:table-cell office:value-type="float" office:value="7.297" calcext:value-type="float">
            <text:p>7.297</text:p>
          </table:table-cell>
          <table:table-cell office:value-type="float" office:value="95.075" calcext:value-type="float">
            <text:p>95.075</text:p>
          </table:table-cell>
          <table:table-cell office:value-type="float" office:value="205.601" calcext:value-type="float">
            <text:p>205.601</text:p>
          </table:table-cell>
          <table:table-cell office:value-type="float" office:value="322.048" calcext:value-type="float">
            <text:p>322.048</text:p>
          </table:table-cell>
          <table:table-cell office:value-type="float" office:value="447.815" calcext:value-type="float">
            <text:p>447.815</text:p>
          </table:table-cell>
          <table:table-cell office:value-type="float" office:value="539.583" calcext:value-type="float">
            <text:p>539.583</text:p>
          </table:table-cell>
          <table:table-cell office:value-type="float" office:value="786.852" calcext:value-type="float">
            <text:p>786.852</text:p>
          </table:table-cell>
          <table:table-cell office:value-type="float" office:value="2226.422" calcext:value-type="float">
            <text:p>2226.422</text:p>
          </table:table-cell>
          <table:table-cell office:value-type="string" calcext:value-type="string">
            <text:p>0.004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6.3" calcext:value-type="float">
            <text:p>46.3</text:p>
          </table:table-cell>
          <table:table-cell office:value-type="float" office:value="286.488" calcext:value-type="float">
            <text:p>286.488</text:p>
          </table:table-cell>
          <table:table-cell office:value-type="float" office:value="7.366" calcext:value-type="float">
            <text:p>7.366</text:p>
          </table:table-cell>
          <table:table-cell office:value-type="float" office:value="109.623" calcext:value-type="float">
            <text:p>109.623</text:p>
          </table:table-cell>
          <table:table-cell office:value-type="float" office:value="219.541" calcext:value-type="float">
            <text:p>219.541</text:p>
          </table:table-cell>
          <table:table-cell office:value-type="float" office:value="357.921" calcext:value-type="float">
            <text:p>357.921</text:p>
          </table:table-cell>
          <table:table-cell office:value-type="float" office:value="516.114" calcext:value-type="float">
            <text:p>516.114</text:p>
          </table:table-cell>
          <table:table-cell office:value-type="float" office:value="708.735" calcext:value-type="float">
            <text:p>708.735</text:p>
          </table:table-cell>
          <table:table-cell office:value-type="float" office:value="1926.966" calcext:value-type="float">
            <text:p>1926.966</text:p>
          </table:table-cell>
          <table:table-cell office:value-type="float" office:value="3342.478" calcext:value-type="float">
            <text:p>3342.478</text:p>
          </table:table-cell>
          <table:table-cell office:value-type="string" calcext:value-type="string">
            <text:p>0.003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05.993" calcext:value-type="float">
            <text:p>305.993</text:p>
          </table:table-cell>
          <table:table-cell office:value-type="float" office:value="10.53" calcext:value-type="float">
            <text:p>10.53</text:p>
          </table:table-cell>
          <table:table-cell office:value-type="float" office:value="52.091" calcext:value-type="float">
            <text:p>52.091</text:p>
          </table:table-cell>
          <table:table-cell office:value-type="float" office:value="184.694" calcext:value-type="float">
            <text:p>184.694</text:p>
          </table:table-cell>
          <table:table-cell office:value-type="float" office:value="338.597" calcext:value-type="float">
            <text:p>338.597</text:p>
          </table:table-cell>
          <table:table-cell office:value-type="float" office:value="541.912" calcext:value-type="float">
            <text:p>541.912</text:p>
          </table:table-cell>
          <table:table-cell office:value-type="float" office:value="723.52" calcext:value-type="float">
            <text:p>723.52</text:p>
          </table:table-cell>
          <table:table-cell office:value-type="float" office:value="2971.282" calcext:value-type="float">
            <text:p>2971.282</text:p>
          </table:table-cell>
          <table:table-cell office:value-type="float" office:value="5850.628" calcext:value-type="float">
            <text:p>5850.628</text:p>
          </table:table-cell>
          <table:table-cell office:value-type="string" calcext:value-type="string">
            <text:p>0.003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6.8" calcext:value-type="float">
            <text:p>36.8</text:p>
          </table:table-cell>
          <table:table-cell office:value-type="float" office:value="355.086" calcext:value-type="float">
            <text:p>355.086</text:p>
          </table:table-cell>
          <table:table-cell office:value-type="float" office:value="6.17" calcext:value-type="float">
            <text:p>6.17</text:p>
          </table:table-cell>
          <table:table-cell office:value-type="float" office:value="60.577" calcext:value-type="float">
            <text:p>60.577</text:p>
          </table:table-cell>
          <table:table-cell office:value-type="float" office:value="203.68" calcext:value-type="float">
            <text:p>203.68</text:p>
          </table:table-cell>
          <table:table-cell office:value-type="float" office:value="331.683" calcext:value-type="float">
            <text:p>331.683</text:p>
          </table:table-cell>
          <table:table-cell office:value-type="float" office:value="488.201" calcext:value-type="float">
            <text:p>488.201</text:p>
          </table:table-cell>
          <table:table-cell office:value-type="float" office:value="709.847" calcext:value-type="float">
            <text:p>709.847</text:p>
          </table:table-cell>
          <table:table-cell office:value-type="float" office:value="4680.767" calcext:value-type="float">
            <text:p>4680.767</text:p>
          </table:table-cell>
          <table:table-cell office:value-type="float" office:value="5093.877" calcext:value-type="float">
            <text:p>5093.877</text:p>
          </table:table-cell>
          <table:table-cell office:value-type="string" calcext:value-type="string">
            <text:p>0.003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1.4" calcext:value-type="float">
            <text:p>41.4</text:p>
          </table:table-cell>
          <table:table-cell office:value-type="float" office:value="330.862" calcext:value-type="float">
            <text:p>330.862</text:p>
          </table:table-cell>
          <table:table-cell office:value-type="float" office:value="9.871" calcext:value-type="float">
            <text:p>9.871</text:p>
          </table:table-cell>
          <table:table-cell office:value-type="float" office:value="92.569" calcext:value-type="float">
            <text:p>92.569</text:p>
          </table:table-cell>
          <table:table-cell office:value-type="float" office:value="262.906" calcext:value-type="float">
            <text:p>262.906</text:p>
          </table:table-cell>
          <table:table-cell office:value-type="float" office:value="425.009" calcext:value-type="float">
            <text:p>425.009</text:p>
          </table:table-cell>
          <table:table-cell office:value-type="float" office:value="652.616" calcext:value-type="float">
            <text:p>652.616</text:p>
          </table:table-cell>
          <table:table-cell office:value-type="float" office:value="870.455" calcext:value-type="float">
            <text:p>870.455</text:p>
          </table:table-cell>
          <table:table-cell office:value-type="float" office:value="1731.846" calcext:value-type="float">
            <text:p>1731.846</text:p>
          </table:table-cell>
          <table:table-cell office:value-type="float" office:value="4604.631" calcext:value-type="float">
            <text:p>4604.631</text:p>
          </table:table-cell>
          <table:table-cell office:value-type="string" calcext:value-type="string">
            <text:p>0.003</text:p>
            <text:p/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terminal=13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time(sec)</text:p>
          </table:table-cell>
          <table:table-cell office:value-type="string" calcext:value-type="string">
            <text:p><text:s/>throughput(req/sec)</text:p>
          </table:table-cell>
          <table:table-cell office:value-type="string" calcext:value-type="string">
            <text:p><text:s/>avg_lat(ms)</text:p>
          </table:table-cell>
          <table:table-cell office:value-type="string" calcext:value-type="string">
            <text:p><text:s/>min_lat(ms)</text:p>
          </table:table-cell>
          <table:table-cell office:value-type="string" calcext:value-type="string">
            <text:p><text:s/>25th_lat(ms)</text:p>
          </table:table-cell>
          <table:table-cell office:value-type="string" calcext:value-type="string">
            <text:p><text:s/>median_lat(ms)</text:p>
          </table:table-cell>
          <table:table-cell office:value-type="string" calcext:value-type="string">
            <text:p><text:s/>75th_lat(ms)</text:p>
          </table:table-cell>
          <table:table-cell office:value-type="string" calcext:value-type="string">
            <text:p><text:s/>90th_lat(ms)</text:p>
          </table:table-cell>
          <table:table-cell office:value-type="string" calcext:value-type="string">
            <text:p><text:s/>95th_lat(ms)</text:p>
          </table:table-cell>
          <table:table-cell office:value-type="string" calcext:value-type="string">
            <text:p><text:s/>99th_lat(ms)</text:p>
          </table:table-cell>
          <table:table-cell office:value-type="string" calcext:value-type="string">
            <text:p><text:s/>max_lat(ms)</text:p>
          </table:table-cell>
          <table:table-cell office:value-type="string" calcext:value-type="string">
            <text:p> tp (req/s) scaled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0.7" calcext:value-type="float">
            <text:p>40.7</text:p>
          </table:table-cell>
          <table:table-cell office:value-type="float" office:value="335.867" calcext:value-type="float">
            <text:p>335.867</text:p>
          </table:table-cell>
          <table:table-cell office:value-type="float" office:value="9.912" calcext:value-type="float">
            <text:p>9.912</text:p>
          </table:table-cell>
          <table:table-cell office:value-type="float" office:value="88.334" calcext:value-type="float">
            <text:p>88.334</text:p>
          </table:table-cell>
          <table:table-cell office:value-type="float" office:value="234.357" calcext:value-type="float">
            <text:p>234.357</text:p>
          </table:table-cell>
          <table:table-cell office:value-type="float" office:value="405.348" calcext:value-type="float">
            <text:p>405.348</text:p>
          </table:table-cell>
          <table:table-cell office:value-type="float" office:value="589.796" calcext:value-type="float">
            <text:p>589.796</text:p>
          </table:table-cell>
          <table:table-cell office:value-type="float" office:value="762.543" calcext:value-type="float">
            <text:p>762.543</text:p>
          </table:table-cell>
          <table:table-cell office:value-type="float" office:value="3865.288" calcext:value-type="float">
            <text:p>3865.288</text:p>
          </table:table-cell>
          <table:table-cell office:value-type="float" office:value="4512.179" calcext:value-type="float">
            <text:p>4512.179</text:p>
          </table:table-cell>
          <table:table-cell office:value-type="string" calcext:value-type="string">
            <text:p>0.003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2.9" calcext:value-type="float">
            <text:p>42.9</text:p>
          </table:table-cell>
          <table:table-cell office:value-type="float" office:value="316.001" calcext:value-type="float">
            <text:p>316.001</text:p>
          </table:table-cell>
          <table:table-cell office:value-type="float" office:value="9.776" calcext:value-type="float">
            <text:p>9.776</text:p>
          </table:table-cell>
          <table:table-cell office:value-type="float" office:value="62.011" calcext:value-type="float">
            <text:p>62.011</text:p>
          </table:table-cell>
          <table:table-cell office:value-type="float" office:value="214.937" calcext:value-type="float">
            <text:p>214.937</text:p>
          </table:table-cell>
          <table:table-cell office:value-type="float" office:value="373.628" calcext:value-type="float">
            <text:p>373.628</text:p>
          </table:table-cell>
          <table:table-cell office:value-type="float" office:value="530.142" calcext:value-type="float">
            <text:p>530.142</text:p>
          </table:table-cell>
          <table:table-cell office:value-type="float" office:value="636.948" calcext:value-type="float">
            <text:p>636.948</text:p>
          </table:table-cell>
          <table:table-cell office:value-type="float" office:value="4210.574" calcext:value-type="float">
            <text:p>4210.574</text:p>
          </table:table-cell>
          <table:table-cell office:value-type="float" office:value="5331.277" calcext:value-type="float">
            <text:p>5331.277</text:p>
          </table:table-cell>
          <table:table-cell office:value-type="string" calcext:value-type="string">
            <text:p>0.003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7.4" calcext:value-type="float">
            <text:p>37.4</text:p>
          </table:table-cell>
          <table:table-cell office:value-type="float" office:value="375.246" calcext:value-type="float">
            <text:p>375.246</text:p>
          </table:table-cell>
          <table:table-cell office:value-type="float" office:value="6.408" calcext:value-type="float">
            <text:p>6.408</text:p>
          </table:table-cell>
          <table:table-cell office:value-type="float" office:value="135.711" calcext:value-type="float">
            <text:p>135.711</text:p>
          </table:table-cell>
          <table:table-cell office:value-type="float" office:value="306.477" calcext:value-type="float">
            <text:p>306.477</text:p>
          </table:table-cell>
          <table:table-cell office:value-type="float" office:value="456.151" calcext:value-type="float">
            <text:p>456.151</text:p>
          </table:table-cell>
          <table:table-cell office:value-type="float" office:value="686.045" calcext:value-type="float">
            <text:p>686.045</text:p>
          </table:table-cell>
          <table:table-cell office:value-type="float" office:value="940.648" calcext:value-type="float">
            <text:p>940.648</text:p>
          </table:table-cell>
          <table:table-cell office:value-type="float" office:value="1942.015" calcext:value-type="float">
            <text:p>1942.015</text:p>
          </table:table-cell>
          <table:table-cell office:value-type="float" office:value="5114.394" calcext:value-type="float">
            <text:p>5114.394</text:p>
          </table:table-cell>
          <table:table-cell office:value-type="string" calcext:value-type="string">
            <text:p>0.003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2.3" calcext:value-type="float">
            <text:p>42.3</text:p>
          </table:table-cell>
          <table:table-cell office:value-type="float" office:value="339.417" calcext:value-type="float">
            <text:p>339.417</text:p>
          </table:table-cell>
          <table:table-cell office:value-type="float" office:value="7.336" calcext:value-type="float">
            <text:p>7.336</text:p>
          </table:table-cell>
          <table:table-cell office:value-type="float" office:value="95.559" calcext:value-type="float">
            <text:p>95.559</text:p>
          </table:table-cell>
          <table:table-cell office:value-type="float" office:value="237.938" calcext:value-type="float">
            <text:p>237.938</text:p>
          </table:table-cell>
          <table:table-cell office:value-type="float" office:value="410.227" calcext:value-type="float">
            <text:p>410.227</text:p>
          </table:table-cell>
          <table:table-cell office:value-type="float" office:value="640.322" calcext:value-type="float">
            <text:p>640.322</text:p>
          </table:table-cell>
          <table:table-cell office:value-type="float" office:value="892.977" calcext:value-type="float">
            <text:p>892.977</text:p>
          </table:table-cell>
          <table:table-cell office:value-type="float" office:value="2628.269" calcext:value-type="float">
            <text:p>2628.269</text:p>
          </table:table-cell>
          <table:table-cell office:value-type="float" office:value="4662.037" calcext:value-type="float">
            <text:p>4662.037</text:p>
          </table:table-cell>
          <table:table-cell office:value-type="string" calcext:value-type="string">
            <text:p>0.003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1.9" calcext:value-type="float">
            <text:p>41.9</text:p>
          </table:table-cell>
          <table:table-cell office:value-type="float" office:value="327.539" calcext:value-type="float">
            <text:p>327.539</text:p>
          </table:table-cell>
          <table:table-cell office:value-type="float" office:value="9.741" calcext:value-type="float">
            <text:p>9.741</text:p>
          </table:table-cell>
          <table:table-cell office:value-type="float" office:value="138.234" calcext:value-type="float">
            <text:p>138.234</text:p>
          </table:table-cell>
          <table:table-cell office:value-type="float" office:value="287.764" calcext:value-type="float">
            <text:p>287.764</text:p>
          </table:table-cell>
          <table:table-cell office:value-type="float" office:value="443.294" calcext:value-type="float">
            <text:p>443.294</text:p>
          </table:table-cell>
          <table:table-cell office:value-type="float" office:value="588.959" calcext:value-type="float">
            <text:p>588.959</text:p>
          </table:table-cell>
          <table:table-cell office:value-type="float" office:value="755.004" calcext:value-type="float">
            <text:p>755.004</text:p>
          </table:table-cell>
          <table:table-cell office:value-type="float" office:value="1484.19" calcext:value-type="float">
            <text:p>1484.19</text:p>
          </table:table-cell>
          <table:table-cell office:value-type="float" office:value="4538.069" calcext:value-type="float">
            <text:p>4538.069</text:p>
          </table:table-cell>
          <table:table-cell office:value-type="string" calcext:value-type="string">
            <text:p>0.003</text:p>
            <text:p/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terminal=14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time(sec)</text:p>
          </table:table-cell>
          <table:table-cell office:value-type="string" calcext:value-type="string">
            <text:p><text:s/>throughput(req/sec)</text:p>
          </table:table-cell>
          <table:table-cell office:value-type="string" calcext:value-type="string">
            <text:p><text:s/>avg_lat(ms)</text:p>
          </table:table-cell>
          <table:table-cell office:value-type="string" calcext:value-type="string">
            <text:p><text:s/>min_lat(ms)</text:p>
          </table:table-cell>
          <table:table-cell office:value-type="string" calcext:value-type="string">
            <text:p><text:s/>25th_lat(ms)</text:p>
          </table:table-cell>
          <table:table-cell office:value-type="string" calcext:value-type="string">
            <text:p><text:s/>median_lat(ms)</text:p>
          </table:table-cell>
          <table:table-cell office:value-type="string" calcext:value-type="string">
            <text:p><text:s/>75th_lat(ms)</text:p>
          </table:table-cell>
          <table:table-cell office:value-type="string" calcext:value-type="string">
            <text:p><text:s/>90th_lat(ms)</text:p>
          </table:table-cell>
          <table:table-cell office:value-type="string" calcext:value-type="string">
            <text:p><text:s/>95th_lat(ms)</text:p>
          </table:table-cell>
          <table:table-cell office:value-type="string" calcext:value-type="string">
            <text:p><text:s/>99th_lat(ms)</text:p>
          </table:table-cell>
          <table:table-cell office:value-type="string" calcext:value-type="string">
            <text:p><text:s/>max_lat(ms)</text:p>
          </table:table-cell>
          <table:table-cell office:value-type="string" calcext:value-type="string">
            <text:p> tp (req/s) scaled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8.6" calcext:value-type="float">
            <text:p>38.6</text:p>
          </table:table-cell>
          <table:table-cell office:value-type="float" office:value="382.692" calcext:value-type="float">
            <text:p>382.692</text:p>
          </table:table-cell>
          <table:table-cell office:value-type="float" office:value="7.935" calcext:value-type="float">
            <text:p>7.935</text:p>
          </table:table-cell>
          <table:table-cell office:value-type="float" office:value="130.732" calcext:value-type="float">
            <text:p>130.732</text:p>
          </table:table-cell>
          <table:table-cell office:value-type="float" office:value="307.954" calcext:value-type="float">
            <text:p>307.954</text:p>
          </table:table-cell>
          <table:table-cell office:value-type="float" office:value="488.923" calcext:value-type="float">
            <text:p>488.923</text:p>
          </table:table-cell>
          <table:table-cell office:value-type="float" office:value="745.691" calcext:value-type="float">
            <text:p>745.691</text:p>
          </table:table-cell>
          <table:table-cell office:value-type="float" office:value="907.473" calcext:value-type="float">
            <text:p>907.473</text:p>
          </table:table-cell>
          <table:table-cell office:value-type="float" office:value="2686.52" calcext:value-type="float">
            <text:p>2686.52</text:p>
          </table:table-cell>
          <table:table-cell office:value-type="float" office:value="3847.376" calcext:value-type="float">
            <text:p>3847.376</text:p>
          </table:table-cell>
          <table:table-cell office:value-type="string" calcext:value-type="string">
            <text:p>0.003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8.4" calcext:value-type="float">
            <text:p>38.4</text:p>
          </table:table-cell>
          <table:table-cell office:value-type="float" office:value="391.73" calcext:value-type="float">
            <text:p>391.73</text:p>
          </table:table-cell>
          <table:table-cell office:value-type="float" office:value="10.228" calcext:value-type="float">
            <text:p>10.228</text:p>
          </table:table-cell>
          <table:table-cell office:value-type="float" office:value="148.342" calcext:value-type="float">
            <text:p>148.342</text:p>
          </table:table-cell>
          <table:table-cell office:value-type="float" office:value="307.043" calcext:value-type="float">
            <text:p>307.043</text:p>
          </table:table-cell>
          <table:table-cell office:value-type="float" office:value="477.221" calcext:value-type="float">
            <text:p>477.221</text:p>
          </table:table-cell>
          <table:table-cell office:value-type="float" office:value="725.875" calcext:value-type="float">
            <text:p>725.875</text:p>
          </table:table-cell>
          <table:table-cell office:value-type="float" office:value="955.312" calcext:value-type="float">
            <text:p>955.312</text:p>
          </table:table-cell>
          <table:table-cell office:value-type="float" office:value="3338.25" calcext:value-type="float">
            <text:p>3338.25</text:p>
          </table:table-cell>
          <table:table-cell office:value-type="float" office:value="5712.095" calcext:value-type="float">
            <text:p>5712.095</text:p>
          </table:table-cell>
          <table:table-cell office:value-type="string" calcext:value-type="string">
            <text:p>0.003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8.6" calcext:value-type="float">
            <text:p>38.6</text:p>
          </table:table-cell>
          <table:table-cell office:value-type="float" office:value="383.01" calcext:value-type="float">
            <text:p>383.01</text:p>
          </table:table-cell>
          <table:table-cell office:value-type="float" office:value="11.094" calcext:value-type="float">
            <text:p>11.094</text:p>
          </table:table-cell>
          <table:table-cell office:value-type="float" office:value="176.81" calcext:value-type="float">
            <text:p>176.81</text:p>
          </table:table-cell>
          <table:table-cell office:value-type="float" office:value="325.846" calcext:value-type="float">
            <text:p>325.846</text:p>
          </table:table-cell>
          <table:table-cell office:value-type="float" office:value="490.354" calcext:value-type="float">
            <text:p>490.354</text:p>
          </table:table-cell>
          <table:table-cell office:value-type="float" office:value="721.022" calcext:value-type="float">
            <text:p>721.022</text:p>
          </table:table-cell>
          <table:table-cell office:value-type="float" office:value="958.754" calcext:value-type="float">
            <text:p>958.754</text:p>
          </table:table-cell>
          <table:table-cell office:value-type="float" office:value="1554.568" calcext:value-type="float">
            <text:p>1554.568</text:p>
          </table:table-cell>
          <table:table-cell office:value-type="float" office:value="2500.995" calcext:value-type="float">
            <text:p>2500.995</text:p>
          </table:table-cell>
          <table:table-cell office:value-type="string" calcext:value-type="string">
            <text:p>0.003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1.8" calcext:value-type="float">
            <text:p>41.8</text:p>
          </table:table-cell>
          <table:table-cell office:value-type="float" office:value="361.442" calcext:value-type="float">
            <text:p>361.442</text:p>
          </table:table-cell>
          <table:table-cell office:value-type="float" office:value="9.562" calcext:value-type="float">
            <text:p>9.562</text:p>
          </table:table-cell>
          <table:table-cell office:value-type="float" office:value="101.831" calcext:value-type="float">
            <text:p>101.831</text:p>
          </table:table-cell>
          <table:table-cell office:value-type="float" office:value="269.752" calcext:value-type="float">
            <text:p>269.752</text:p>
          </table:table-cell>
          <table:table-cell office:value-type="float" office:value="478.962" calcext:value-type="float">
            <text:p>478.962</text:p>
          </table:table-cell>
          <table:table-cell office:value-type="float" office:value="683.507" calcext:value-type="float">
            <text:p>683.507</text:p>
          </table:table-cell>
          <table:table-cell office:value-type="float" office:value="967.725" calcext:value-type="float">
            <text:p>967.725</text:p>
          </table:table-cell>
          <table:table-cell office:value-type="float" office:value="3107.667" calcext:value-type="float">
            <text:p>3107.667</text:p>
          </table:table-cell>
          <table:table-cell office:value-type="float" office:value="3790.077" calcext:value-type="float">
            <text:p>3790.077</text:p>
          </table:table-cell>
          <table:table-cell office:value-type="string" calcext:value-type="string">
            <text:p>0.003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60.564" calcext:value-type="float">
            <text:p>360.564</text:p>
          </table:table-cell>
          <table:table-cell office:value-type="float" office:value="11.047" calcext:value-type="float">
            <text:p>11.047</text:p>
          </table:table-cell>
          <table:table-cell office:value-type="float" office:value="127.978" calcext:value-type="float">
            <text:p>127.978</text:p>
          </table:table-cell>
          <table:table-cell office:value-type="float" office:value="264.234" calcext:value-type="float">
            <text:p>264.234</text:p>
          </table:table-cell>
          <table:table-cell office:value-type="float" office:value="433.922" calcext:value-type="float">
            <text:p>433.922</text:p>
          </table:table-cell>
          <table:table-cell office:value-type="float" office:value="691.335" calcext:value-type="float">
            <text:p>691.335</text:p>
          </table:table-cell>
          <table:table-cell office:value-type="float" office:value="886.343" calcext:value-type="float">
            <text:p>886.343</text:p>
          </table:table-cell>
          <table:table-cell office:value-type="float" office:value="2693.192" calcext:value-type="float">
            <text:p>2693.192</text:p>
          </table:table-cell>
          <table:table-cell office:value-type="float" office:value="4951.937" calcext:value-type="float">
            <text:p>4951.937</text:p>
          </table:table-cell>
          <table:table-cell office:value-type="string" calcext:value-type="string">
            <text:p>0.003</text:p>
            <text:p/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terminal=15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time(sec)</text:p>
          </table:table-cell>
          <table:table-cell office:value-type="string" calcext:value-type="string">
            <text:p><text:s/>throughput(req/sec)</text:p>
          </table:table-cell>
          <table:table-cell office:value-type="string" calcext:value-type="string">
            <text:p><text:s/>avg_lat(ms)</text:p>
          </table:table-cell>
          <table:table-cell office:value-type="string" calcext:value-type="string">
            <text:p><text:s/>min_lat(ms)</text:p>
          </table:table-cell>
          <table:table-cell office:value-type="string" calcext:value-type="string">
            <text:p><text:s/>25th_lat(ms)</text:p>
          </table:table-cell>
          <table:table-cell office:value-type="string" calcext:value-type="string">
            <text:p><text:s/>median_lat(ms)</text:p>
          </table:table-cell>
          <table:table-cell office:value-type="string" calcext:value-type="string">
            <text:p><text:s/>75th_lat(ms)</text:p>
          </table:table-cell>
          <table:table-cell office:value-type="string" calcext:value-type="string">
            <text:p><text:s/>90th_lat(ms)</text:p>
          </table:table-cell>
          <table:table-cell office:value-type="string" calcext:value-type="string">
            <text:p><text:s/>95th_lat(ms)</text:p>
          </table:table-cell>
          <table:table-cell office:value-type="string" calcext:value-type="string">
            <text:p><text:s/>99th_lat(ms)</text:p>
          </table:table-cell>
          <table:table-cell office:value-type="string" calcext:value-type="string">
            <text:p><text:s/>max_lat(ms)</text:p>
          </table:table-cell>
          <table:table-cell office:value-type="string" calcext:value-type="string">
            <text:p> tp (req/s) scaled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97.67" calcext:value-type="float">
            <text:p>397.67</text:p>
          </table:table-cell>
          <table:table-cell office:value-type="float" office:value="10.806" calcext:value-type="float">
            <text:p>10.806</text:p>
          </table:table-cell>
          <table:table-cell office:value-type="float" office:value="146.32" calcext:value-type="float">
            <text:p>146.32</text:p>
          </table:table-cell>
          <table:table-cell office:value-type="float" office:value="291.931" calcext:value-type="float">
            <text:p>291.931</text:p>
          </table:table-cell>
          <table:table-cell office:value-type="float" office:value="485.047" calcext:value-type="float">
            <text:p>485.047</text:p>
          </table:table-cell>
          <table:table-cell office:value-type="float" office:value="771.657" calcext:value-type="float">
            <text:p>771.657</text:p>
          </table:table-cell>
          <table:table-cell office:value-type="float" office:value="1087.548" calcext:value-type="float">
            <text:p>1087.548</text:p>
          </table:table-cell>
          <table:table-cell office:value-type="float" office:value="2438.836" calcext:value-type="float">
            <text:p>2438.836</text:p>
          </table:table-cell>
          <table:table-cell office:value-type="float" office:value="4776.758" calcext:value-type="float">
            <text:p>4776.758</text:p>
          </table:table-cell>
          <table:table-cell office:value-type="string" calcext:value-type="string">
            <text:p>0.003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6.3" calcext:value-type="float">
            <text:p>36.3</text:p>
          </table:table-cell>
          <table:table-cell office:value-type="float" office:value="444.098" calcext:value-type="float">
            <text:p>444.098</text:p>
          </table:table-cell>
          <table:table-cell office:value-type="float" office:value="9.754" calcext:value-type="float">
            <text:p>9.754</text:p>
          </table:table-cell>
          <table:table-cell office:value-type="float" office:value="170.967" calcext:value-type="float">
            <text:p>170.967</text:p>
          </table:table-cell>
          <table:table-cell office:value-type="float" office:value="331.092" calcext:value-type="float">
            <text:p>331.092</text:p>
          </table:table-cell>
          <table:table-cell office:value-type="float" office:value="521.977" calcext:value-type="float">
            <text:p>521.977</text:p>
          </table:table-cell>
          <table:table-cell office:value-type="float" office:value="789.491" calcext:value-type="float">
            <text:p>789.491</text:p>
          </table:table-cell>
          <table:table-cell office:value-type="float" office:value="1055.142" calcext:value-type="float">
            <text:p>1055.142</text:p>
          </table:table-cell>
          <table:table-cell office:value-type="float" office:value="4412.484" calcext:value-type="float">
            <text:p>4412.484</text:p>
          </table:table-cell>
          <table:table-cell office:value-type="float" office:value="4732.775" calcext:value-type="float">
            <text:p>4732.775</text:p>
          </table:table-cell>
          <table:table-cell office:value-type="string" calcext:value-type="string">
            <text:p>0.002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1.8" calcext:value-type="float">
            <text:p>41.8</text:p>
          </table:table-cell>
          <table:table-cell office:value-type="float" office:value="391.464" calcext:value-type="float">
            <text:p>391.464</text:p>
          </table:table-cell>
          <table:table-cell office:value-type="float" office:value="10.574" calcext:value-type="float">
            <text:p>10.574</text:p>
          </table:table-cell>
          <table:table-cell office:value-type="float" office:value="164.318" calcext:value-type="float">
            <text:p>164.318</text:p>
          </table:table-cell>
          <table:table-cell office:value-type="float" office:value="290.759" calcext:value-type="float">
            <text:p>290.759</text:p>
          </table:table-cell>
          <table:table-cell office:value-type="float" office:value="472.718" calcext:value-type="float">
            <text:p>472.718</text:p>
          </table:table-cell>
          <table:table-cell office:value-type="float" office:value="824.151" calcext:value-type="float">
            <text:p>824.151</text:p>
          </table:table-cell>
          <table:table-cell office:value-type="float" office:value="1143.923" calcext:value-type="float">
            <text:p>1143.923</text:p>
          </table:table-cell>
          <table:table-cell office:value-type="float" office:value="1902.791" calcext:value-type="float">
            <text:p>1902.791</text:p>
          </table:table-cell>
          <table:table-cell office:value-type="float" office:value="3409.577" calcext:value-type="float">
            <text:p>3409.577</text:p>
          </table:table-cell>
          <table:table-cell office:value-type="string" calcext:value-type="string">
            <text:p>0.003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35.862" calcext:value-type="float">
            <text:p>435.862</text:p>
          </table:table-cell>
          <table:table-cell office:value-type="float" office:value="9.531" calcext:value-type="float">
            <text:p>9.531</text:p>
          </table:table-cell>
          <table:table-cell office:value-type="float" office:value="179.04" calcext:value-type="float">
            <text:p>179.04</text:p>
          </table:table-cell>
          <table:table-cell office:value-type="float" office:value="328.691" calcext:value-type="float">
            <text:p>328.691</text:p>
          </table:table-cell>
          <table:table-cell office:value-type="float" office:value="495.47" calcext:value-type="float">
            <text:p>495.47</text:p>
          </table:table-cell>
          <table:table-cell office:value-type="float" office:value="828.62" calcext:value-type="float">
            <text:p>828.62</text:p>
          </table:table-cell>
          <table:table-cell office:value-type="float" office:value="1212.5" calcext:value-type="float">
            <text:p>1212.5</text:p>
          </table:table-cell>
          <table:table-cell office:value-type="float" office:value="2929.778" calcext:value-type="float">
            <text:p>2929.778</text:p>
          </table:table-cell>
          <table:table-cell office:value-type="float" office:value="3514.203" calcext:value-type="float">
            <text:p>3514.203</text:p>
          </table:table-cell>
          <table:table-cell office:value-type="string" calcext:value-type="string">
            <text:p>0.002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0.8" calcext:value-type="float">
            <text:p>40.8</text:p>
          </table:table-cell>
          <table:table-cell office:value-type="float" office:value="387.289" calcext:value-type="float">
            <text:p>387.289</text:p>
          </table:table-cell>
          <table:table-cell office:value-type="float" office:value="6.703" calcext:value-type="float">
            <text:p>6.703</text:p>
          </table:table-cell>
          <table:table-cell office:value-type="float" office:value="134.178" calcext:value-type="float">
            <text:p>134.178</text:p>
          </table:table-cell>
          <table:table-cell office:value-type="float" office:value="306.613" calcext:value-type="float">
            <text:p>306.613</text:p>
          </table:table-cell>
          <table:table-cell office:value-type="float" office:value="473.266" calcext:value-type="float">
            <text:p>473.266</text:p>
          </table:table-cell>
          <table:table-cell office:value-type="float" office:value="790.618" calcext:value-type="float">
            <text:p>790.618</text:p>
          </table:table-cell>
          <table:table-cell office:value-type="float" office:value="1142.646" calcext:value-type="float">
            <text:p>1142.646</text:p>
          </table:table-cell>
          <table:table-cell office:value-type="float" office:value="2352.785" calcext:value-type="float">
            <text:p>2352.785</text:p>
          </table:table-cell>
          <table:table-cell office:value-type="float" office:value="3837.962" calcext:value-type="float">
            <text:p>3837.962</text:p>
          </table:table-cell>
          <table:table-cell office:value-type="string" calcext:value-type="string">
            <text:p>0.003</text:p>
            <text:p/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terminal=16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time(sec)</text:p>
          </table:table-cell>
          <table:table-cell office:value-type="string" calcext:value-type="string">
            <text:p><text:s/>throughput(req/sec)</text:p>
          </table:table-cell>
          <table:table-cell office:value-type="string" calcext:value-type="string">
            <text:p><text:s/>avg_lat(ms)</text:p>
          </table:table-cell>
          <table:table-cell office:value-type="string" calcext:value-type="string">
            <text:p><text:s/>min_lat(ms)</text:p>
          </table:table-cell>
          <table:table-cell office:value-type="string" calcext:value-type="string">
            <text:p><text:s/>25th_lat(ms)</text:p>
          </table:table-cell>
          <table:table-cell office:value-type="string" calcext:value-type="string">
            <text:p><text:s/>median_lat(ms)</text:p>
          </table:table-cell>
          <table:table-cell office:value-type="string" calcext:value-type="string">
            <text:p><text:s/>75th_lat(ms)</text:p>
          </table:table-cell>
          <table:table-cell office:value-type="string" calcext:value-type="string">
            <text:p><text:s/>90th_lat(ms)</text:p>
          </table:table-cell>
          <table:table-cell office:value-type="string" calcext:value-type="string">
            <text:p><text:s/>95th_lat(ms)</text:p>
          </table:table-cell>
          <table:table-cell office:value-type="string" calcext:value-type="string">
            <text:p><text:s/>99th_lat(ms)</text:p>
          </table:table-cell>
          <table:table-cell office:value-type="string" calcext:value-type="string">
            <text:p><text:s/>max_lat(ms)</text:p>
          </table:table-cell>
          <table:table-cell office:value-type="string" calcext:value-type="string">
            <text:p> tp (req/s) scaled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1.4" calcext:value-type="float">
            <text:p>41.4</text:p>
          </table:table-cell>
          <table:table-cell office:value-type="float" office:value="418.043" calcext:value-type="float">
            <text:p>418.043</text:p>
          </table:table-cell>
          <table:table-cell office:value-type="float" office:value="11.615" calcext:value-type="float">
            <text:p>11.615</text:p>
          </table:table-cell>
          <table:table-cell office:value-type="float" office:value="119.669" calcext:value-type="float">
            <text:p>119.669</text:p>
          </table:table-cell>
          <table:table-cell office:value-type="float" office:value="289.528" calcext:value-type="float">
            <text:p>289.528</text:p>
          </table:table-cell>
          <table:table-cell office:value-type="float" office:value="506.012" calcext:value-type="float">
            <text:p>506.012</text:p>
          </table:table-cell>
          <table:table-cell office:value-type="float" office:value="819.987" calcext:value-type="float">
            <text:p>819.987</text:p>
          </table:table-cell>
          <table:table-cell office:value-type="float" office:value="1109.2" calcext:value-type="float">
            <text:p>1109.2</text:p>
          </table:table-cell>
          <table:table-cell office:value-type="float" office:value="2815.858" calcext:value-type="float">
            <text:p>2815.858</text:p>
          </table:table-cell>
          <table:table-cell office:value-type="float" office:value="3720.114" calcext:value-type="float">
            <text:p>3720.114</text:p>
          </table:table-cell>
          <table:table-cell office:value-type="string" calcext:value-type="string">
            <text:p>0.002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9.9" calcext:value-type="float">
            <text:p>39.9</text:p>
          </table:table-cell>
          <table:table-cell office:value-type="float" office:value="422.298" calcext:value-type="float">
            <text:p>422.298</text:p>
          </table:table-cell>
          <table:table-cell office:value-type="float" office:value="10.293" calcext:value-type="float">
            <text:p>10.293</text:p>
          </table:table-cell>
          <table:table-cell office:value-type="float" office:value="134.183" calcext:value-type="float">
            <text:p>134.183</text:p>
          </table:table-cell>
          <table:table-cell office:value-type="float" office:value="301.662" calcext:value-type="float">
            <text:p>301.662</text:p>
          </table:table-cell>
          <table:table-cell office:value-type="float" office:value="527.206" calcext:value-type="float">
            <text:p>527.206</text:p>
          </table:table-cell>
          <table:table-cell office:value-type="float" office:value="895.677" calcext:value-type="float">
            <text:p>895.677</text:p>
          </table:table-cell>
          <table:table-cell office:value-type="float" office:value="1288.25" calcext:value-type="float">
            <text:p>1288.25</text:p>
          </table:table-cell>
          <table:table-cell office:value-type="float" office:value="2395.215" calcext:value-type="float">
            <text:p>2395.215</text:p>
          </table:table-cell>
          <table:table-cell office:value-type="float" office:value="3170.481" calcext:value-type="float">
            <text:p>3170.481</text:p>
          </table:table-cell>
          <table:table-cell office:value-type="string" calcext:value-type="string">
            <text:p>0.002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9.9" calcext:value-type="float">
            <text:p>39.9</text:p>
          </table:table-cell>
          <table:table-cell office:value-type="float" office:value="438.274" calcext:value-type="float">
            <text:p>438.274</text:p>
          </table:table-cell>
          <table:table-cell office:value-type="float" office:value="8.109" calcext:value-type="float">
            <text:p>8.109</text:p>
          </table:table-cell>
          <table:table-cell office:value-type="float" office:value="155.843" calcext:value-type="float">
            <text:p>155.843</text:p>
          </table:table-cell>
          <table:table-cell office:value-type="float" office:value="323.494" calcext:value-type="float">
            <text:p>323.494</text:p>
          </table:table-cell>
          <table:table-cell office:value-type="float" office:value="542.785" calcext:value-type="float">
            <text:p>542.785</text:p>
          </table:table-cell>
          <table:table-cell office:value-type="float" office:value="840.582" calcext:value-type="float">
            <text:p>840.582</text:p>
          </table:table-cell>
          <table:table-cell office:value-type="float" office:value="1200.739" calcext:value-type="float">
            <text:p>1200.739</text:p>
          </table:table-cell>
          <table:table-cell office:value-type="float" office:value="2538.094" calcext:value-type="float">
            <text:p>2538.094</text:p>
          </table:table-cell>
          <table:table-cell office:value-type="float" office:value="4922.366" calcext:value-type="float">
            <text:p>4922.366</text:p>
          </table:table-cell>
          <table:table-cell office:value-type="string" calcext:value-type="string">
            <text:p>0.002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9.3" calcext:value-type="float">
            <text:p>39.3</text:p>
          </table:table-cell>
          <table:table-cell office:value-type="float" office:value="425.849" calcext:value-type="float">
            <text:p>425.849</text:p>
          </table:table-cell>
          <table:table-cell office:value-type="float" office:value="10.273" calcext:value-type="float">
            <text:p>10.273</text:p>
          </table:table-cell>
          <table:table-cell office:value-type="float" office:value="163.425" calcext:value-type="float">
            <text:p>163.425</text:p>
          </table:table-cell>
          <table:table-cell office:value-type="float" office:value="307.416" calcext:value-type="float">
            <text:p>307.416</text:p>
          </table:table-cell>
          <table:table-cell office:value-type="float" office:value="470.511" calcext:value-type="float">
            <text:p>470.511</text:p>
          </table:table-cell>
          <table:table-cell office:value-type="float" office:value="768.822" calcext:value-type="float">
            <text:p>768.822</text:p>
          </table:table-cell>
          <table:table-cell office:value-type="float" office:value="1267.152" calcext:value-type="float">
            <text:p>1267.152</text:p>
          </table:table-cell>
          <table:table-cell office:value-type="float" office:value="2773.832" calcext:value-type="float">
            <text:p>2773.832</text:p>
          </table:table-cell>
          <table:table-cell office:value-type="float" office:value="4854.041" calcext:value-type="float">
            <text:p>4854.041</text:p>
          </table:table-cell>
          <table:table-cell office:value-type="string" calcext:value-type="string">
            <text:p>0.002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8.7" calcext:value-type="float">
            <text:p>38.7</text:p>
          </table:table-cell>
          <table:table-cell office:value-type="float" office:value="443.371" calcext:value-type="float">
            <text:p>443.371</text:p>
          </table:table-cell>
          <table:table-cell office:value-type="float" office:value="9.797" calcext:value-type="float">
            <text:p>9.797</text:p>
          </table:table-cell>
          <table:table-cell office:value-type="float" office:value="177.77" calcext:value-type="float">
            <text:p>177.77</text:p>
          </table:table-cell>
          <table:table-cell office:value-type="float" office:value="328.491" calcext:value-type="float">
            <text:p>328.491</text:p>
          </table:table-cell>
          <table:table-cell office:value-type="float" office:value="523.963" calcext:value-type="float">
            <text:p>523.963</text:p>
          </table:table-cell>
          <table:table-cell office:value-type="float" office:value="972.636" calcext:value-type="float">
            <text:p>972.636</text:p>
          </table:table-cell>
          <table:table-cell office:value-type="float" office:value="1316.234" calcext:value-type="float">
            <text:p>1316.234</text:p>
          </table:table-cell>
          <table:table-cell office:value-type="float" office:value="2391.873" calcext:value-type="float">
            <text:p>2391.873</text:p>
          </table:table-cell>
          <table:table-cell office:value-type="float" office:value="3258.644" calcext:value-type="float">
            <text:p>3258.644</text:p>
          </table:table-cell>
          <table:table-cell office:value-type="string" calcext:value-type="string">
            <text:p>0.002</text:p>
            <text:p/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terminal=17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time(sec)</text:p>
          </table:table-cell>
          <table:table-cell office:value-type="string" calcext:value-type="string">
            <text:p><text:s/>throughput(req/sec)</text:p>
          </table:table-cell>
          <table:table-cell office:value-type="string" calcext:value-type="string">
            <text:p><text:s/>avg_lat(ms)</text:p>
          </table:table-cell>
          <table:table-cell office:value-type="string" calcext:value-type="string">
            <text:p><text:s/>min_lat(ms)</text:p>
          </table:table-cell>
          <table:table-cell office:value-type="string" calcext:value-type="string">
            <text:p><text:s/>25th_lat(ms)</text:p>
          </table:table-cell>
          <table:table-cell office:value-type="string" calcext:value-type="string">
            <text:p><text:s/>median_lat(ms)</text:p>
          </table:table-cell>
          <table:table-cell office:value-type="string" calcext:value-type="string">
            <text:p><text:s/>75th_lat(ms)</text:p>
          </table:table-cell>
          <table:table-cell office:value-type="string" calcext:value-type="string">
            <text:p><text:s/>90th_lat(ms)</text:p>
          </table:table-cell>
          <table:table-cell office:value-type="string" calcext:value-type="string">
            <text:p><text:s/>95th_lat(ms)</text:p>
          </table:table-cell>
          <table:table-cell office:value-type="string" calcext:value-type="string">
            <text:p><text:s/>99th_lat(ms)</text:p>
          </table:table-cell>
          <table:table-cell office:value-type="string" calcext:value-type="string">
            <text:p><text:s/>max_lat(ms)</text:p>
          </table:table-cell>
          <table:table-cell office:value-type="string" calcext:value-type="string">
            <text:p> tp (req/s) scaled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94.144" calcext:value-type="float">
            <text:p>494.144</text:p>
          </table:table-cell>
          <table:table-cell office:value-type="float" office:value="8.899" calcext:value-type="float">
            <text:p>8.899</text:p>
          </table:table-cell>
          <table:table-cell office:value-type="float" office:value="183.744" calcext:value-type="float">
            <text:p>183.744</text:p>
          </table:table-cell>
          <table:table-cell office:value-type="float" office:value="349.859" calcext:value-type="float">
            <text:p>349.859</text:p>
          </table:table-cell>
          <table:table-cell office:value-type="float" office:value="618.061" calcext:value-type="float">
            <text:p>618.061</text:p>
          </table:table-cell>
          <table:table-cell office:value-type="float" office:value="1054.585" calcext:value-type="float">
            <text:p>1054.585</text:p>
          </table:table-cell>
          <table:table-cell office:value-type="float" office:value="1495.845" calcext:value-type="float">
            <text:p>1495.845</text:p>
          </table:table-cell>
          <table:table-cell office:value-type="float" office:value="2763.713" calcext:value-type="float">
            <text:p>2763.713</text:p>
          </table:table-cell>
          <table:table-cell office:value-type="float" office:value="5638.568" calcext:value-type="float">
            <text:p>5638.568</text:p>
          </table:table-cell>
          <table:table-cell office:value-type="string" calcext:value-type="string">
            <text:p>0.002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8.3" calcext:value-type="float">
            <text:p>38.3</text:p>
          </table:table-cell>
          <table:table-cell office:value-type="float" office:value="528.661" calcext:value-type="float">
            <text:p>528.661</text:p>
          </table:table-cell>
          <table:table-cell office:value-type="float" office:value="10.878" calcext:value-type="float">
            <text:p>10.878</text:p>
          </table:table-cell>
          <table:table-cell office:value-type="float" office:value="213.29" calcext:value-type="float">
            <text:p>213.29</text:p>
          </table:table-cell>
          <table:table-cell office:value-type="float" office:value="339.08" calcext:value-type="float">
            <text:p>339.08</text:p>
          </table:table-cell>
          <table:table-cell office:value-type="float" office:value="578.13" calcext:value-type="float">
            <text:p>578.13</text:p>
          </table:table-cell>
          <table:table-cell office:value-type="float" office:value="1039.811" calcext:value-type="float">
            <text:p>1039.811</text:p>
          </table:table-cell>
          <table:table-cell office:value-type="float" office:value="1535.466" calcext:value-type="float">
            <text:p>1535.466</text:p>
          </table:table-cell>
          <table:table-cell office:value-type="float" office:value="4452.52" calcext:value-type="float">
            <text:p>4452.52</text:p>
          </table:table-cell>
          <table:table-cell office:value-type="float" office:value="5693.096" calcext:value-type="float">
            <text:p>5693.096</text:p>
          </table:table-cell>
          <table:table-cell office:value-type="string" calcext:value-type="string">
            <text:p>0.002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8.9" calcext:value-type="float">
            <text:p>38.9</text:p>
          </table:table-cell>
          <table:table-cell office:value-type="float" office:value="500.642" calcext:value-type="float">
            <text:p>500.642</text:p>
          </table:table-cell>
          <table:table-cell office:value-type="float" office:value="7.243" calcext:value-type="float">
            <text:p>7.243</text:p>
          </table:table-cell>
          <table:table-cell office:value-type="float" office:value="188.663" calcext:value-type="float">
            <text:p>188.663</text:p>
          </table:table-cell>
          <table:table-cell office:value-type="float" office:value="349.882" calcext:value-type="float">
            <text:p>349.882</text:p>
          </table:table-cell>
          <table:table-cell office:value-type="float" office:value="610.021" calcext:value-type="float">
            <text:p>610.021</text:p>
          </table:table-cell>
          <table:table-cell office:value-type="float" office:value="986.176" calcext:value-type="float">
            <text:p>986.176</text:p>
          </table:table-cell>
          <table:table-cell office:value-type="float" office:value="1509.267" calcext:value-type="float">
            <text:p>1509.267</text:p>
          </table:table-cell>
          <table:table-cell office:value-type="float" office:value="2797.038" calcext:value-type="float">
            <text:p>2797.038</text:p>
          </table:table-cell>
          <table:table-cell office:value-type="float" office:value="4077.902" calcext:value-type="float">
            <text:p>4077.902</text:p>
          </table:table-cell>
          <table:table-cell office:value-type="string" calcext:value-type="string">
            <text:p>0.002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6.8" calcext:value-type="float">
            <text:p>36.8</text:p>
          </table:table-cell>
          <table:table-cell office:value-type="float" office:value="519.325" calcext:value-type="float">
            <text:p>519.325</text:p>
          </table:table-cell>
          <table:table-cell office:value-type="float" office:value="11.19" calcext:value-type="float">
            <text:p>11.19</text:p>
          </table:table-cell>
          <table:table-cell office:value-type="float" office:value="219.789" calcext:value-type="float">
            <text:p>219.789</text:p>
          </table:table-cell>
          <table:table-cell office:value-type="float" office:value="345.094" calcext:value-type="float">
            <text:p>345.094</text:p>
          </table:table-cell>
          <table:table-cell office:value-type="float" office:value="606.187" calcext:value-type="float">
            <text:p>606.187</text:p>
          </table:table-cell>
          <table:table-cell office:value-type="float" office:value="1085.222" calcext:value-type="float">
            <text:p>1085.222</text:p>
          </table:table-cell>
          <table:table-cell office:value-type="float" office:value="1542.174" calcext:value-type="float">
            <text:p>1542.174</text:p>
          </table:table-cell>
          <table:table-cell office:value-type="float" office:value="2795.937" calcext:value-type="float">
            <text:p>2795.937</text:p>
          </table:table-cell>
          <table:table-cell office:value-type="float" office:value="5280.596" calcext:value-type="float">
            <text:p>5280.596</text:p>
          </table:table-cell>
          <table:table-cell office:value-type="string" calcext:value-type="string">
            <text:p>0.002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6.4" calcext:value-type="float">
            <text:p>36.4</text:p>
          </table:table-cell>
          <table:table-cell office:value-type="float" office:value="519.885" calcext:value-type="float">
            <text:p>519.885</text:p>
          </table:table-cell>
          <table:table-cell office:value-type="float" office:value="10.589" calcext:value-type="float">
            <text:p>10.589</text:p>
          </table:table-cell>
          <table:table-cell office:value-type="float" office:value="204.423" calcext:value-type="float">
            <text:p>204.423</text:p>
          </table:table-cell>
          <table:table-cell office:value-type="float" office:value="361.092" calcext:value-type="float">
            <text:p>361.092</text:p>
          </table:table-cell>
          <table:table-cell office:value-type="float" office:value="677.841" calcext:value-type="float">
            <text:p>677.841</text:p>
          </table:table-cell>
          <table:table-cell office:value-type="float" office:value="1165.492" calcext:value-type="float">
            <text:p>1165.492</text:p>
          </table:table-cell>
          <table:table-cell office:value-type="float" office:value="1545.778" calcext:value-type="float">
            <text:p>1545.778</text:p>
          </table:table-cell>
          <table:table-cell office:value-type="float" office:value="2258.04" calcext:value-type="float">
            <text:p>2258.04</text:p>
          </table:table-cell>
          <table:table-cell office:value-type="float" office:value="3690.737" calcext:value-type="float">
            <text:p>3690.737</text:p>
          </table:table-cell>
          <table:table-cell office:value-type="string" calcext:value-type="string">
            <text:p>0.002</text:p>
            <text:p/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terminal=18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time(sec)</text:p>
          </table:table-cell>
          <table:table-cell office:value-type="string" calcext:value-type="string">
            <text:p><text:s/>throughput(req/sec)</text:p>
          </table:table-cell>
          <table:table-cell office:value-type="string" calcext:value-type="string">
            <text:p><text:s/>avg_lat(ms)</text:p>
          </table:table-cell>
          <table:table-cell office:value-type="string" calcext:value-type="string">
            <text:p><text:s/>min_lat(ms)</text:p>
          </table:table-cell>
          <table:table-cell office:value-type="string" calcext:value-type="string">
            <text:p><text:s/>25th_lat(ms)</text:p>
          </table:table-cell>
          <table:table-cell office:value-type="string" calcext:value-type="string">
            <text:p><text:s/>median_lat(ms)</text:p>
          </table:table-cell>
          <table:table-cell office:value-type="string" calcext:value-type="string">
            <text:p><text:s/>75th_lat(ms)</text:p>
          </table:table-cell>
          <table:table-cell office:value-type="string" calcext:value-type="string">
            <text:p><text:s/>90th_lat(ms)</text:p>
          </table:table-cell>
          <table:table-cell office:value-type="string" calcext:value-type="string">
            <text:p><text:s/>95th_lat(ms)</text:p>
          </table:table-cell>
          <table:table-cell office:value-type="string" calcext:value-type="string">
            <text:p><text:s/>99th_lat(ms)</text:p>
          </table:table-cell>
          <table:table-cell office:value-type="string" calcext:value-type="string">
            <text:p><text:s/>max_lat(ms)</text:p>
          </table:table-cell>
          <table:table-cell office:value-type="string" calcext:value-type="string">
            <text:p> tp (req/s) scaled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80.963" calcext:value-type="float">
            <text:p>580.963</text:p>
          </table:table-cell>
          <table:table-cell office:value-type="float" office:value="6.122" calcext:value-type="float">
            <text:p>6.122</text:p>
          </table:table-cell>
          <table:table-cell office:value-type="float" office:value="220.034" calcext:value-type="float">
            <text:p>220.034</text:p>
          </table:table-cell>
          <table:table-cell office:value-type="float" office:value="370.282" calcext:value-type="float">
            <text:p>370.282</text:p>
          </table:table-cell>
          <table:table-cell office:value-type="float" office:value="594.612" calcext:value-type="float">
            <text:p>594.612</text:p>
          </table:table-cell>
          <table:table-cell office:value-type="float" office:value="1086.065" calcext:value-type="float">
            <text:p>1086.065</text:p>
          </table:table-cell>
          <table:table-cell office:value-type="float" office:value="1985.281" calcext:value-type="float">
            <text:p>1985.281</text:p>
          </table:table-cell>
          <table:table-cell office:value-type="float" office:value="4453.1" calcext:value-type="float">
            <text:p>4453.1</text:p>
          </table:table-cell>
          <table:table-cell office:value-type="float" office:value="5012.827" calcext:value-type="float">
            <text:p>5012.827</text:p>
          </table:table-cell>
          <table:table-cell office:value-type="string" calcext:value-type="string">
            <text:p>0.002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9.8" calcext:value-type="float">
            <text:p>39.8</text:p>
          </table:table-cell>
          <table:table-cell office:value-type="float" office:value="539.681" calcext:value-type="float">
            <text:p>539.681</text:p>
          </table:table-cell>
          <table:table-cell office:value-type="float" office:value="2.911" calcext:value-type="float">
            <text:p>2.911</text:p>
          </table:table-cell>
          <table:table-cell office:value-type="float" office:value="187.658" calcext:value-type="float">
            <text:p>187.658</text:p>
          </table:table-cell>
          <table:table-cell office:value-type="float" office:value="356.708" calcext:value-type="float">
            <text:p>356.708</text:p>
          </table:table-cell>
          <table:table-cell office:value-type="float" office:value="609.814" calcext:value-type="float">
            <text:p>609.814</text:p>
          </table:table-cell>
          <table:table-cell office:value-type="float" office:value="1057.873" calcext:value-type="float">
            <text:p>1057.873</text:p>
          </table:table-cell>
          <table:table-cell office:value-type="float" office:value="1647.406" calcext:value-type="float">
            <text:p>1647.406</text:p>
          </table:table-cell>
          <table:table-cell office:value-type="float" office:value="4376.824" calcext:value-type="float">
            <text:p>4376.824</text:p>
          </table:table-cell>
          <table:table-cell office:value-type="float" office:value="5484.918" calcext:value-type="float">
            <text:p>5484.918</text:p>
          </table:table-cell>
          <table:table-cell office:value-type="string" calcext:value-type="string">
            <text:p>0.002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7.8" calcext:value-type="float">
            <text:p>37.8</text:p>
          </table:table-cell>
          <table:table-cell office:value-type="float" office:value="575.992" calcext:value-type="float">
            <text:p>575.992</text:p>
          </table:table-cell>
          <table:table-cell office:value-type="float" office:value="9.991" calcext:value-type="float">
            <text:p>9.991</text:p>
          </table:table-cell>
          <table:table-cell office:value-type="float" office:value="182.498" calcext:value-type="float">
            <text:p>182.498</text:p>
          </table:table-cell>
          <table:table-cell office:value-type="float" office:value="359.234" calcext:value-type="float">
            <text:p>359.234</text:p>
          </table:table-cell>
          <table:table-cell office:value-type="float" office:value="714.328" calcext:value-type="float">
            <text:p>714.328</text:p>
          </table:table-cell>
          <table:table-cell office:value-type="float" office:value="1255.173" calcext:value-type="float">
            <text:p>1255.173</text:p>
          </table:table-cell>
          <table:table-cell office:value-type="float" office:value="1998.635" calcext:value-type="float">
            <text:p>1998.635</text:p>
          </table:table-cell>
          <table:table-cell office:value-type="float" office:value="3311.432" calcext:value-type="float">
            <text:p>3311.432</text:p>
          </table:table-cell>
          <table:table-cell office:value-type="float" office:value="5275.593" calcext:value-type="float">
            <text:p>5275.593</text:p>
          </table:table-cell>
          <table:table-cell office:value-type="string" calcext:value-type="string">
            <text:p>0.002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3.8" calcext:value-type="float">
            <text:p>43.8</text:p>
          </table:table-cell>
          <table:table-cell office:value-type="float" office:value="480.251" calcext:value-type="float">
            <text:p>480.251</text:p>
          </table:table-cell>
          <table:table-cell office:value-type="float" office:value="9.575" calcext:value-type="float">
            <text:p>9.575</text:p>
          </table:table-cell>
          <table:table-cell office:value-type="float" office:value="177.998" calcext:value-type="float">
            <text:p>177.998</text:p>
          </table:table-cell>
          <table:table-cell office:value-type="float" office:value="328.409" calcext:value-type="float">
            <text:p>328.409</text:p>
          </table:table-cell>
          <table:table-cell office:value-type="float" office:value="562.988" calcext:value-type="float">
            <text:p>562.988</text:p>
          </table:table-cell>
          <table:table-cell office:value-type="float" office:value="1083.305" calcext:value-type="float">
            <text:p>1083.305</text:p>
          </table:table-cell>
          <table:table-cell office:value-type="float" office:value="1571.24" calcext:value-type="float">
            <text:p>1571.24</text:p>
          </table:table-cell>
          <table:table-cell office:value-type="float" office:value="2516.232" calcext:value-type="float">
            <text:p>2516.232</text:p>
          </table:table-cell>
          <table:table-cell office:value-type="float" office:value="3055.389" calcext:value-type="float">
            <text:p>3055.389</text:p>
          </table:table-cell>
          <table:table-cell office:value-type="string" calcext:value-type="string">
            <text:p>0.002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36.429" calcext:value-type="float">
            <text:p>536.429</text:p>
          </table:table-cell>
          <table:table-cell office:value-type="float" office:value="8.264" calcext:value-type="float">
            <text:p>8.264</text:p>
          </table:table-cell>
          <table:table-cell office:value-type="float" office:value="203.366" calcext:value-type="float">
            <text:p>203.366</text:p>
          </table:table-cell>
          <table:table-cell office:value-type="float" office:value="384.172" calcext:value-type="float">
            <text:p>384.172</text:p>
          </table:table-cell>
          <table:table-cell office:value-type="float" office:value="673.431" calcext:value-type="float">
            <text:p>673.431</text:p>
          </table:table-cell>
          <table:table-cell office:value-type="float" office:value="1244.285" calcext:value-type="float">
            <text:p>1244.285</text:p>
          </table:table-cell>
          <table:table-cell office:value-type="float" office:value="1603.863" calcext:value-type="float">
            <text:p>1603.863</text:p>
          </table:table-cell>
          <table:table-cell office:value-type="float" office:value="2572.054" calcext:value-type="float">
            <text:p>2572.054</text:p>
          </table:table-cell>
          <table:table-cell office:value-type="float" office:value="3836.767" calcext:value-type="float">
            <text:p>3836.767</text:p>
          </table:table-cell>
          <table:table-cell office:value-type="string" calcext:value-type="string">
            <text:p>0.002</text:p>
            <text:p/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terminal=19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time(sec)</text:p>
          </table:table-cell>
          <table:table-cell office:value-type="string" calcext:value-type="string">
            <text:p><text:s/>throughput(req/sec)</text:p>
          </table:table-cell>
          <table:table-cell office:value-type="string" calcext:value-type="string">
            <text:p><text:s/>avg_lat(ms)</text:p>
          </table:table-cell>
          <table:table-cell office:value-type="string" calcext:value-type="string">
            <text:p><text:s/>min_lat(ms)</text:p>
          </table:table-cell>
          <table:table-cell office:value-type="string" calcext:value-type="string">
            <text:p><text:s/>25th_lat(ms)</text:p>
          </table:table-cell>
          <table:table-cell office:value-type="string" calcext:value-type="string">
            <text:p><text:s/>median_lat(ms)</text:p>
          </table:table-cell>
          <table:table-cell office:value-type="string" calcext:value-type="string">
            <text:p><text:s/>75th_lat(ms)</text:p>
          </table:table-cell>
          <table:table-cell office:value-type="string" calcext:value-type="string">
            <text:p><text:s/>90th_lat(ms)</text:p>
          </table:table-cell>
          <table:table-cell office:value-type="string" calcext:value-type="string">
            <text:p><text:s/>95th_lat(ms)</text:p>
          </table:table-cell>
          <table:table-cell office:value-type="string" calcext:value-type="string">
            <text:p><text:s/>99th_lat(ms)</text:p>
          </table:table-cell>
          <table:table-cell office:value-type="string" calcext:value-type="string">
            <text:p><text:s/>max_lat(ms)</text:p>
          </table:table-cell>
          <table:table-cell office:value-type="string" calcext:value-type="string">
            <text:p> tp (req/s) scaled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86.976" calcext:value-type="float">
            <text:p>986.976</text:p>
          </table:table-cell>
          <table:table-cell office:value-type="float" office:value="9.214" calcext:value-type="float">
            <text:p>9.214</text:p>
          </table:table-cell>
          <table:table-cell office:value-type="float" office:value="211.412" calcext:value-type="float">
            <text:p>211.412</text:p>
          </table:table-cell>
          <table:table-cell office:value-type="float" office:value="474.406" calcext:value-type="float">
            <text:p>474.406</text:p>
          </table:table-cell>
          <table:table-cell office:value-type="float" office:value="1281.082" calcext:value-type="float">
            <text:p>1281.082</text:p>
          </table:table-cell>
          <table:table-cell office:value-type="float" office:value="2630.185" calcext:value-type="float">
            <text:p>2630.185</text:p>
          </table:table-cell>
          <table:table-cell office:value-type="float" office:value="3324.5" calcext:value-type="float">
            <text:p>3324.5</text:p>
          </table:table-cell>
          <table:table-cell office:value-type="float" office:value="6679.154" calcext:value-type="float">
            <text:p>6679.154</text:p>
          </table:table-cell>
          <table:table-cell office:value-type="float" office:value="8793.5" calcext:value-type="float">
            <text:p>8793.5</text:p>
          </table:table-cell>
          <table:table-cell office:value-type="string" calcext:value-type="string">
            <text:p>0.001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7.2" calcext:value-type="float">
            <text:p>37.2</text:p>
          </table:table-cell>
          <table:table-cell office:value-type="float" office:value="991.489" calcext:value-type="float">
            <text:p>991.489</text:p>
          </table:table-cell>
          <table:table-cell office:value-type="float" office:value="9.575" calcext:value-type="float">
            <text:p>9.575</text:p>
          </table:table-cell>
          <table:table-cell office:value-type="float" office:value="237.346" calcext:value-type="float">
            <text:p>237.346</text:p>
          </table:table-cell>
          <table:table-cell office:value-type="float" office:value="480.325" calcext:value-type="float">
            <text:p>480.325</text:p>
          </table:table-cell>
          <table:table-cell office:value-type="float" office:value="1166.358" calcext:value-type="float">
            <text:p>1166.358</text:p>
          </table:table-cell>
          <table:table-cell office:value-type="float" office:value="2723.335" calcext:value-type="float">
            <text:p>2723.335</text:p>
          </table:table-cell>
          <table:table-cell office:value-type="float" office:value="3517.128" calcext:value-type="float">
            <text:p>3517.128</text:p>
          </table:table-cell>
          <table:table-cell office:value-type="float" office:value="7094.307" calcext:value-type="float">
            <text:p>7094.307</text:p>
          </table:table-cell>
          <table:table-cell office:value-type="float" office:value="9334.814" calcext:value-type="float">
            <text:p>9334.814</text:p>
          </table:table-cell>
          <table:table-cell office:value-type="string" calcext:value-type="string">
            <text:p>0.001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6.2" calcext:value-type="float">
            <text:p>36.2</text:p>
          </table:table-cell>
          <table:table-cell office:value-type="float" office:value="1003.409" calcext:value-type="float">
            <text:p>1003.409</text:p>
          </table:table-cell>
          <table:table-cell office:value-type="float" office:value="12.206" calcext:value-type="float">
            <text:p>12.206</text:p>
          </table:table-cell>
          <table:table-cell office:value-type="float" office:value="230.494" calcext:value-type="float">
            <text:p>230.494</text:p>
          </table:table-cell>
          <table:table-cell office:value-type="float" office:value="432.431" calcext:value-type="float">
            <text:p>432.431</text:p>
          </table:table-cell>
          <table:table-cell office:value-type="float" office:value="1410.434" calcext:value-type="float">
            <text:p>1410.434</text:p>
          </table:table-cell>
          <table:table-cell office:value-type="float" office:value="2665.99" calcext:value-type="float">
            <text:p>2665.99</text:p>
          </table:table-cell>
          <table:table-cell office:value-type="float" office:value="3553.61" calcext:value-type="float">
            <text:p>3553.61</text:p>
          </table:table-cell>
          <table:table-cell office:value-type="float" office:value="5575.929" calcext:value-type="float">
            <text:p>5575.929</text:p>
          </table:table-cell>
          <table:table-cell office:value-type="float" office:value="7886.622" calcext:value-type="float">
            <text:p>7886.622</text:p>
          </table:table-cell>
          <table:table-cell office:value-type="string" calcext:value-type="string">
            <text:p>0.001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5.8" calcext:value-type="float">
            <text:p>35.8</text:p>
          </table:table-cell>
          <table:table-cell office:value-type="float" office:value="1051.497" calcext:value-type="float">
            <text:p>1051.497</text:p>
          </table:table-cell>
          <table:table-cell office:value-type="float" office:value="10" calcext:value-type="float">
            <text:p>10</text:p>
          </table:table-cell>
          <table:table-cell office:value-type="float" office:value="200.459" calcext:value-type="float">
            <text:p>200.459</text:p>
          </table:table-cell>
          <table:table-cell office:value-type="float" office:value="468.236" calcext:value-type="float">
            <text:p>468.236</text:p>
          </table:table-cell>
          <table:table-cell office:value-type="float" office:value="1189.096" calcext:value-type="float">
            <text:p>1189.096</text:p>
          </table:table-cell>
          <table:table-cell office:value-type="float" office:value="2910.656" calcext:value-type="float">
            <text:p>2910.656</text:p>
          </table:table-cell>
          <table:table-cell office:value-type="float" office:value="3929.567" calcext:value-type="float">
            <text:p>3929.567</text:p>
          </table:table-cell>
          <table:table-cell office:value-type="float" office:value="6540.323" calcext:value-type="float">
            <text:p>6540.323</text:p>
          </table:table-cell>
          <table:table-cell office:value-type="float" office:value="14137.639" calcext:value-type="float">
            <text:p>14137.639</text:p>
          </table:table-cell>
          <table:table-cell office:value-type="string" calcext:value-type="string">
            <text:p>0.001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6.3" calcext:value-type="float">
            <text:p>36.3</text:p>
          </table:table-cell>
          <table:table-cell office:value-type="float" office:value="1010.063" calcext:value-type="float">
            <text:p>1010.063</text:p>
          </table:table-cell>
          <table:table-cell office:value-type="float" office:value="6.826" calcext:value-type="float">
            <text:p>6.826</text:p>
          </table:table-cell>
          <table:table-cell office:value-type="float" office:value="242.164" calcext:value-type="float">
            <text:p>242.164</text:p>
          </table:table-cell>
          <table:table-cell office:value-type="float" office:value="440.036" calcext:value-type="float">
            <text:p>440.036</text:p>
          </table:table-cell>
          <table:table-cell office:value-type="float" office:value="1336.95" calcext:value-type="float">
            <text:p>1336.95</text:p>
          </table:table-cell>
          <table:table-cell office:value-type="float" office:value="2857.02" calcext:value-type="float">
            <text:p>2857.02</text:p>
          </table:table-cell>
          <table:table-cell office:value-type="float" office:value="3967.698" calcext:value-type="float">
            <text:p>3967.698</text:p>
          </table:table-cell>
          <table:table-cell office:value-type="float" office:value="5593.308" calcext:value-type="float">
            <text:p>5593.308</text:p>
          </table:table-cell>
          <table:table-cell office:value-type="float" office:value="6380.722" calcext:value-type="float">
            <text:p>6380.722</text:p>
          </table:table-cell>
          <table:table-cell office:value-type="string" calcext:value-type="string">
            <text:p>0.001</text:p>
            <text:p/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terminal=20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time(sec)</text:p>
          </table:table-cell>
          <table:table-cell office:value-type="string" calcext:value-type="string">
            <text:p><text:s/>throughput(req/sec)</text:p>
          </table:table-cell>
          <table:table-cell office:value-type="string" calcext:value-type="string">
            <text:p><text:s/>avg_lat(ms)</text:p>
          </table:table-cell>
          <table:table-cell office:value-type="string" calcext:value-type="string">
            <text:p><text:s/>min_lat(ms)</text:p>
          </table:table-cell>
          <table:table-cell office:value-type="string" calcext:value-type="string">
            <text:p><text:s/>25th_lat(ms)</text:p>
          </table:table-cell>
          <table:table-cell office:value-type="string" calcext:value-type="string">
            <text:p><text:s/>median_lat(ms)</text:p>
          </table:table-cell>
          <table:table-cell office:value-type="string" calcext:value-type="string">
            <text:p><text:s/>75th_lat(ms)</text:p>
          </table:table-cell>
          <table:table-cell office:value-type="string" calcext:value-type="string">
            <text:p><text:s/>90th_lat(ms)</text:p>
          </table:table-cell>
          <table:table-cell office:value-type="string" calcext:value-type="string">
            <text:p><text:s/>95th_lat(ms)</text:p>
          </table:table-cell>
          <table:table-cell office:value-type="string" calcext:value-type="string">
            <text:p><text:s/>99th_lat(ms)</text:p>
          </table:table-cell>
          <table:table-cell office:value-type="string" calcext:value-type="string">
            <text:p><text:s/>max_lat(ms)</text:p>
          </table:table-cell>
          <table:table-cell office:value-type="string" calcext:value-type="string">
            <text:p> tp (req/s) scaled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978.794" calcext:value-type="float">
            <text:p>1978.794</text:p>
          </table:table-cell>
          <table:table-cell office:value-type="float" office:value="9.232" calcext:value-type="float">
            <text:p>9.232</text:p>
          </table:table-cell>
          <table:table-cell office:value-type="float" office:value="242.081" calcext:value-type="float">
            <text:p>242.081</text:p>
          </table:table-cell>
          <table:table-cell office:value-type="float" office:value="680.411" calcext:value-type="float">
            <text:p>680.411</text:p>
          </table:table-cell>
          <table:table-cell office:value-type="float" office:value="3047.872" calcext:value-type="float">
            <text:p>3047.872</text:p>
          </table:table-cell>
          <table:table-cell office:value-type="float" office:value="5495.21" calcext:value-type="float">
            <text:p>5495.21</text:p>
          </table:table-cell>
          <table:table-cell office:value-type="float" office:value="8260.406" calcext:value-type="float">
            <text:p>8260.406</text:p>
          </table:table-cell>
          <table:table-cell office:value-type="float" office:value="12357.687" calcext:value-type="float">
            <text:p>12357.687</text:p>
          </table:table-cell>
          <table:table-cell office:value-type="float" office:value="16337.829" calcext:value-type="float">
            <text:p>16337.829</text:p>
          </table:table-cell>
          <table:table-cell office:value-type="string" calcext:value-type="string">
            <text:p>0.001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4.9" calcext:value-type="float">
            <text:p>34.9</text:p>
          </table:table-cell>
          <table:table-cell office:value-type="float" office:value="2234.816" calcext:value-type="float">
            <text:p>2234.816</text:p>
          </table:table-cell>
          <table:table-cell office:value-type="float" office:value="6.876" calcext:value-type="float">
            <text:p>6.876</text:p>
          </table:table-cell>
          <table:table-cell office:value-type="float" office:value="279.921" calcext:value-type="float">
            <text:p>279.921</text:p>
          </table:table-cell>
          <table:table-cell office:value-type="float" office:value="723.295" calcext:value-type="float">
            <text:p>723.295</text:p>
          </table:table-cell>
          <table:table-cell office:value-type="float" office:value="3216.499" calcext:value-type="float">
            <text:p>3216.499</text:p>
          </table:table-cell>
          <table:table-cell office:value-type="float" office:value="6196.555" calcext:value-type="float">
            <text:p>6196.555</text:p>
          </table:table-cell>
          <table:table-cell office:value-type="float" office:value="8662.544" calcext:value-type="float">
            <text:p>8662.544</text:p>
          </table:table-cell>
          <table:table-cell office:value-type="float" office:value="14846.509" calcext:value-type="float">
            <text:p>14846.509</text:p>
          </table:table-cell>
          <table:table-cell office:value-type="float" office:value="17643.204" calcext:value-type="float">
            <text:p>17643.204</text:p>
          </table:table-cell>
          <table:table-cell office:value-type="string" calcext:value-type="string">
            <text:p>0.000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6.9" calcext:value-type="float">
            <text:p>36.9</text:p>
          </table:table-cell>
          <table:table-cell office:value-type="float" office:value="2062.724" calcext:value-type="float">
            <text:p>2062.724</text:p>
          </table:table-cell>
          <table:table-cell office:value-type="float" office:value="9.121" calcext:value-type="float">
            <text:p>9.121</text:p>
          </table:table-cell>
          <table:table-cell office:value-type="float" office:value="243.135" calcext:value-type="float">
            <text:p>243.135</text:p>
          </table:table-cell>
          <table:table-cell office:value-type="float" office:value="907.075" calcext:value-type="float">
            <text:p>907.075</text:p>
          </table:table-cell>
          <table:table-cell office:value-type="float" office:value="3053.003" calcext:value-type="float">
            <text:p>3053.003</text:p>
          </table:table-cell>
          <table:table-cell office:value-type="float" office:value="5690.128" calcext:value-type="float">
            <text:p>5690.128</text:p>
          </table:table-cell>
          <table:table-cell office:value-type="float" office:value="8386.126" calcext:value-type="float">
            <text:p>8386.126</text:p>
          </table:table-cell>
          <table:table-cell office:value-type="float" office:value="11913.744" calcext:value-type="float">
            <text:p>11913.744</text:p>
          </table:table-cell>
          <table:table-cell office:value-type="float" office:value="16971.733" calcext:value-type="float">
            <text:p>16971.733</text:p>
          </table:table-cell>
          <table:table-cell office:value-type="string" calcext:value-type="string">
            <text:p>0.000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9.1" calcext:value-type="float">
            <text:p>39.1</text:p>
          </table:table-cell>
          <table:table-cell office:value-type="float" office:value="2091.566" calcext:value-type="float">
            <text:p>2091.566</text:p>
          </table:table-cell>
          <table:table-cell office:value-type="float" office:value="10.041" calcext:value-type="float">
            <text:p>10.041</text:p>
          </table:table-cell>
          <table:table-cell office:value-type="float" office:value="257.493" calcext:value-type="float">
            <text:p>257.493</text:p>
          </table:table-cell>
          <table:table-cell office:value-type="float" office:value="691.921" calcext:value-type="float">
            <text:p>691.921</text:p>
          </table:table-cell>
          <table:table-cell office:value-type="float" office:value="2601.157" calcext:value-type="float">
            <text:p>2601.157</text:p>
          </table:table-cell>
          <table:table-cell office:value-type="float" office:value="6474.936" calcext:value-type="float">
            <text:p>6474.936</text:p>
          </table:table-cell>
          <table:table-cell office:value-type="float" office:value="9495.995" calcext:value-type="float">
            <text:p>9495.995</text:p>
          </table:table-cell>
          <table:table-cell office:value-type="float" office:value="13003.077" calcext:value-type="float">
            <text:p>13003.077</text:p>
          </table:table-cell>
          <table:table-cell office:value-type="float" office:value="16007.314" calcext:value-type="float">
            <text:p>16007.314</text:p>
          </table:table-cell>
          <table:table-cell office:value-type="string" calcext:value-type="string">
            <text:p>0.000</text:p>
            <text:p/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6.7" calcext:value-type="float">
            <text:p>36.7</text:p>
          </table:table-cell>
          <table:table-cell office:value-type="float" office:value="2062.08" calcext:value-type="float">
            <text:p>2062.08</text:p>
          </table:table-cell>
          <table:table-cell office:value-type="float" office:value="9.345" calcext:value-type="float">
            <text:p>9.345</text:p>
          </table:table-cell>
          <table:table-cell office:value-type="float" office:value="246.141" calcext:value-type="float">
            <text:p>246.141</text:p>
          </table:table-cell>
          <table:table-cell office:value-type="float" office:value="732.922" calcext:value-type="float">
            <text:p>732.922</text:p>
          </table:table-cell>
          <table:table-cell office:value-type="float" office:value="2980.653" calcext:value-type="float">
            <text:p>2980.653</text:p>
          </table:table-cell>
          <table:table-cell office:value-type="float" office:value="6143.392" calcext:value-type="float">
            <text:p>6143.392</text:p>
          </table:table-cell>
          <table:table-cell office:value-type="float" office:value="7968.53" calcext:value-type="float">
            <text:p>7968.53</text:p>
          </table:table-cell>
          <table:table-cell office:value-type="float" office:value="13260.639" calcext:value-type="float">
            <text:p>13260.639</text:p>
          </table:table-cell>
          <table:table-cell office:value-type="float" office:value="15264.768" calcext:value-type="float">
            <text:p>15264.768</text:p>
          </table:table-cell>
          <table:table-cell office:value-type="string" calcext:value-type="string">
            <text:p>0.000</text:p>
            <text:p/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terminal=21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time(sec)</text:p>
          </table:table-cell>
          <table:table-cell office:value-type="string" calcext:value-type="string">
            <text:p><text:s/>throughput(req/sec)</text:p>
          </table:table-cell>
          <table:table-cell office:value-type="string" calcext:value-type="string">
            <text:p><text:s/>avg_lat(ms)</text:p>
          </table:table-cell>
          <table:table-cell office:value-type="string" calcext:value-type="string">
            <text:p><text:s/>min_lat(ms)</text:p>
          </table:table-cell>
          <table:table-cell office:value-type="string" calcext:value-type="string">
            <text:p><text:s/>25th_lat(ms)</text:p>
          </table:table-cell>
          <table:table-cell office:value-type="string" calcext:value-type="string">
            <text:p><text:s/>median_lat(ms)</text:p>
          </table:table-cell>
          <table:table-cell office:value-type="string" calcext:value-type="string">
            <text:p><text:s/>75th_lat(ms)</text:p>
          </table:table-cell>
          <table:table-cell office:value-type="string" calcext:value-type="string">
            <text:p><text:s/>90th_lat(ms)</text:p>
          </table:table-cell>
          <table:table-cell office:value-type="string" calcext:value-type="string">
            <text:p><text:s/>95th_lat(ms)</text:p>
          </table:table-cell>
          <table:table-cell office:value-type="string" calcext:value-type="string">
            <text:p><text:s/>99th_lat(ms)</text:p>
          </table:table-cell>
          <table:table-cell office:value-type="string" calcext:value-type="string">
            <text:p><text:s/>max_lat(ms)</text:p>
          </table:table-cell>
          <table:table-cell office:value-type="string" calcext:value-type="string">
            <text:p> tp (req/s) scaled</text:p>
            <text:p/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00/00/00</text:date>, <text:time style:data-style-name="N2" text:time-value="20:19:06.199501064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2T20:25:42.839749710</dc:date>
    <meta:editing-duration>PT12M50S</meta:editing-duration>
    <meta:editing-cycles>2</meta:editing-cycles>
    <meta:generator>LibreOffice/6.4.7.2$Linux_X86_64 LibreOffice_project/40$Build-2</meta:generator>
    <meta:document-statistic meta:table-count="1" meta:cell-count="1707" meta:object-count="0"/>
  </office:meta>
</office:document-meta>
</file>